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4.334cm"/>
    </style:style>
    <style:style style:name="co3" style:family="table-column">
      <style:table-column-properties fo:break-before="auto" style:column-width="23.982cm"/>
    </style:style>
    <style:style style:name="co4" style:family="table-column">
      <style:table-column-properties fo:break-before="auto" style:column-width="1.86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3" table:default-cell-style-name="ce1"/>
        <table:table-column table:style-name="co4" table:number-columns-repeated="1010" table:default-cell-style-name="ce1"/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tarih</text:p>
          </table:table-cell>
          <table:table-cell office:value-type="string" calcext:value-type="string">
            <text:p>ogun</text:p>
          </table:table-cell>
          <table:table-cell office:value-type="string" calcext:value-type="string">
            <text:p>Yemek_1</text:p>
          </table:table-cell>
          <table:table-cell office:value-type="string" calcext:value-type="string">
            <text:p>Yemek_2</text:p>
          </table:table-cell>
          <table:table-cell office:value-type="string" calcext:value-type="string">
            <text:p>Yemek_3</text:p>
          </table:table-cell>
          <table:table-cell office:value-type="string" calcext:value-type="string">
            <text:p>Yemek_4</text:p>
          </table:table-cell>
          <table:table-cell office:value-type="string" calcext:value-type="string">
            <text:p>Yemek_5</text:p>
          </table:table-cell>
          <table:table-cell office:value-type="string" calcext:value-type="string">
            <text:p>Yemek_6</text:p>
          </table:table-cell>
          <table:table-cell office:value-type="string" calcext:value-type="string">
            <text:p>Yemek_7</text:p>
          </table:table-cell>
          <table:table-cell office:value-type="string" calcext:value-type="string">
            <text:p>Yemek_8</text:p>
          </table:table-cell>
          <table:table-cell office:value-type="string" calcext:value-type="string">
            <text:p>Yemek_9</text:p>
          </table:table-cell>
          <table:table-cell office:value-type="string" calcext:value-type="string">
            <text:p>Yemek_10</text:p>
          </table:table-cell>
          <table:table-cell table:formula="of:=&quot;INSERT INTO feedbackApp_yemek_listesi (il, tarih, ogun, yemek_1, yemek_2, yemek_3, yemek_4, yemek_5, yemek_6, yemek_7, yemek_8, yemek_9, yemek_10) VALUES ('&quot;&amp;[.A1]&amp;&quot;', '&quot;&amp;TEXT([.B1];&quot;YYYY-MM-DD&quot;)&amp;&quot;', '&quot;&amp;[.C1]&amp;&quot;', &quot;&amp;IF([.D1]=&quot;&quot;;&quot;NULL&quot;;&quot;'&quot;&amp;[.D1]&amp;&quot;'&quot;)&amp;&quot;, &quot;&amp;IF([.E1]=&quot;&quot;;&quot;NULL&quot;;&quot;'&quot;&amp;[.E1]&amp;&quot;'&quot;)&amp;&quot;, &quot;&amp;IF([.F1]=&quot;&quot;;&quot;NULL&quot;;&quot;'&quot;&amp;[.F1]&amp;&quot;'&quot;)&amp;&quot;, &quot;&amp;IF([.G1]=&quot;&quot;;&quot;NULL&quot;;&quot;'&quot;&amp;[.G1]&amp;&quot;'&quot;)&amp;&quot;, &quot;&amp;IF([.H1]=&quot;&quot;;&quot;NULL&quot;;&quot;'&quot;&amp;[.H1]&amp;&quot;'&quot;)&amp;&quot;, &quot;&amp;IF([.I1]=&quot;&quot;;&quot;NULL&quot;;&quot;'&quot;&amp;[.I1]&amp;&quot;'&quot;)&amp;&quot;, &quot;&amp;IF([.J1]=&quot;&quot;;&quot;NULL&quot;;&quot;'&quot;&amp;[.J1]&amp;&quot;'&quot;)&amp;&quot;, &quot;&amp;IF([.K1]=&quot;&quot;;&quot;NULL&quot;;&quot;'&quot;&amp;[.K1]&amp;&quot;'&quot;)&amp;&quot;, &quot;&amp;IF([.L1]=&quot;&quot;;&quot;NULL&quot;;&quot;'&quot;&amp;[.L1]&amp;&quot;'&quot;)&amp;&quot;, &quot;&amp;IF([.M1]=&quot;&quot;;&quot;NULL&quot;;&quot;'&quot;&amp;[.M1]&amp;&quot;'&quot;)&amp;&quot;);&quot;" office:value-type="string" office:string-value="INSERT INTO feedbackApp_yemek_listesi (il, tarih, ogun, yemek_1, yemek_2, yemek_3, yemek_4, yemek_5, yemek_6, yemek_7, yemek_8, yemek_9, yemek_10) VALUES ('il', 'tarih', 'ogun', 'Yemek_1', 'Yemek_2', 'Yemek_3', 'Yemek_4', 'Yemek_5', 'Yemek_6', 'Yemek_7', 'Yemek_8', 'Yemek_9', 'Yemek_10');" calcext:value-type="string">
            <text:p>INSERT INTO feedbackApp_yemek_listesi (il, tarih, ogun, yemek_1, yemek_2, yemek_3, yemek_4, yemek_5, yemek_6, yemek_7, yemek_8, yemek_9, yemek_10) VALUES ('il', 'tarih', 'ogun', 'Yemek_1', 'Yemek_2', 'Yemek_3', 'Yemek_4', 'Yemek_5', 'Yemek_6', 'Yemek_7', 'Yemek_8', 'Yemek_9', 'Yemek_10'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01" calcext:value-type="date">
            <text:p>2025-04-01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Tarhana Çorba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Bal+Tereya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];&quot;YYYY-MM-DD&quot;)&amp;&quot;', '&quot;&amp;[.C2]&amp;&quot;', &quot;&amp;IF([.D2]=&quot;&quot;;&quot;NULL&quot;;&quot;'&quot;&amp;[.D2]&amp;&quot;'&quot;)&amp;&quot;, &quot;&amp;IF([.E2]=&quot;&quot;;&quot;NULL&quot;;&quot;'&quot;&amp;[.E2]&amp;&quot;'&quot;)&amp;&quot;, &quot;&amp;IF([.F2]=&quot;&quot;;&quot;NULL&quot;;&quot;'&quot;&amp;[.F2]&amp;&quot;'&quot;)&amp;&quot;, &quot;&amp;IF([.G2]=&quot;&quot;;&quot;NULL&quot;;&quot;'&quot;&amp;[.G2]&amp;&quot;'&quot;)&amp;&quot;, &quot;&amp;IF([.H2]=&quot;&quot;;&quot;NULL&quot;;&quot;'&quot;&amp;[.H2]&amp;&quot;'&quot;)&amp;&quot;, &quot;&amp;IF([.I2]=&quot;&quot;;&quot;NULL&quot;;&quot;'&quot;&amp;[.I2]&amp;&quot;'&quot;)&amp;&quot;, &quot;&amp;IF([.J2]=&quot;&quot;;&quot;NULL&quot;;&quot;'&quot;&amp;[.J2]&amp;&quot;'&quot;)&amp;&quot;, &quot;&amp;IF([.K2]=&quot;&quot;;&quot;NULL&quot;;&quot;'&quot;&amp;[.K2]&amp;&quot;'&quot;)&amp;&quot;, &quot;&amp;IF([.L2]=&quot;&quot;;&quot;NULL&quot;;&quot;'&quot;&amp;[.L2]&amp;&quot;'&quot;)&amp;&quot;, &quot;&amp;IF([.M2]=&quot;&quot;;&quot;NULL&quot;;&quot;'&quot;&amp;[.M2]&amp;&quot;'&quot;)&amp;&quot;);&quot;" office:value-type="string" office:string-value="INSERT INTO feedbackApp_yemeklistesi (il_id, tarih, ogun, yemek_1, yemek_2, yemek_3, yemek_4, yemek_5, yemek_6, yemek_7, yemek_8, yemek_9, yemek_10) VALUES (1, '2025-04-01', 'kahvaltı', 'Tarhana Çorba', 'Patates Kızartması', 'Haşlanmış Yumurta', 'Beyaz Peynir', 'Siyah/Yeşil Zeytin', 'Bal+Tereyağ', NULL, NULL, NULL, NULL);" calcext:value-type="string">
            <text:p>INSERT INTO feedbackApp_yemeklistesi (il_id, tarih, ogun, yemek_1, yemek_2, yemek_3, yemek_4, yemek_5, yemek_6, yemek_7, yemek_8, yemek_9, yemek_10) VALUES (1, '2025-04-01', 'kahvaltı', 'Tarhana Çorba', 'Patates Kızartması', 'Haşlanmış Yumurta', 'Beyaz Peynir', 'Siyah/Yeşil Zeytin', 'Bal+Tereya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02" calcext:value-type="date">
            <text:p>2025-04-02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Anadolu Çorba</text:p>
          </table:table-cell>
          <table:table-cell office:value-type="string" calcext:value-type="string">
            <text:p>Peynirli Omlet</text:p>
          </table:table-cell>
          <table:table-cell office:value-type="string" calcext:value-type="string">
            <text:p>Dereotlu Poğaç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3];&quot;YYYY-MM-DD&quot;)&amp;&quot;', '&quot;&amp;[.C3]&amp;&quot;', &quot;&amp;IF([.D3]=&quot;&quot;;&quot;NULL&quot;;&quot;'&quot;&amp;[.D3]&amp;&quot;'&quot;)&amp;&quot;, &quot;&amp;IF([.E3]=&quot;&quot;;&quot;NULL&quot;;&quot;'&quot;&amp;[.E3]&amp;&quot;'&quot;)&amp;&quot;, &quot;&amp;IF([.F3]=&quot;&quot;;&quot;NULL&quot;;&quot;'&quot;&amp;[.F3]&amp;&quot;'&quot;)&amp;&quot;, &quot;&amp;IF([.G3]=&quot;&quot;;&quot;NULL&quot;;&quot;'&quot;&amp;[.G3]&amp;&quot;'&quot;)&amp;&quot;, &quot;&amp;IF([.H3]=&quot;&quot;;&quot;NULL&quot;;&quot;'&quot;&amp;[.H3]&amp;&quot;'&quot;)&amp;&quot;, &quot;&amp;IF([.I3]=&quot;&quot;;&quot;NULL&quot;;&quot;'&quot;&amp;[.I3]&amp;&quot;'&quot;)&amp;&quot;, &quot;&amp;IF([.J3]=&quot;&quot;;&quot;NULL&quot;;&quot;'&quot;&amp;[.J3]&amp;&quot;'&quot;)&amp;&quot;, &quot;&amp;IF([.K3]=&quot;&quot;;&quot;NULL&quot;;&quot;'&quot;&amp;[.K3]&amp;&quot;'&quot;)&amp;&quot;, &quot;&amp;IF([.L3]=&quot;&quot;;&quot;NULL&quot;;&quot;'&quot;&amp;[.L3]&amp;&quot;'&quot;)&amp;&quot;, &quot;&amp;IF([.M3]=&quot;&quot;;&quot;NULL&quot;;&quot;'&quot;&amp;[.M3]&amp;&quot;'&quot;)&amp;&quot;);&quot;" office:value-type="string" office:string-value="INSERT INTO feedbackApp_yemeklistesi (il_id, tarih, ogun, yemek_1, yemek_2, yemek_3, yemek_4, yemek_5, yemek_6, yemek_7, yemek_8, yemek_9, yemek_10) VALUES (1, '2025-04-02', 'kahvaltı', 'Anadolu Çorba', 'Peynirli Omlet', 'Dereotlu Poğaça', 'Kaşar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1, '2025-04-02', 'kahvaltı', 'Anadolu Çorba', 'Peynirli Omlet', 'Dereotlu Poğaça', 'Kaşar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03" calcext:value-type="date">
            <text:p>2025-04-03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üksük Çorba</text:p>
          </table:table-cell>
          <table:table-cell office:value-type="string" calcext:value-type="string">
            <text:p>Karışık Pizza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Labne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Reçel Çeşitler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4];&quot;YYYY-MM-DD&quot;)&amp;&quot;', '&quot;&amp;[.C4]&amp;&quot;', &quot;&amp;IF([.D4]=&quot;&quot;;&quot;NULL&quot;;&quot;'&quot;&amp;[.D4]&amp;&quot;'&quot;)&amp;&quot;, &quot;&amp;IF([.E4]=&quot;&quot;;&quot;NULL&quot;;&quot;'&quot;&amp;[.E4]&amp;&quot;'&quot;)&amp;&quot;, &quot;&amp;IF([.F4]=&quot;&quot;;&quot;NULL&quot;;&quot;'&quot;&amp;[.F4]&amp;&quot;'&quot;)&amp;&quot;, &quot;&amp;IF([.G4]=&quot;&quot;;&quot;NULL&quot;;&quot;'&quot;&amp;[.G4]&amp;&quot;'&quot;)&amp;&quot;, &quot;&amp;IF([.H4]=&quot;&quot;;&quot;NULL&quot;;&quot;'&quot;&amp;[.H4]&amp;&quot;'&quot;)&amp;&quot;, &quot;&amp;IF([.I4]=&quot;&quot;;&quot;NULL&quot;;&quot;'&quot;&amp;[.I4]&amp;&quot;'&quot;)&amp;&quot;, &quot;&amp;IF([.J4]=&quot;&quot;;&quot;NULL&quot;;&quot;'&quot;&amp;[.J4]&amp;&quot;'&quot;)&amp;&quot;, &quot;&amp;IF([.K4]=&quot;&quot;;&quot;NULL&quot;;&quot;'&quot;&amp;[.K4]&amp;&quot;'&quot;)&amp;&quot;, &quot;&amp;IF([.L4]=&quot;&quot;;&quot;NULL&quot;;&quot;'&quot;&amp;[.L4]&amp;&quot;'&quot;)&amp;&quot;, &quot;&amp;IF([.M4]=&quot;&quot;;&quot;NULL&quot;;&quot;'&quot;&amp;[.M4]&amp;&quot;'&quot;)&amp;&quot;);&quot;" office:value-type="string" office:string-value="INSERT INTO feedbackApp_yemeklistesi (il_id, tarih, ogun, yemek_1, yemek_2, yemek_3, yemek_4, yemek_5, yemek_6, yemek_7, yemek_8, yemek_9, yemek_10) VALUES (1, '2025-04-03', 'kahvaltı', 'Yüksük Çorba', 'Karışık Pizza', 'Haşlanmış Yumurta', 'Labne Peynir', 'Siyah/Yeşil Zeytin', 'Reçel Çeşitleri', NULL, NULL, NULL, NULL);" calcext:value-type="string">
            <text:p>INSERT INTO feedbackApp_yemeklistesi (il_id, tarih, ogun, yemek_1, yemek_2, yemek_3, yemek_4, yemek_5, yemek_6, yemek_7, yemek_8, yemek_9, yemek_10) VALUES (1, '2025-04-03', 'kahvaltı', 'Yüksük Çorba', 'Karışık Pizza', 'Haşlanmış Yumurta', 'Labne Peynir', 'Siyah/Yeşil Zeytin', 'Reçel Çeşitleri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04" calcext:value-type="date">
            <text:p>2025-04-04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Patatesli Yumurta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5];&quot;YYYY-MM-DD&quot;)&amp;&quot;', '&quot;&amp;[.C5]&amp;&quot;', &quot;&amp;IF([.D5]=&quot;&quot;;&quot;NULL&quot;;&quot;'&quot;&amp;[.D5]&amp;&quot;'&quot;)&amp;&quot;, &quot;&amp;IF([.E5]=&quot;&quot;;&quot;NULL&quot;;&quot;'&quot;&amp;[.E5]&amp;&quot;'&quot;)&amp;&quot;, &quot;&amp;IF([.F5]=&quot;&quot;;&quot;NULL&quot;;&quot;'&quot;&amp;[.F5]&amp;&quot;'&quot;)&amp;&quot;, &quot;&amp;IF([.G5]=&quot;&quot;;&quot;NULL&quot;;&quot;'&quot;&amp;[.G5]&amp;&quot;'&quot;)&amp;&quot;, &quot;&amp;IF([.H5]=&quot;&quot;;&quot;NULL&quot;;&quot;'&quot;&amp;[.H5]&amp;&quot;'&quot;)&amp;&quot;, &quot;&amp;IF([.I5]=&quot;&quot;;&quot;NULL&quot;;&quot;'&quot;&amp;[.I5]&amp;&quot;'&quot;)&amp;&quot;, &quot;&amp;IF([.J5]=&quot;&quot;;&quot;NULL&quot;;&quot;'&quot;&amp;[.J5]&amp;&quot;'&quot;)&amp;&quot;, &quot;&amp;IF([.K5]=&quot;&quot;;&quot;NULL&quot;;&quot;'&quot;&amp;[.K5]&amp;&quot;'&quot;)&amp;&quot;, &quot;&amp;IF([.L5]=&quot;&quot;;&quot;NULL&quot;;&quot;'&quot;&amp;[.L5]&amp;&quot;'&quot;)&amp;&quot;, &quot;&amp;IF([.M5]=&quot;&quot;;&quot;NULL&quot;;&quot;'&quot;&amp;[.M5]&amp;&quot;'&quot;)&amp;&quot;);&quot;" office:value-type="string" office:string-value="INSERT INTO feedbackApp_yemeklistesi (il_id, tarih, ogun, yemek_1, yemek_2, yemek_3, yemek_4, yemek_5, yemek_6, yemek_7, yemek_8, yemek_9, yemek_10) VALUES (1, '2025-04-04', 'kahvaltı', 'Mercimek Çorba', 'Patatesli Yumurta', 'Simit', 'Beyaz Peynir', 'Siyah/Yeşil Zeytin', 'Tahinli Pekmez', NULL, NULL, NULL, NULL);" calcext:value-type="string">
            <text:p>INSERT INTO feedbackApp_yemeklistesi (il_id, tarih, ogun, yemek_1, yemek_2, yemek_3, yemek_4, yemek_5, yemek_6, yemek_7, yemek_8, yemek_9, yemek_10) VALUES (1, '2025-04-04', 'kahvaltı', 'Mercimek Çorba', 'Patatesli Yumurta', 'Simit', 'Beyaz Peynir', 'Siyah/Yeşil Zeytin', 'Tahinli Pekme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05" calcext:value-type="date">
            <text:p>2025-04-0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Dövme Çorba</text:p>
          </table:table-cell>
          <table:table-cell office:value-type="string" calcext:value-type="string">
            <text:p>Peynirli Börek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6];&quot;YYYY-MM-DD&quot;)&amp;&quot;', '&quot;&amp;[.C6]&amp;&quot;', &quot;&amp;IF([.D6]=&quot;&quot;;&quot;NULL&quot;;&quot;'&quot;&amp;[.D6]&amp;&quot;'&quot;)&amp;&quot;, &quot;&amp;IF([.E6]=&quot;&quot;;&quot;NULL&quot;;&quot;'&quot;&amp;[.E6]&amp;&quot;'&quot;)&amp;&quot;, &quot;&amp;IF([.F6]=&quot;&quot;;&quot;NULL&quot;;&quot;'&quot;&amp;[.F6]&amp;&quot;'&quot;)&amp;&quot;, &quot;&amp;IF([.G6]=&quot;&quot;;&quot;NULL&quot;;&quot;'&quot;&amp;[.G6]&amp;&quot;'&quot;)&amp;&quot;, &quot;&amp;IF([.H6]=&quot;&quot;;&quot;NULL&quot;;&quot;'&quot;&amp;[.H6]&amp;&quot;'&quot;)&amp;&quot;, &quot;&amp;IF([.I6]=&quot;&quot;;&quot;NULL&quot;;&quot;'&quot;&amp;[.I6]&amp;&quot;'&quot;)&amp;&quot;, &quot;&amp;IF([.J6]=&quot;&quot;;&quot;NULL&quot;;&quot;'&quot;&amp;[.J6]&amp;&quot;'&quot;)&amp;&quot;, &quot;&amp;IF([.K6]=&quot;&quot;;&quot;NULL&quot;;&quot;'&quot;&amp;[.K6]&amp;&quot;'&quot;)&amp;&quot;, &quot;&amp;IF([.L6]=&quot;&quot;;&quot;NULL&quot;;&quot;'&quot;&amp;[.L6]&amp;&quot;'&quot;)&amp;&quot;, &quot;&amp;IF([.M6]=&quot;&quot;;&quot;NULL&quot;;&quot;'&quot;&amp;[.M6]&amp;&quot;'&quot;)&amp;&quot;);&quot;" office:value-type="string" office:string-value="INSERT INTO feedbackApp_yemeklistesi (il_id, tarih, ogun, yemek_1, yemek_2, yemek_3, yemek_4, yemek_5, yemek_6, yemek_7, yemek_8, yemek_9, yemek_10) VALUES (1, '2025-04-05', 'kahvaltı', 'Dövme Çorba', 'Peynirli Börek', 'Haşlanmış Yumurta', 'Kaşar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1, '2025-04-05', 'kahvaltı', 'Dövme Çorba', 'Peynirli Börek', 'Haşlanmış Yumurta', 'Kaşar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06" calcext:value-type="date">
            <text:p>2025-04-06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Şehriye Çorba</text:p>
          </table:table-cell>
          <table:table-cell office:value-type="string" calcext:value-type="string">
            <text:p>Sade Omlet</text:p>
          </table:table-cell>
          <table:table-cell office:value-type="string" calcext:value-type="string">
            <text:p>Çikolatalı Milföy Börek</text:p>
          </table:table-cell>
          <table:table-cell office:value-type="string" calcext:value-type="string">
            <text:p>Yöresel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Sürülebilir Çikolat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7];&quot;YYYY-MM-DD&quot;)&amp;&quot;', '&quot;&amp;[.C7]&amp;&quot;', &quot;&amp;IF([.D7]=&quot;&quot;;&quot;NULL&quot;;&quot;'&quot;&amp;[.D7]&amp;&quot;'&quot;)&amp;&quot;, &quot;&amp;IF([.E7]=&quot;&quot;;&quot;NULL&quot;;&quot;'&quot;&amp;[.E7]&amp;&quot;'&quot;)&amp;&quot;, &quot;&amp;IF([.F7]=&quot;&quot;;&quot;NULL&quot;;&quot;'&quot;&amp;[.F7]&amp;&quot;'&quot;)&amp;&quot;, &quot;&amp;IF([.G7]=&quot;&quot;;&quot;NULL&quot;;&quot;'&quot;&amp;[.G7]&amp;&quot;'&quot;)&amp;&quot;, &quot;&amp;IF([.H7]=&quot;&quot;;&quot;NULL&quot;;&quot;'&quot;&amp;[.H7]&amp;&quot;'&quot;)&amp;&quot;, &quot;&amp;IF([.I7]=&quot;&quot;;&quot;NULL&quot;;&quot;'&quot;&amp;[.I7]&amp;&quot;'&quot;)&amp;&quot;, &quot;&amp;IF([.J7]=&quot;&quot;;&quot;NULL&quot;;&quot;'&quot;&amp;[.J7]&amp;&quot;'&quot;)&amp;&quot;, &quot;&amp;IF([.K7]=&quot;&quot;;&quot;NULL&quot;;&quot;'&quot;&amp;[.K7]&amp;&quot;'&quot;)&amp;&quot;, &quot;&amp;IF([.L7]=&quot;&quot;;&quot;NULL&quot;;&quot;'&quot;&amp;[.L7]&amp;&quot;'&quot;)&amp;&quot;, &quot;&amp;IF([.M7]=&quot;&quot;;&quot;NULL&quot;;&quot;'&quot;&amp;[.M7]&amp;&quot;'&quot;)&amp;&quot;);&quot;" office:value-type="string" office:string-value="INSERT INTO feedbackApp_yemeklistesi (il_id, tarih, ogun, yemek_1, yemek_2, yemek_3, yemek_4, yemek_5, yemek_6, yemek_7, yemek_8, yemek_9, yemek_10) VALUES (1, '2025-04-06', 'kahvaltı', 'Şehriye Çorba', 'Sade Omlet', 'Çikolatalı Milföy Börek', 'Yöresel Peynir', 'Siyah/Yeşil Zeytin', 'Sürülebilir Çikolata', NULL, NULL, NULL, NULL);" calcext:value-type="string">
            <text:p>INSERT INTO feedbackApp_yemeklistesi (il_id, tarih, ogun, yemek_1, yemek_2, yemek_3, yemek_4, yemek_5, yemek_6, yemek_7, yemek_8, yemek_9, yemek_10) VALUES (1, '2025-04-06', 'kahvaltı', 'Şehriye Çorba', 'Sade Omlet', 'Çikolatalı Milföy Börek', 'Yöresel Peynir', 'Siyah/Yeşil Zeytin', 'Sürülebilir Çikolat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07" calcext:value-type="date">
            <text:p>2025-04-07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ahluta Çorba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yve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8];&quot;YYYY-MM-DD&quot;)&amp;&quot;', '&quot;&amp;[.C8]&amp;&quot;', &quot;&amp;IF([.D8]=&quot;&quot;;&quot;NULL&quot;;&quot;'&quot;&amp;[.D8]&amp;&quot;'&quot;)&amp;&quot;, &quot;&amp;IF([.E8]=&quot;&quot;;&quot;NULL&quot;;&quot;'&quot;&amp;[.E8]&amp;&quot;'&quot;)&amp;&quot;, &quot;&amp;IF([.F8]=&quot;&quot;;&quot;NULL&quot;;&quot;'&quot;&amp;[.F8]&amp;&quot;'&quot;)&amp;&quot;, &quot;&amp;IF([.G8]=&quot;&quot;;&quot;NULL&quot;;&quot;'&quot;&amp;[.G8]&amp;&quot;'&quot;)&amp;&quot;, &quot;&amp;IF([.H8]=&quot;&quot;;&quot;NULL&quot;;&quot;'&quot;&amp;[.H8]&amp;&quot;'&quot;)&amp;&quot;, &quot;&amp;IF([.I8]=&quot;&quot;;&quot;NULL&quot;;&quot;'&quot;&amp;[.I8]&amp;&quot;'&quot;)&amp;&quot;, &quot;&amp;IF([.J8]=&quot;&quot;;&quot;NULL&quot;;&quot;'&quot;&amp;[.J8]&amp;&quot;'&quot;)&amp;&quot;, &quot;&amp;IF([.K8]=&quot;&quot;;&quot;NULL&quot;;&quot;'&quot;&amp;[.K8]&amp;&quot;'&quot;)&amp;&quot;, &quot;&amp;IF([.L8]=&quot;&quot;;&quot;NULL&quot;;&quot;'&quot;&amp;[.L8]&amp;&quot;'&quot;)&amp;&quot;, &quot;&amp;IF([.M8]=&quot;&quot;;&quot;NULL&quot;;&quot;'&quot;&amp;[.M8]&amp;&quot;'&quot;)&amp;&quot;);&quot;" office:value-type="string" office:string-value="INSERT INTO feedbackApp_yemeklistesi (il_id, tarih, ogun, yemek_1, yemek_2, yemek_3, yemek_4, yemek_5, yemek_6, yemek_7, yemek_8, yemek_9, yemek_10) VALUES (1, '2025-04-07', 'kahvaltı', 'Mahluta Çorba', 'Patates Kızartması', 'Haşlanmış Yumurta', 'Beyaz Peynir', 'Siyah/Yeşil Zeytin', 'Meyve', NULL, NULL, NULL, NULL);" calcext:value-type="string">
            <text:p>INSERT INTO feedbackApp_yemeklistesi (il_id, tarih, ogun, yemek_1, yemek_2, yemek_3, yemek_4, yemek_5, yemek_6, yemek_7, yemek_8, yemek_9, yemek_10) VALUES (1, '2025-04-07', 'kahvaltı', 'Mahluta Çorba', 'Patates Kızartması', 'Haşlanmış Yumurta', 'Beyaz Peynir', 'Siyah/Yeşil Zeytin', 'Meyve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08" calcext:value-type="date">
            <text:p>2025-04-08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Sucuklu Yumurta</text:p>
          </table:table-cell>
          <table:table-cell office:value-type="string" calcext:value-type="string">
            <text:p>Sade Açm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9];&quot;YYYY-MM-DD&quot;)&amp;&quot;', '&quot;&amp;[.C9]&amp;&quot;', &quot;&amp;IF([.D9]=&quot;&quot;;&quot;NULL&quot;;&quot;'&quot;&amp;[.D9]&amp;&quot;'&quot;)&amp;&quot;, &quot;&amp;IF([.E9]=&quot;&quot;;&quot;NULL&quot;;&quot;'&quot;&amp;[.E9]&amp;&quot;'&quot;)&amp;&quot;, &quot;&amp;IF([.F9]=&quot;&quot;;&quot;NULL&quot;;&quot;'&quot;&amp;[.F9]&amp;&quot;'&quot;)&amp;&quot;, &quot;&amp;IF([.G9]=&quot;&quot;;&quot;NULL&quot;;&quot;'&quot;&amp;[.G9]&amp;&quot;'&quot;)&amp;&quot;, &quot;&amp;IF([.H9]=&quot;&quot;;&quot;NULL&quot;;&quot;'&quot;&amp;[.H9]&amp;&quot;'&quot;)&amp;&quot;, &quot;&amp;IF([.I9]=&quot;&quot;;&quot;NULL&quot;;&quot;'&quot;&amp;[.I9]&amp;&quot;'&quot;)&amp;&quot;, &quot;&amp;IF([.J9]=&quot;&quot;;&quot;NULL&quot;;&quot;'&quot;&amp;[.J9]&amp;&quot;'&quot;)&amp;&quot;, &quot;&amp;IF([.K9]=&quot;&quot;;&quot;NULL&quot;;&quot;'&quot;&amp;[.K9]&amp;&quot;'&quot;)&amp;&quot;, &quot;&amp;IF([.L9]=&quot;&quot;;&quot;NULL&quot;;&quot;'&quot;&amp;[.L9]&amp;&quot;'&quot;)&amp;&quot;, &quot;&amp;IF([.M9]=&quot;&quot;;&quot;NULL&quot;;&quot;'&quot;&amp;[.M9]&amp;&quot;'&quot;)&amp;&quot;);&quot;" office:value-type="string" office:string-value="INSERT INTO feedbackApp_yemeklistesi (il_id, tarih, ogun, yemek_1, yemek_2, yemek_3, yemek_4, yemek_5, yemek_6, yemek_7, yemek_8, yemek_9, yemek_10) VALUES (1, '2025-04-08', 'kahvaltı', 'Yayla Çorba', 'Sucuklu Yumurta', 'Sade Açma', 'Kaşar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1, '2025-04-08', 'kahvaltı', 'Yayla Çorba', 'Sucuklu Yumurta', 'Sade Açma', 'Kaşar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09" calcext:value-type="date">
            <text:p>2025-04-09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üksük Çorba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Bal+Tereya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0];&quot;YYYY-MM-DD&quot;)&amp;&quot;', '&quot;&amp;[.C10]&amp;&quot;', &quot;&amp;IF([.D10]=&quot;&quot;;&quot;NULL&quot;;&quot;'&quot;&amp;[.D10]&amp;&quot;'&quot;)&amp;&quot;, &quot;&amp;IF([.E10]=&quot;&quot;;&quot;NULL&quot;;&quot;'&quot;&amp;[.E10]&amp;&quot;'&quot;)&amp;&quot;, &quot;&amp;IF([.F10]=&quot;&quot;;&quot;NULL&quot;;&quot;'&quot;&amp;[.F10]&amp;&quot;'&quot;)&amp;&quot;, &quot;&amp;IF([.G10]=&quot;&quot;;&quot;NULL&quot;;&quot;'&quot;&amp;[.G10]&amp;&quot;'&quot;)&amp;&quot;, &quot;&amp;IF([.H10]=&quot;&quot;;&quot;NULL&quot;;&quot;'&quot;&amp;[.H10]&amp;&quot;'&quot;)&amp;&quot;, &quot;&amp;IF([.I10]=&quot;&quot;;&quot;NULL&quot;;&quot;'&quot;&amp;[.I10]&amp;&quot;'&quot;)&amp;&quot;, &quot;&amp;IF([.J10]=&quot;&quot;;&quot;NULL&quot;;&quot;'&quot;&amp;[.J10]&amp;&quot;'&quot;)&amp;&quot;, &quot;&amp;IF([.K10]=&quot;&quot;;&quot;NULL&quot;;&quot;'&quot;&amp;[.K10]&amp;&quot;'&quot;)&amp;&quot;, &quot;&amp;IF([.L10]=&quot;&quot;;&quot;NULL&quot;;&quot;'&quot;&amp;[.L10]&amp;&quot;'&quot;)&amp;&quot;, &quot;&amp;IF([.M10]=&quot;&quot;;&quot;NULL&quot;;&quot;'&quot;&amp;[.M10]&amp;&quot;'&quot;)&amp;&quot;);&quot;" office:value-type="string" office:string-value="INSERT INTO feedbackApp_yemeklistesi (il_id, tarih, ogun, yemek_1, yemek_2, yemek_3, yemek_4, yemek_5, yemek_6, yemek_7, yemek_8, yemek_9, yemek_10) VALUES (1, '2025-04-09', 'kahvaltı', 'Yüksük Çorba', 'Simit', 'Haşlanmış Yumurta', 'Beyaz Peynir', 'Siyah/Yeşil Zeytin', 'Bal+Tereyağ', NULL, NULL, NULL, NULL);" calcext:value-type="string">
            <text:p>INSERT INTO feedbackApp_yemeklistesi (il_id, tarih, ogun, yemek_1, yemek_2, yemek_3, yemek_4, yemek_5, yemek_6, yemek_7, yemek_8, yemek_9, yemek_10) VALUES (1, '2025-04-09', 'kahvaltı', 'Yüksük Çorba', 'Simit', 'Haşlanmış Yumurta', 'Beyaz Peynir', 'Siyah/Yeşil Zeytin', 'Bal+Tereya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0" calcext:value-type="date">
            <text:p>2025-04-10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Dövmeli Yoğurt Çorba</text:p>
          </table:table-cell>
          <table:table-cell office:value-type="string" calcext:value-type="string">
            <text:p>Kaşarlı Omlet</text:p>
          </table:table-cell>
          <table:table-cell office:value-type="string" calcext:value-type="string">
            <text:p>Mozaik Kek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Reçel Çeşitler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1];&quot;YYYY-MM-DD&quot;)&amp;&quot;', '&quot;&amp;[.C11]&amp;&quot;', &quot;&amp;IF([.D11]=&quot;&quot;;&quot;NULL&quot;;&quot;'&quot;&amp;[.D11]&amp;&quot;'&quot;)&amp;&quot;, &quot;&amp;IF([.E11]=&quot;&quot;;&quot;NULL&quot;;&quot;'&quot;&amp;[.E11]&amp;&quot;'&quot;)&amp;&quot;, &quot;&amp;IF([.F11]=&quot;&quot;;&quot;NULL&quot;;&quot;'&quot;&amp;[.F11]&amp;&quot;'&quot;)&amp;&quot;, &quot;&amp;IF([.G11]=&quot;&quot;;&quot;NULL&quot;;&quot;'&quot;&amp;[.G11]&amp;&quot;'&quot;)&amp;&quot;, &quot;&amp;IF([.H11]=&quot;&quot;;&quot;NULL&quot;;&quot;'&quot;&amp;[.H11]&amp;&quot;'&quot;)&amp;&quot;, &quot;&amp;IF([.I11]=&quot;&quot;;&quot;NULL&quot;;&quot;'&quot;&amp;[.I11]&amp;&quot;'&quot;)&amp;&quot;, &quot;&amp;IF([.J11]=&quot;&quot;;&quot;NULL&quot;;&quot;'&quot;&amp;[.J11]&amp;&quot;'&quot;)&amp;&quot;, &quot;&amp;IF([.K11]=&quot;&quot;;&quot;NULL&quot;;&quot;'&quot;&amp;[.K11]&amp;&quot;'&quot;)&amp;&quot;, &quot;&amp;IF([.L11]=&quot;&quot;;&quot;NULL&quot;;&quot;'&quot;&amp;[.L11]&amp;&quot;'&quot;)&amp;&quot;, &quot;&amp;IF([.M11]=&quot;&quot;;&quot;NULL&quot;;&quot;'&quot;&amp;[.M11]&amp;&quot;'&quot;)&amp;&quot;);&quot;" office:value-type="string" office:string-value="INSERT INTO feedbackApp_yemeklistesi (il_id, tarih, ogun, yemek_1, yemek_2, yemek_3, yemek_4, yemek_5, yemek_6, yemek_7, yemek_8, yemek_9, yemek_10) VALUES (1, '2025-04-10', 'kahvaltı', 'Dövmeli Yoğurt Çorba', 'Kaşarlı Omlet', 'Mozaik Kek', 'Beyaz Peynir', 'Siyah/Yeşil Zeytin', 'Reçel Çeşitleri', NULL, NULL, NULL, NULL);" calcext:value-type="string">
            <text:p>INSERT INTO feedbackApp_yemeklistesi (il_id, tarih, ogun, yemek_1, yemek_2, yemek_3, yemek_4, yemek_5, yemek_6, yemek_7, yemek_8, yemek_9, yemek_10) VALUES (1, '2025-04-10', 'kahvaltı', 'Dövmeli Yoğurt Çorba', 'Kaşarlı Omlet', 'Mozaik Kek', 'Beyaz Peynir', 'Siyah/Yeşil Zeytin', 'Reçel Çeşitleri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1" calcext:value-type="date">
            <text:p>2025-04-11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Ezogelin Çorba </text:p>
          </table:table-cell>
          <table:table-cell office:value-type="string" calcext:value-type="string">
            <text:p>Karışık Kızartma 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Elm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2];&quot;YYYY-MM-DD&quot;)&amp;&quot;', '&quot;&amp;[.C12]&amp;&quot;', &quot;&amp;IF([.D12]=&quot;&quot;;&quot;NULL&quot;;&quot;'&quot;&amp;[.D12]&amp;&quot;'&quot;)&amp;&quot;, &quot;&amp;IF([.E12]=&quot;&quot;;&quot;NULL&quot;;&quot;'&quot;&amp;[.E12]&amp;&quot;'&quot;)&amp;&quot;, &quot;&amp;IF([.F12]=&quot;&quot;;&quot;NULL&quot;;&quot;'&quot;&amp;[.F12]&amp;&quot;'&quot;)&amp;&quot;, &quot;&amp;IF([.G12]=&quot;&quot;;&quot;NULL&quot;;&quot;'&quot;&amp;[.G12]&amp;&quot;'&quot;)&amp;&quot;, &quot;&amp;IF([.H12]=&quot;&quot;;&quot;NULL&quot;;&quot;'&quot;&amp;[.H12]&amp;&quot;'&quot;)&amp;&quot;, &quot;&amp;IF([.I12]=&quot;&quot;;&quot;NULL&quot;;&quot;'&quot;&amp;[.I12]&amp;&quot;'&quot;)&amp;&quot;, &quot;&amp;IF([.J12]=&quot;&quot;;&quot;NULL&quot;;&quot;'&quot;&amp;[.J12]&amp;&quot;'&quot;)&amp;&quot;, &quot;&amp;IF([.K12]=&quot;&quot;;&quot;NULL&quot;;&quot;'&quot;&amp;[.K12]&amp;&quot;'&quot;)&amp;&quot;, &quot;&amp;IF([.L12]=&quot;&quot;;&quot;NULL&quot;;&quot;'&quot;&amp;[.L12]&amp;&quot;'&quot;)&amp;&quot;, &quot;&amp;IF([.M12]=&quot;&quot;;&quot;NULL&quot;;&quot;'&quot;&amp;[.M12]&amp;&quot;'&quot;)&amp;&quot;);&quot;" office:value-type="string" office:string-value="INSERT INTO feedbackApp_yemeklistesi (il_id, tarih, ogun, yemek_1, yemek_2, yemek_3, yemek_4, yemek_5, yemek_6, yemek_7, yemek_8, yemek_9, yemek_10) VALUES (1, '2025-04-11', 'kahvaltı', 'Ezogelin Çorba ', 'Karışık Kızartma ', 'Haşlanmış Yumurta', 'Kaşar Peynir', 'Siyah/Yeşil Zeytin', 'Elma', NULL, NULL, NULL, NULL);" calcext:value-type="string">
            <text:p>INSERT INTO feedbackApp_yemeklistesi (il_id, tarih, ogun, yemek_1, yemek_2, yemek_3, yemek_4, yemek_5, yemek_6, yemek_7, yemek_8, yemek_9, yemek_10) VALUES (1, '2025-04-11', 'kahvaltı', 'Ezogelin Çorba ', 'Karışık Kızartma ', 'Haşlanmış Yumurta', 'Kaşar Peynir', 'Siyah/Yeşil Zeytin', 'Elm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2" calcext:value-type="date">
            <text:p>2025-04-12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Sebze Çorba</text:p>
          </table:table-cell>
          <table:table-cell office:value-type="string" calcext:value-type="string">
            <text:p>Peynirli Omlet</text:p>
          </table:table-cell>
          <table:table-cell office:value-type="string" calcext:value-type="string">
            <text:p>Dereotlu Poğaça</text:p>
          </table:table-cell>
          <table:table-cell office:value-type="string" calcext:value-type="string">
            <text:p>Yöresel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Sürülebilir Çikolat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3];&quot;YYYY-MM-DD&quot;)&amp;&quot;', '&quot;&amp;[.C13]&amp;&quot;', &quot;&amp;IF([.D13]=&quot;&quot;;&quot;NULL&quot;;&quot;'&quot;&amp;[.D13]&amp;&quot;'&quot;)&amp;&quot;, &quot;&amp;IF([.E13]=&quot;&quot;;&quot;NULL&quot;;&quot;'&quot;&amp;[.E13]&amp;&quot;'&quot;)&amp;&quot;, &quot;&amp;IF([.F13]=&quot;&quot;;&quot;NULL&quot;;&quot;'&quot;&amp;[.F13]&amp;&quot;'&quot;)&amp;&quot;, &quot;&amp;IF([.G13]=&quot;&quot;;&quot;NULL&quot;;&quot;'&quot;&amp;[.G13]&amp;&quot;'&quot;)&amp;&quot;, &quot;&amp;IF([.H13]=&quot;&quot;;&quot;NULL&quot;;&quot;'&quot;&amp;[.H13]&amp;&quot;'&quot;)&amp;&quot;, &quot;&amp;IF([.I13]=&quot;&quot;;&quot;NULL&quot;;&quot;'&quot;&amp;[.I13]&amp;&quot;'&quot;)&amp;&quot;, &quot;&amp;IF([.J13]=&quot;&quot;;&quot;NULL&quot;;&quot;'&quot;&amp;[.J13]&amp;&quot;'&quot;)&amp;&quot;, &quot;&amp;IF([.K13]=&quot;&quot;;&quot;NULL&quot;;&quot;'&quot;&amp;[.K13]&amp;&quot;'&quot;)&amp;&quot;, &quot;&amp;IF([.L13]=&quot;&quot;;&quot;NULL&quot;;&quot;'&quot;&amp;[.L13]&amp;&quot;'&quot;)&amp;&quot;, &quot;&amp;IF([.M13]=&quot;&quot;;&quot;NULL&quot;;&quot;'&quot;&amp;[.M13]&amp;&quot;'&quot;)&amp;&quot;);&quot;" office:value-type="string" office:string-value="INSERT INTO feedbackApp_yemeklistesi (il_id, tarih, ogun, yemek_1, yemek_2, yemek_3, yemek_4, yemek_5, yemek_6, yemek_7, yemek_8, yemek_9, yemek_10) VALUES (1, '2025-04-12', 'kahvaltı', 'Sebze Çorba', 'Peynirli Omlet', 'Dereotlu Poğaça', 'Yöresel Peynir', 'Siyah/Yeşil Zeytin', 'Sürülebilir Çikolata', NULL, NULL, NULL, NULL);" calcext:value-type="string">
            <text:p>INSERT INTO feedbackApp_yemeklistesi (il_id, tarih, ogun, yemek_1, yemek_2, yemek_3, yemek_4, yemek_5, yemek_6, yemek_7, yemek_8, yemek_9, yemek_10) VALUES (1, '2025-04-12', 'kahvaltı', 'Sebze Çorba', 'Peynirli Omlet', 'Dereotlu Poğaça', 'Yöresel Peynir', 'Siyah/Yeşil Zeytin', 'Sürülebilir Çikolat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3" calcext:value-type="date">
            <text:p>2025-04-13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Toyga Çorba</text:p>
          </table:table-cell>
          <table:table-cell office:value-type="string" calcext:value-type="string">
            <text:p>Sosis Kokteyl (Salçalı veya Kızartma)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4];&quot;YYYY-MM-DD&quot;)&amp;&quot;', '&quot;&amp;[.C14]&amp;&quot;', &quot;&amp;IF([.D14]=&quot;&quot;;&quot;NULL&quot;;&quot;'&quot;&amp;[.D14]&amp;&quot;'&quot;)&amp;&quot;, &quot;&amp;IF([.E14]=&quot;&quot;;&quot;NULL&quot;;&quot;'&quot;&amp;[.E14]&amp;&quot;'&quot;)&amp;&quot;, &quot;&amp;IF([.F14]=&quot;&quot;;&quot;NULL&quot;;&quot;'&quot;&amp;[.F14]&amp;&quot;'&quot;)&amp;&quot;, &quot;&amp;IF([.G14]=&quot;&quot;;&quot;NULL&quot;;&quot;'&quot;&amp;[.G14]&amp;&quot;'&quot;)&amp;&quot;, &quot;&amp;IF([.H14]=&quot;&quot;;&quot;NULL&quot;;&quot;'&quot;&amp;[.H14]&amp;&quot;'&quot;)&amp;&quot;, &quot;&amp;IF([.I14]=&quot;&quot;;&quot;NULL&quot;;&quot;'&quot;&amp;[.I14]&amp;&quot;'&quot;)&amp;&quot;, &quot;&amp;IF([.J14]=&quot;&quot;;&quot;NULL&quot;;&quot;'&quot;&amp;[.J14]&amp;&quot;'&quot;)&amp;&quot;, &quot;&amp;IF([.K14]=&quot;&quot;;&quot;NULL&quot;;&quot;'&quot;&amp;[.K14]&amp;&quot;'&quot;)&amp;&quot;, &quot;&amp;IF([.L14]=&quot;&quot;;&quot;NULL&quot;;&quot;'&quot;&amp;[.L14]&amp;&quot;'&quot;)&amp;&quot;, &quot;&amp;IF([.M14]=&quot;&quot;;&quot;NULL&quot;;&quot;'&quot;&amp;[.M14]&amp;&quot;'&quot;)&amp;&quot;);&quot;" office:value-type="string" office:string-value="INSERT INTO feedbackApp_yemeklistesi (il_id, tarih, ogun, yemek_1, yemek_2, yemek_3, yemek_4, yemek_5, yemek_6, yemek_7, yemek_8, yemek_9, yemek_10) VALUES (1, '2025-04-13', 'kahvaltı', 'Toyga Çorba', 'Sosis Kokteyl (Salçalı veya Kızartma)', 'Haşlanmış Yumurta', 'Beyaz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1, '2025-04-13', 'kahvaltı', 'Toyga Çorba', 'Sosis Kokteyl (Salçalı veya Kızartma)', 'Haşlanmış Yumurta', 'Beyaz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4" calcext:value-type="date">
            <text:p>2025-04-14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Şehriye Çorba</text:p>
          </table:table-cell>
          <table:table-cell office:value-type="string" calcext:value-type="string">
            <text:p>Sade Omlet</text:p>
          </table:table-cell>
          <table:table-cell office:value-type="string" calcext:value-type="string">
            <text:p>Peynirli Milföy Börek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Helv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5];&quot;YYYY-MM-DD&quot;)&amp;&quot;', '&quot;&amp;[.C15]&amp;&quot;', &quot;&amp;IF([.D15]=&quot;&quot;;&quot;NULL&quot;;&quot;'&quot;&amp;[.D15]&amp;&quot;'&quot;)&amp;&quot;, &quot;&amp;IF([.E15]=&quot;&quot;;&quot;NULL&quot;;&quot;'&quot;&amp;[.E15]&amp;&quot;'&quot;)&amp;&quot;, &quot;&amp;IF([.F15]=&quot;&quot;;&quot;NULL&quot;;&quot;'&quot;&amp;[.F15]&amp;&quot;'&quot;)&amp;&quot;, &quot;&amp;IF([.G15]=&quot;&quot;;&quot;NULL&quot;;&quot;'&quot;&amp;[.G15]&amp;&quot;'&quot;)&amp;&quot;, &quot;&amp;IF([.H15]=&quot;&quot;;&quot;NULL&quot;;&quot;'&quot;&amp;[.H15]&amp;&quot;'&quot;)&amp;&quot;, &quot;&amp;IF([.I15]=&quot;&quot;;&quot;NULL&quot;;&quot;'&quot;&amp;[.I15]&amp;&quot;'&quot;)&amp;&quot;, &quot;&amp;IF([.J15]=&quot;&quot;;&quot;NULL&quot;;&quot;'&quot;&amp;[.J15]&amp;&quot;'&quot;)&amp;&quot;, &quot;&amp;IF([.K15]=&quot;&quot;;&quot;NULL&quot;;&quot;'&quot;&amp;[.K15]&amp;&quot;'&quot;)&amp;&quot;, &quot;&amp;IF([.L15]=&quot;&quot;;&quot;NULL&quot;;&quot;'&quot;&amp;[.L15]&amp;&quot;'&quot;)&amp;&quot;, &quot;&amp;IF([.M15]=&quot;&quot;;&quot;NULL&quot;;&quot;'&quot;&amp;[.M15]&amp;&quot;'&quot;)&amp;&quot;);&quot;" office:value-type="string" office:string-value="INSERT INTO feedbackApp_yemeklistesi (il_id, tarih, ogun, yemek_1, yemek_2, yemek_3, yemek_4, yemek_5, yemek_6, yemek_7, yemek_8, yemek_9, yemek_10) VALUES (1, '2025-04-14', 'kahvaltı', 'Şehriye Çorba', 'Sade Omlet', 'Peynirli Milföy Börek', 'Kaşar Peynir', 'Siyah/Yeşil Zeytin', 'Helva', NULL, NULL, NULL, NULL);" calcext:value-type="string">
            <text:p>INSERT INTO feedbackApp_yemeklistesi (il_id, tarih, ogun, yemek_1, yemek_2, yemek_3, yemek_4, yemek_5, yemek_6, yemek_7, yemek_8, yemek_9, yemek_10) VALUES (1, '2025-04-14', 'kahvaltı', 'Şehriye Çorba', 'Sade Omlet', 'Peynirli Milföy Börek', 'Kaşar Peynir', 'Siyah/Yeşil Zeytin', 'Helv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5" calcext:value-type="date">
            <text:p>2025-04-1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rem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6];&quot;YYYY-MM-DD&quot;)&amp;&quot;', '&quot;&amp;[.C16]&amp;&quot;', &quot;&amp;IF([.D16]=&quot;&quot;;&quot;NULL&quot;;&quot;'&quot;&amp;[.D16]&amp;&quot;'&quot;)&amp;&quot;, &quot;&amp;IF([.E16]=&quot;&quot;;&quot;NULL&quot;;&quot;'&quot;&amp;[.E16]&amp;&quot;'&quot;)&amp;&quot;, &quot;&amp;IF([.F16]=&quot;&quot;;&quot;NULL&quot;;&quot;'&quot;&amp;[.F16]&amp;&quot;'&quot;)&amp;&quot;, &quot;&amp;IF([.G16]=&quot;&quot;;&quot;NULL&quot;;&quot;'&quot;&amp;[.G16]&amp;&quot;'&quot;)&amp;&quot;, &quot;&amp;IF([.H16]=&quot;&quot;;&quot;NULL&quot;;&quot;'&quot;&amp;[.H16]&amp;&quot;'&quot;)&amp;&quot;, &quot;&amp;IF([.I16]=&quot;&quot;;&quot;NULL&quot;;&quot;'&quot;&amp;[.I16]&amp;&quot;'&quot;)&amp;&quot;, &quot;&amp;IF([.J16]=&quot;&quot;;&quot;NULL&quot;;&quot;'&quot;&amp;[.J16]&amp;&quot;'&quot;)&amp;&quot;, &quot;&amp;IF([.K16]=&quot;&quot;;&quot;NULL&quot;;&quot;'&quot;&amp;[.K16]&amp;&quot;'&quot;)&amp;&quot;, &quot;&amp;IF([.L16]=&quot;&quot;;&quot;NULL&quot;;&quot;'&quot;&amp;[.L16]&amp;&quot;'&quot;)&amp;&quot;, &quot;&amp;IF([.M16]=&quot;&quot;;&quot;NULL&quot;;&quot;'&quot;&amp;[.M16]&amp;&quot;'&quot;)&amp;&quot;);&quot;" office:value-type="string" office:string-value="INSERT INTO feedbackApp_yemeklistesi (il_id, tarih, ogun, yemek_1, yemek_2, yemek_3, yemek_4, yemek_5, yemek_6, yemek_7, yemek_8, yemek_9, yemek_10) VALUES (1, '2025-04-15', 'kahvaltı', 'Mercimek Çorba', 'Patates Kızartması', 'Haşlanmış Yumurta', 'Krem Peynir', 'Siyah/Yeşil Zeytin', 'Tahinli Pekmez', NULL, NULL, NULL, NULL);" calcext:value-type="string">
            <text:p>INSERT INTO feedbackApp_yemeklistesi (il_id, tarih, ogun, yemek_1, yemek_2, yemek_3, yemek_4, yemek_5, yemek_6, yemek_7, yemek_8, yemek_9, yemek_10) VALUES (1, '2025-04-15', 'kahvaltı', 'Mercimek Çorba', 'Patates Kızartması', 'Haşlanmış Yumurta', 'Krem Peynir', 'Siyah/Yeşil Zeytin', 'Tahinli Pekme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6" calcext:value-type="date">
            <text:p>2025-04-16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Tarhana Çorba</text:p>
          </table:table-cell>
          <table:table-cell office:value-type="string" calcext:value-type="string">
            <text:p>Menemen</text:p>
          </table:table-cell>
          <table:table-cell office:value-type="string" calcext:value-type="string">
            <text:p>Sade Poğaç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Reçel Çeşitler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7];&quot;YYYY-MM-DD&quot;)&amp;&quot;', '&quot;&amp;[.C17]&amp;&quot;', &quot;&amp;IF([.D17]=&quot;&quot;;&quot;NULL&quot;;&quot;'&quot;&amp;[.D17]&amp;&quot;'&quot;)&amp;&quot;, &quot;&amp;IF([.E17]=&quot;&quot;;&quot;NULL&quot;;&quot;'&quot;&amp;[.E17]&amp;&quot;'&quot;)&amp;&quot;, &quot;&amp;IF([.F17]=&quot;&quot;;&quot;NULL&quot;;&quot;'&quot;&amp;[.F17]&amp;&quot;'&quot;)&amp;&quot;, &quot;&amp;IF([.G17]=&quot;&quot;;&quot;NULL&quot;;&quot;'&quot;&amp;[.G17]&amp;&quot;'&quot;)&amp;&quot;, &quot;&amp;IF([.H17]=&quot;&quot;;&quot;NULL&quot;;&quot;'&quot;&amp;[.H17]&amp;&quot;'&quot;)&amp;&quot;, &quot;&amp;IF([.I17]=&quot;&quot;;&quot;NULL&quot;;&quot;'&quot;&amp;[.I17]&amp;&quot;'&quot;)&amp;&quot;, &quot;&amp;IF([.J17]=&quot;&quot;;&quot;NULL&quot;;&quot;'&quot;&amp;[.J17]&amp;&quot;'&quot;)&amp;&quot;, &quot;&amp;IF([.K17]=&quot;&quot;;&quot;NULL&quot;;&quot;'&quot;&amp;[.K17]&amp;&quot;'&quot;)&amp;&quot;, &quot;&amp;IF([.L17]=&quot;&quot;;&quot;NULL&quot;;&quot;'&quot;&amp;[.L17]&amp;&quot;'&quot;)&amp;&quot;, &quot;&amp;IF([.M17]=&quot;&quot;;&quot;NULL&quot;;&quot;'&quot;&amp;[.M17]&amp;&quot;'&quot;)&amp;&quot;);&quot;" office:value-type="string" office:string-value="INSERT INTO feedbackApp_yemeklistesi (il_id, tarih, ogun, yemek_1, yemek_2, yemek_3, yemek_4, yemek_5, yemek_6, yemek_7, yemek_8, yemek_9, yemek_10) VALUES (1, '2025-04-16', 'kahvaltı', 'Tarhana Çorba', 'Menemen', 'Sade Poğaça', 'Beyaz Peynir', 'Siyah/Yeşil Zeytin', 'Reçel Çeşitleri', NULL, NULL, NULL, NULL);" calcext:value-type="string">
            <text:p>INSERT INTO feedbackApp_yemeklistesi (il_id, tarih, ogun, yemek_1, yemek_2, yemek_3, yemek_4, yemek_5, yemek_6, yemek_7, yemek_8, yemek_9, yemek_10) VALUES (1, '2025-04-16', 'kahvaltı', 'Tarhana Çorba', 'Menemen', 'Sade Poğaça', 'Beyaz Peynir', 'Siyah/Yeşil Zeytin', 'Reçel Çeşitleri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7" calcext:value-type="date">
            <text:p>2025-04-17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Bal+Tereya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8];&quot;YYYY-MM-DD&quot;)&amp;&quot;', '&quot;&amp;[.C18]&amp;&quot;', &quot;&amp;IF([.D18]=&quot;&quot;;&quot;NULL&quot;;&quot;'&quot;&amp;[.D18]&amp;&quot;'&quot;)&amp;&quot;, &quot;&amp;IF([.E18]=&quot;&quot;;&quot;NULL&quot;;&quot;'&quot;&amp;[.E18]&amp;&quot;'&quot;)&amp;&quot;, &quot;&amp;IF([.F18]=&quot;&quot;;&quot;NULL&quot;;&quot;'&quot;&amp;[.F18]&amp;&quot;'&quot;)&amp;&quot;, &quot;&amp;IF([.G18]=&quot;&quot;;&quot;NULL&quot;;&quot;'&quot;&amp;[.G18]&amp;&quot;'&quot;)&amp;&quot;, &quot;&amp;IF([.H18]=&quot;&quot;;&quot;NULL&quot;;&quot;'&quot;&amp;[.H18]&amp;&quot;'&quot;)&amp;&quot;, &quot;&amp;IF([.I18]=&quot;&quot;;&quot;NULL&quot;;&quot;'&quot;&amp;[.I18]&amp;&quot;'&quot;)&amp;&quot;, &quot;&amp;IF([.J18]=&quot;&quot;;&quot;NULL&quot;;&quot;'&quot;&amp;[.J18]&amp;&quot;'&quot;)&amp;&quot;, &quot;&amp;IF([.K18]=&quot;&quot;;&quot;NULL&quot;;&quot;'&quot;&amp;[.K18]&amp;&quot;'&quot;)&amp;&quot;, &quot;&amp;IF([.L18]=&quot;&quot;;&quot;NULL&quot;;&quot;'&quot;&amp;[.L18]&amp;&quot;'&quot;)&amp;&quot;, &quot;&amp;IF([.M18]=&quot;&quot;;&quot;NULL&quot;;&quot;'&quot;&amp;[.M18]&amp;&quot;'&quot;)&amp;&quot;);&quot;" office:value-type="string" office:string-value="INSERT INTO feedbackApp_yemeklistesi (il_id, tarih, ogun, yemek_1, yemek_2, yemek_3, yemek_4, yemek_5, yemek_6, yemek_7, yemek_8, yemek_9, yemek_10) VALUES (1, '2025-04-17', 'kahvaltı', 'Yayla Çorba', 'Simit', 'Haşlanmış Yumurta', 'Beyaz Peynir', 'Siyah/Yeşil Zeytin', 'Bal+Tereyağ', NULL, NULL, NULL, NULL);" calcext:value-type="string">
            <text:p>INSERT INTO feedbackApp_yemeklistesi (il_id, tarih, ogun, yemek_1, yemek_2, yemek_3, yemek_4, yemek_5, yemek_6, yemek_7, yemek_8, yemek_9, yemek_10) VALUES (1, '2025-04-17', 'kahvaltı', 'Yayla Çorba', 'Simit', 'Haşlanmış Yumurta', 'Beyaz Peynir', 'Siyah/Yeşil Zeytin', 'Bal+Tereya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8" calcext:value-type="date">
            <text:p>2025-04-18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Şehriye Çorba</text:p>
          </table:table-cell>
          <table:table-cell office:value-type="string" calcext:value-type="string">
            <text:p>Patatesli Yumurta</text:p>
          </table:table-cell>
          <table:table-cell office:value-type="string" calcext:value-type="string">
            <text:p>Çikolatalı Milföy Börek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19];&quot;YYYY-MM-DD&quot;)&amp;&quot;', '&quot;&amp;[.C19]&amp;&quot;', &quot;&amp;IF([.D19]=&quot;&quot;;&quot;NULL&quot;;&quot;'&quot;&amp;[.D19]&amp;&quot;'&quot;)&amp;&quot;, &quot;&amp;IF([.E19]=&quot;&quot;;&quot;NULL&quot;;&quot;'&quot;&amp;[.E19]&amp;&quot;'&quot;)&amp;&quot;, &quot;&amp;IF([.F19]=&quot;&quot;;&quot;NULL&quot;;&quot;'&quot;&amp;[.F19]&amp;&quot;'&quot;)&amp;&quot;, &quot;&amp;IF([.G19]=&quot;&quot;;&quot;NULL&quot;;&quot;'&quot;&amp;[.G19]&amp;&quot;'&quot;)&amp;&quot;, &quot;&amp;IF([.H19]=&quot;&quot;;&quot;NULL&quot;;&quot;'&quot;&amp;[.H19]&amp;&quot;'&quot;)&amp;&quot;, &quot;&amp;IF([.I19]=&quot;&quot;;&quot;NULL&quot;;&quot;'&quot;&amp;[.I19]&amp;&quot;'&quot;)&amp;&quot;, &quot;&amp;IF([.J19]=&quot;&quot;;&quot;NULL&quot;;&quot;'&quot;&amp;[.J19]&amp;&quot;'&quot;)&amp;&quot;, &quot;&amp;IF([.K19]=&quot;&quot;;&quot;NULL&quot;;&quot;'&quot;&amp;[.K19]&amp;&quot;'&quot;)&amp;&quot;, &quot;&amp;IF([.L19]=&quot;&quot;;&quot;NULL&quot;;&quot;'&quot;&amp;[.L19]&amp;&quot;'&quot;)&amp;&quot;, &quot;&amp;IF([.M19]=&quot;&quot;;&quot;NULL&quot;;&quot;'&quot;&amp;[.M19]&amp;&quot;'&quot;)&amp;&quot;);&quot;" office:value-type="string" office:string-value="INSERT INTO feedbackApp_yemeklistesi (il_id, tarih, ogun, yemek_1, yemek_2, yemek_3, yemek_4, yemek_5, yemek_6, yemek_7, yemek_8, yemek_9, yemek_10) VALUES (1, '2025-04-18', 'kahvaltı', 'Şehriye Çorba', 'Patatesli Yumurta', 'Çikolatalı Milföy Börek', 'Kaşar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1, '2025-04-18', 'kahvaltı', 'Şehriye Çorba', 'Patatesli Yumurta', 'Çikolatalı Milföy Börek', 'Kaşar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19" calcext:value-type="date">
            <text:p>2025-04-19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Toyga Çorba</text:p>
          </table:table-cell>
          <table:table-cell office:value-type="string" calcext:value-type="string">
            <text:p>Karışık Pizza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Labne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Reçel Çeşitleri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0];&quot;YYYY-MM-DD&quot;)&amp;&quot;', '&quot;&amp;[.C20]&amp;&quot;', &quot;&amp;IF([.D20]=&quot;&quot;;&quot;NULL&quot;;&quot;'&quot;&amp;[.D20]&amp;&quot;'&quot;)&amp;&quot;, &quot;&amp;IF([.E20]=&quot;&quot;;&quot;NULL&quot;;&quot;'&quot;&amp;[.E20]&amp;&quot;'&quot;)&amp;&quot;, &quot;&amp;IF([.F20]=&quot;&quot;;&quot;NULL&quot;;&quot;'&quot;&amp;[.F20]&amp;&quot;'&quot;)&amp;&quot;, &quot;&amp;IF([.G20]=&quot;&quot;;&quot;NULL&quot;;&quot;'&quot;&amp;[.G20]&amp;&quot;'&quot;)&amp;&quot;, &quot;&amp;IF([.H20]=&quot;&quot;;&quot;NULL&quot;;&quot;'&quot;&amp;[.H20]&amp;&quot;'&quot;)&amp;&quot;, &quot;&amp;IF([.I20]=&quot;&quot;;&quot;NULL&quot;;&quot;'&quot;&amp;[.I20]&amp;&quot;'&quot;)&amp;&quot;, &quot;&amp;IF([.J20]=&quot;&quot;;&quot;NULL&quot;;&quot;'&quot;&amp;[.J20]&amp;&quot;'&quot;)&amp;&quot;, &quot;&amp;IF([.K20]=&quot;&quot;;&quot;NULL&quot;;&quot;'&quot;&amp;[.K20]&amp;&quot;'&quot;)&amp;&quot;, &quot;&amp;IF([.L20]=&quot;&quot;;&quot;NULL&quot;;&quot;'&quot;&amp;[.L20]&amp;&quot;'&quot;)&amp;&quot;, &quot;&amp;IF([.M20]=&quot;&quot;;&quot;NULL&quot;;&quot;'&quot;&amp;[.M20]&amp;&quot;'&quot;)&amp;&quot;);&quot;" office:value-type="string" office:string-value="INSERT INTO feedbackApp_yemeklistesi (il_id, tarih, ogun, yemek_1, yemek_2, yemek_3, yemek_4, yemek_5, yemek_6, yemek_7, yemek_8, yemek_9, yemek_10) VALUES (1, '2025-04-19', 'kahvaltı', 'Toyga Çorba', 'Karışık Pizza', 'Haşlanmış Yumurta', 'Labne Peynir', 'Siyah/Yeşil Zeytin', 'Reçel Çeşitleri', NULL, NULL, NULL, NULL);" calcext:value-type="string">
            <text:p>INSERT INTO feedbackApp_yemeklistesi (il_id, tarih, ogun, yemek_1, yemek_2, yemek_3, yemek_4, yemek_5, yemek_6, yemek_7, yemek_8, yemek_9, yemek_10) VALUES (1, '2025-04-19', 'kahvaltı', 'Toyga Çorba', 'Karışık Pizza', 'Haşlanmış Yumurta', 'Labne Peynir', 'Siyah/Yeşil Zeytin', 'Reçel Çeşitleri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0" calcext:value-type="date">
            <text:p>2025-04-20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üksük Çorba</text:p>
          </table:table-cell>
          <table:table-cell office:value-type="string" calcext:value-type="string">
            <text:p>Sucuklu Yumurta</text:p>
          </table:table-cell>
          <table:table-cell office:value-type="string" calcext:value-type="string">
            <text:p>Zeytinli Açma</text:p>
          </table:table-cell>
          <table:table-cell office:value-type="string" calcext:value-type="string">
            <text:p>Yöresel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Armut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1];&quot;YYYY-MM-DD&quot;)&amp;&quot;', '&quot;&amp;[.C21]&amp;&quot;', &quot;&amp;IF([.D21]=&quot;&quot;;&quot;NULL&quot;;&quot;'&quot;&amp;[.D21]&amp;&quot;'&quot;)&amp;&quot;, &quot;&amp;IF([.E21]=&quot;&quot;;&quot;NULL&quot;;&quot;'&quot;&amp;[.E21]&amp;&quot;'&quot;)&amp;&quot;, &quot;&amp;IF([.F21]=&quot;&quot;;&quot;NULL&quot;;&quot;'&quot;&amp;[.F21]&amp;&quot;'&quot;)&amp;&quot;, &quot;&amp;IF([.G21]=&quot;&quot;;&quot;NULL&quot;;&quot;'&quot;&amp;[.G21]&amp;&quot;'&quot;)&amp;&quot;, &quot;&amp;IF([.H21]=&quot;&quot;;&quot;NULL&quot;;&quot;'&quot;&amp;[.H21]&amp;&quot;'&quot;)&amp;&quot;, &quot;&amp;IF([.I21]=&quot;&quot;;&quot;NULL&quot;;&quot;'&quot;&amp;[.I21]&amp;&quot;'&quot;)&amp;&quot;, &quot;&amp;IF([.J21]=&quot;&quot;;&quot;NULL&quot;;&quot;'&quot;&amp;[.J21]&amp;&quot;'&quot;)&amp;&quot;, &quot;&amp;IF([.K21]=&quot;&quot;;&quot;NULL&quot;;&quot;'&quot;&amp;[.K21]&amp;&quot;'&quot;)&amp;&quot;, &quot;&amp;IF([.L21]=&quot;&quot;;&quot;NULL&quot;;&quot;'&quot;&amp;[.L21]&amp;&quot;'&quot;)&amp;&quot;, &quot;&amp;IF([.M21]=&quot;&quot;;&quot;NULL&quot;;&quot;'&quot;&amp;[.M21]&amp;&quot;'&quot;)&amp;&quot;);&quot;" office:value-type="string" office:string-value="INSERT INTO feedbackApp_yemeklistesi (il_id, tarih, ogun, yemek_1, yemek_2, yemek_3, yemek_4, yemek_5, yemek_6, yemek_7, yemek_8, yemek_9, yemek_10) VALUES (1, '2025-04-20', 'kahvaltı', 'Yüksük Çorba', 'Sucuklu Yumurta', 'Zeytinli Açma', 'Yöresel Peynir', 'Siyah/Yeşil Zeytin', 'Armut', NULL, NULL, NULL, NULL);" calcext:value-type="string">
            <text:p>INSERT INTO feedbackApp_yemeklistesi (il_id, tarih, ogun, yemek_1, yemek_2, yemek_3, yemek_4, yemek_5, yemek_6, yemek_7, yemek_8, yemek_9, yemek_10) VALUES (1, '2025-04-20', 'kahvaltı', 'Yüksük Çorba', 'Sucuklu Yumurta', 'Zeytinli Açma', 'Yöresel Peynir', 'Siyah/Yeşil Zeytin', 'Armut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1" calcext:value-type="date">
            <text:p>2025-04-21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Domates Çorba (Kaşarlı Krotonlu)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2];&quot;YYYY-MM-DD&quot;)&amp;&quot;', '&quot;&amp;[.C22]&amp;&quot;', &quot;&amp;IF([.D22]=&quot;&quot;;&quot;NULL&quot;;&quot;'&quot;&amp;[.D22]&amp;&quot;'&quot;)&amp;&quot;, &quot;&amp;IF([.E22]=&quot;&quot;;&quot;NULL&quot;;&quot;'&quot;&amp;[.E22]&amp;&quot;'&quot;)&amp;&quot;, &quot;&amp;IF([.F22]=&quot;&quot;;&quot;NULL&quot;;&quot;'&quot;&amp;[.F22]&amp;&quot;'&quot;)&amp;&quot;, &quot;&amp;IF([.G22]=&quot;&quot;;&quot;NULL&quot;;&quot;'&quot;&amp;[.G22]&amp;&quot;'&quot;)&amp;&quot;, &quot;&amp;IF([.H22]=&quot;&quot;;&quot;NULL&quot;;&quot;'&quot;&amp;[.H22]&amp;&quot;'&quot;)&amp;&quot;, &quot;&amp;IF([.I22]=&quot;&quot;;&quot;NULL&quot;;&quot;'&quot;&amp;[.I22]&amp;&quot;'&quot;)&amp;&quot;, &quot;&amp;IF([.J22]=&quot;&quot;;&quot;NULL&quot;;&quot;'&quot;&amp;[.J22]&amp;&quot;'&quot;)&amp;&quot;, &quot;&amp;IF([.K22]=&quot;&quot;;&quot;NULL&quot;;&quot;'&quot;&amp;[.K22]&amp;&quot;'&quot;)&amp;&quot;, &quot;&amp;IF([.L22]=&quot;&quot;;&quot;NULL&quot;;&quot;'&quot;&amp;[.L22]&amp;&quot;'&quot;)&amp;&quot;, &quot;&amp;IF([.M22]=&quot;&quot;;&quot;NULL&quot;;&quot;'&quot;&amp;[.M22]&amp;&quot;'&quot;)&amp;&quot;);&quot;" office:value-type="string" office:string-value="INSERT INTO feedbackApp_yemeklistesi (il_id, tarih, ogun, yemek_1, yemek_2, yemek_3, yemek_4, yemek_5, yemek_6, yemek_7, yemek_8, yemek_9, yemek_10) VALUES (1, '2025-04-21', 'kahvaltı', 'Domates Çorba (Kaşarlı Krotonlu)', 'Patates Kızartması', 'Haşlanmış Yumurta', 'Beyaz Peynir', 'Siyah/Yeşil Zeytin', 'Tahinli Pekmez', NULL, NULL, NULL, NULL);" calcext:value-type="string">
            <text:p>INSERT INTO feedbackApp_yemeklistesi (il_id, tarih, ogun, yemek_1, yemek_2, yemek_3, yemek_4, yemek_5, yemek_6, yemek_7, yemek_8, yemek_9, yemek_10) VALUES (1, '2025-04-21', 'kahvaltı', 'Domates Çorba (Kaşarlı Krotonlu)', 'Patates Kızartması', 'Haşlanmış Yumurta', 'Beyaz Peynir', 'Siyah/Yeşil Zeytin', 'Tahinli Pekme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2" calcext:value-type="date">
            <text:p>2025-04-22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Ezogelin Çorba </text:p>
          </table:table-cell>
          <table:table-cell office:value-type="string" calcext:value-type="string">
            <text:p>Kaşarlı Omlet</text:p>
          </table:table-cell>
          <table:table-cell office:value-type="string" calcext:value-type="string">
            <text:p>Kakaolu Kek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3];&quot;YYYY-MM-DD&quot;)&amp;&quot;', '&quot;&amp;[.C23]&amp;&quot;', &quot;&amp;IF([.D23]=&quot;&quot;;&quot;NULL&quot;;&quot;'&quot;&amp;[.D23]&amp;&quot;'&quot;)&amp;&quot;, &quot;&amp;IF([.E23]=&quot;&quot;;&quot;NULL&quot;;&quot;'&quot;&amp;[.E23]&amp;&quot;'&quot;)&amp;&quot;, &quot;&amp;IF([.F23]=&quot;&quot;;&quot;NULL&quot;;&quot;'&quot;&amp;[.F23]&amp;&quot;'&quot;)&amp;&quot;, &quot;&amp;IF([.G23]=&quot;&quot;;&quot;NULL&quot;;&quot;'&quot;&amp;[.G23]&amp;&quot;'&quot;)&amp;&quot;, &quot;&amp;IF([.H23]=&quot;&quot;;&quot;NULL&quot;;&quot;'&quot;&amp;[.H23]&amp;&quot;'&quot;)&amp;&quot;, &quot;&amp;IF([.I23]=&quot;&quot;;&quot;NULL&quot;;&quot;'&quot;&amp;[.I23]&amp;&quot;'&quot;)&amp;&quot;, &quot;&amp;IF([.J23]=&quot;&quot;;&quot;NULL&quot;;&quot;'&quot;&amp;[.J23]&amp;&quot;'&quot;)&amp;&quot;, &quot;&amp;IF([.K23]=&quot;&quot;;&quot;NULL&quot;;&quot;'&quot;&amp;[.K23]&amp;&quot;'&quot;)&amp;&quot;, &quot;&amp;IF([.L23]=&quot;&quot;;&quot;NULL&quot;;&quot;'&quot;&amp;[.L23]&amp;&quot;'&quot;)&amp;&quot;, &quot;&amp;IF([.M23]=&quot;&quot;;&quot;NULL&quot;;&quot;'&quot;&amp;[.M23]&amp;&quot;'&quot;)&amp;&quot;);&quot;" office:value-type="string" office:string-value="INSERT INTO feedbackApp_yemeklistesi (il_id, tarih, ogun, yemek_1, yemek_2, yemek_3, yemek_4, yemek_5, yemek_6, yemek_7, yemek_8, yemek_9, yemek_10) VALUES (1, '2025-04-22', 'kahvaltı', 'Ezogelin Çorba ', 'Kaşarlı Omlet', 'Kakaolu Kek', 'Beyaz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1, '2025-04-22', 'kahvaltı', 'Ezogelin Çorba ', 'Kaşarlı Omlet', 'Kakaolu Kek', 'Beyaz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3" calcext:value-type="date">
            <text:p>2025-04-23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ısır Çorba</text:p>
          </table:table-cell>
          <table:table-cell office:value-type="string" calcext:value-type="string">
            <text:p>Patates Kavurması veya Patates Salat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Sürülebilir Çikolat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4];&quot;YYYY-MM-DD&quot;)&amp;&quot;', '&quot;&amp;[.C24]&amp;&quot;', &quot;&amp;IF([.D24]=&quot;&quot;;&quot;NULL&quot;;&quot;'&quot;&amp;[.D24]&amp;&quot;'&quot;)&amp;&quot;, &quot;&amp;IF([.E24]=&quot;&quot;;&quot;NULL&quot;;&quot;'&quot;&amp;[.E24]&amp;&quot;'&quot;)&amp;&quot;, &quot;&amp;IF([.F24]=&quot;&quot;;&quot;NULL&quot;;&quot;'&quot;&amp;[.F24]&amp;&quot;'&quot;)&amp;&quot;, &quot;&amp;IF([.G24]=&quot;&quot;;&quot;NULL&quot;;&quot;'&quot;&amp;[.G24]&amp;&quot;'&quot;)&amp;&quot;, &quot;&amp;IF([.H24]=&quot;&quot;;&quot;NULL&quot;;&quot;'&quot;&amp;[.H24]&amp;&quot;'&quot;)&amp;&quot;, &quot;&amp;IF([.I24]=&quot;&quot;;&quot;NULL&quot;;&quot;'&quot;&amp;[.I24]&amp;&quot;'&quot;)&amp;&quot;, &quot;&amp;IF([.J24]=&quot;&quot;;&quot;NULL&quot;;&quot;'&quot;&amp;[.J24]&amp;&quot;'&quot;)&amp;&quot;, &quot;&amp;IF([.K24]=&quot;&quot;;&quot;NULL&quot;;&quot;'&quot;&amp;[.K24]&amp;&quot;'&quot;)&amp;&quot;, &quot;&amp;IF([.L24]=&quot;&quot;;&quot;NULL&quot;;&quot;'&quot;&amp;[.L24]&amp;&quot;'&quot;)&amp;&quot;, &quot;&amp;IF([.M24]=&quot;&quot;;&quot;NULL&quot;;&quot;'&quot;&amp;[.M24]&amp;&quot;'&quot;)&amp;&quot;);&quot;" office:value-type="string" office:string-value="INSERT INTO feedbackApp_yemeklistesi (il_id, tarih, ogun, yemek_1, yemek_2, yemek_3, yemek_4, yemek_5, yemek_6, yemek_7, yemek_8, yemek_9, yemek_10) VALUES (1, '2025-04-23', 'kahvaltı', 'Mısır Çorba', 'Patates Kavurması veya Patates Salatası', 'Haşlanmış Yumurta', 'Kaşar Peynir', 'Siyah/Yeşil Zeytin', 'Sürülebilir Çikolata', NULL, NULL, NULL, NULL);" calcext:value-type="string">
            <text:p>INSERT INTO feedbackApp_yemeklistesi (il_id, tarih, ogun, yemek_1, yemek_2, yemek_3, yemek_4, yemek_5, yemek_6, yemek_7, yemek_8, yemek_9, yemek_10) VALUES (1, '2025-04-23', 'kahvaltı', 'Mısır Çorba', 'Patates Kavurması veya Patates Salatası', 'Haşlanmış Yumurta', 'Kaşar Peynir', 'Siyah/Yeşil Zeytin', 'Sürülebilir Çikolat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4" calcext:value-type="date">
            <text:p>2025-04-24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Dövme Çorba</text:p>
          </table:table-cell>
          <table:table-cell office:value-type="string" calcext:value-type="string">
            <text:p>Sade Omlet</text:p>
          </table:table-cell>
          <table:table-cell office:value-type="string" calcext:value-type="string">
            <text:p>Dereotlu Poğaça</text:p>
          </table:table-cell>
          <table:table-cell office:value-type="string" calcext:value-type="string">
            <text:p>Yöresel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5];&quot;YYYY-MM-DD&quot;)&amp;&quot;', '&quot;&amp;[.C25]&amp;&quot;', &quot;&amp;IF([.D25]=&quot;&quot;;&quot;NULL&quot;;&quot;'&quot;&amp;[.D25]&amp;&quot;'&quot;)&amp;&quot;, &quot;&amp;IF([.E25]=&quot;&quot;;&quot;NULL&quot;;&quot;'&quot;&amp;[.E25]&amp;&quot;'&quot;)&amp;&quot;, &quot;&amp;IF([.F25]=&quot;&quot;;&quot;NULL&quot;;&quot;'&quot;&amp;[.F25]&amp;&quot;'&quot;)&amp;&quot;, &quot;&amp;IF([.G25]=&quot;&quot;;&quot;NULL&quot;;&quot;'&quot;&amp;[.G25]&amp;&quot;'&quot;)&amp;&quot;, &quot;&amp;IF([.H25]=&quot;&quot;;&quot;NULL&quot;;&quot;'&quot;&amp;[.H25]&amp;&quot;'&quot;)&amp;&quot;, &quot;&amp;IF([.I25]=&quot;&quot;;&quot;NULL&quot;;&quot;'&quot;&amp;[.I25]&amp;&quot;'&quot;)&amp;&quot;, &quot;&amp;IF([.J25]=&quot;&quot;;&quot;NULL&quot;;&quot;'&quot;&amp;[.J25]&amp;&quot;'&quot;)&amp;&quot;, &quot;&amp;IF([.K25]=&quot;&quot;;&quot;NULL&quot;;&quot;'&quot;&amp;[.K25]&amp;&quot;'&quot;)&amp;&quot;, &quot;&amp;IF([.L25]=&quot;&quot;;&quot;NULL&quot;;&quot;'&quot;&amp;[.L25]&amp;&quot;'&quot;)&amp;&quot;, &quot;&amp;IF([.M25]=&quot;&quot;;&quot;NULL&quot;;&quot;'&quot;&amp;[.M25]&amp;&quot;'&quot;)&amp;&quot;);&quot;" office:value-type="string" office:string-value="INSERT INTO feedbackApp_yemeklistesi (il_id, tarih, ogun, yemek_1, yemek_2, yemek_3, yemek_4, yemek_5, yemek_6, yemek_7, yemek_8, yemek_9, yemek_10) VALUES (1, '2025-04-24', 'kahvaltı', 'Dövme Çorba', 'Sade Omlet', 'Dereotlu Poğaça', 'Yöresel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1, '2025-04-24', 'kahvaltı', 'Dövme Çorba', 'Sade Omlet', 'Dereotlu Poğaça', 'Yöresel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5" calcext:value-type="date">
            <text:p>2025-04-25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Şehriye Çorba</text:p>
          </table:table-cell>
          <table:table-cell office:value-type="string" calcext:value-type="string">
            <text:p>Patatesli Börek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6];&quot;YYYY-MM-DD&quot;)&amp;&quot;', '&quot;&amp;[.C26]&amp;&quot;', &quot;&amp;IF([.D26]=&quot;&quot;;&quot;NULL&quot;;&quot;'&quot;&amp;[.D26]&amp;&quot;'&quot;)&amp;&quot;, &quot;&amp;IF([.E26]=&quot;&quot;;&quot;NULL&quot;;&quot;'&quot;&amp;[.E26]&amp;&quot;'&quot;)&amp;&quot;, &quot;&amp;IF([.F26]=&quot;&quot;;&quot;NULL&quot;;&quot;'&quot;&amp;[.F26]&amp;&quot;'&quot;)&amp;&quot;, &quot;&amp;IF([.G26]=&quot;&quot;;&quot;NULL&quot;;&quot;'&quot;&amp;[.G26]&amp;&quot;'&quot;)&amp;&quot;, &quot;&amp;IF([.H26]=&quot;&quot;;&quot;NULL&quot;;&quot;'&quot;&amp;[.H26]&amp;&quot;'&quot;)&amp;&quot;, &quot;&amp;IF([.I26]=&quot;&quot;;&quot;NULL&quot;;&quot;'&quot;&amp;[.I26]&amp;&quot;'&quot;)&amp;&quot;, &quot;&amp;IF([.J26]=&quot;&quot;;&quot;NULL&quot;;&quot;'&quot;&amp;[.J26]&amp;&quot;'&quot;)&amp;&quot;, &quot;&amp;IF([.K26]=&quot;&quot;;&quot;NULL&quot;;&quot;'&quot;&amp;[.K26]&amp;&quot;'&quot;)&amp;&quot;, &quot;&amp;IF([.L26]=&quot;&quot;;&quot;NULL&quot;;&quot;'&quot;&amp;[.L26]&amp;&quot;'&quot;)&amp;&quot;, &quot;&amp;IF([.M26]=&quot;&quot;;&quot;NULL&quot;;&quot;'&quot;&amp;[.M26]&amp;&quot;'&quot;)&amp;&quot;);&quot;" office:value-type="string" office:string-value="INSERT INTO feedbackApp_yemeklistesi (il_id, tarih, ogun, yemek_1, yemek_2, yemek_3, yemek_4, yemek_5, yemek_6, yemek_7, yemek_8, yemek_9, yemek_10) VALUES (1, '2025-04-25', 'kahvaltı', 'Şehriye Çorba', 'Patatesli Börek', 'Haşlanmış Yumurta', 'Beyaz Peynir', 'Siyah/Yeşil Zeytin', 'Tahinli Pekmez', NULL, NULL, NULL, NULL);" calcext:value-type="string">
            <text:p>INSERT INTO feedbackApp_yemeklistesi (il_id, tarih, ogun, yemek_1, yemek_2, yemek_3, yemek_4, yemek_5, yemek_6, yemek_7, yemek_8, yemek_9, yemek_10) VALUES (1, '2025-04-25', 'kahvaltı', 'Şehriye Çorba', 'Patatesli Börek', 'Haşlanmış Yumurta', 'Beyaz Peynir', 'Siyah/Yeşil Zeytin', 'Tahinli Pekme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6" calcext:value-type="date">
            <text:p>2025-04-26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ahluta Çorba</text:p>
          </table:table-cell>
          <table:table-cell office:value-type="string" calcext:value-type="string">
            <text:p>Peynirli Omlet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Krem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Bal+Tereya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7];&quot;YYYY-MM-DD&quot;)&amp;&quot;', '&quot;&amp;[.C27]&amp;&quot;', &quot;&amp;IF([.D27]=&quot;&quot;;&quot;NULL&quot;;&quot;'&quot;&amp;[.D27]&amp;&quot;'&quot;)&amp;&quot;, &quot;&amp;IF([.E27]=&quot;&quot;;&quot;NULL&quot;;&quot;'&quot;&amp;[.E27]&amp;&quot;'&quot;)&amp;&quot;, &quot;&amp;IF([.F27]=&quot;&quot;;&quot;NULL&quot;;&quot;'&quot;&amp;[.F27]&amp;&quot;'&quot;)&amp;&quot;, &quot;&amp;IF([.G27]=&quot;&quot;;&quot;NULL&quot;;&quot;'&quot;&amp;[.G27]&amp;&quot;'&quot;)&amp;&quot;, &quot;&amp;IF([.H27]=&quot;&quot;;&quot;NULL&quot;;&quot;'&quot;&amp;[.H27]&amp;&quot;'&quot;)&amp;&quot;, &quot;&amp;IF([.I27]=&quot;&quot;;&quot;NULL&quot;;&quot;'&quot;&amp;[.I27]&amp;&quot;'&quot;)&amp;&quot;, &quot;&amp;IF([.J27]=&quot;&quot;;&quot;NULL&quot;;&quot;'&quot;&amp;[.J27]&amp;&quot;'&quot;)&amp;&quot;, &quot;&amp;IF([.K27]=&quot;&quot;;&quot;NULL&quot;;&quot;'&quot;&amp;[.K27]&amp;&quot;'&quot;)&amp;&quot;, &quot;&amp;IF([.L27]=&quot;&quot;;&quot;NULL&quot;;&quot;'&quot;&amp;[.L27]&amp;&quot;'&quot;)&amp;&quot;, &quot;&amp;IF([.M27]=&quot;&quot;;&quot;NULL&quot;;&quot;'&quot;&amp;[.M27]&amp;&quot;'&quot;)&amp;&quot;);&quot;" office:value-type="string" office:string-value="INSERT INTO feedbackApp_yemeklistesi (il_id, tarih, ogun, yemek_1, yemek_2, yemek_3, yemek_4, yemek_5, yemek_6, yemek_7, yemek_8, yemek_9, yemek_10) VALUES (1, '2025-04-26', 'kahvaltı', 'Mahluta Çorba', 'Peynirli Omlet', 'Simit', 'Krem Peynir', 'Siyah/Yeşil Zeytin', 'Bal+Tereyağ', NULL, NULL, NULL, NULL);" calcext:value-type="string">
            <text:p>INSERT INTO feedbackApp_yemeklistesi (il_id, tarih, ogun, yemek_1, yemek_2, yemek_3, yemek_4, yemek_5, yemek_6, yemek_7, yemek_8, yemek_9, yemek_10) VALUES (1, '2025-04-26', 'kahvaltı', 'Mahluta Çorba', 'Peynirli Omlet', 'Simit', 'Krem Peynir', 'Siyah/Yeşil Zeytin', 'Bal+Tereya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7" calcext:value-type="date">
            <text:p>2025-04-27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Yayla Çorba</text:p>
          </table:table-cell>
          <table:table-cell office:value-type="string" calcext:value-type="string">
            <text:p>Patates Kızartması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8];&quot;YYYY-MM-DD&quot;)&amp;&quot;', '&quot;&amp;[.C28]&amp;&quot;', &quot;&amp;IF([.D28]=&quot;&quot;;&quot;NULL&quot;;&quot;'&quot;&amp;[.D28]&amp;&quot;'&quot;)&amp;&quot;, &quot;&amp;IF([.E28]=&quot;&quot;;&quot;NULL&quot;;&quot;'&quot;&amp;[.E28]&amp;&quot;'&quot;)&amp;&quot;, &quot;&amp;IF([.F28]=&quot;&quot;;&quot;NULL&quot;;&quot;'&quot;&amp;[.F28]&amp;&quot;'&quot;)&amp;&quot;, &quot;&amp;IF([.G28]=&quot;&quot;;&quot;NULL&quot;;&quot;'&quot;&amp;[.G28]&amp;&quot;'&quot;)&amp;&quot;, &quot;&amp;IF([.H28]=&quot;&quot;;&quot;NULL&quot;;&quot;'&quot;&amp;[.H28]&amp;&quot;'&quot;)&amp;&quot;, &quot;&amp;IF([.I28]=&quot;&quot;;&quot;NULL&quot;;&quot;'&quot;&amp;[.I28]&amp;&quot;'&quot;)&amp;&quot;, &quot;&amp;IF([.J28]=&quot;&quot;;&quot;NULL&quot;;&quot;'&quot;&amp;[.J28]&amp;&quot;'&quot;)&amp;&quot;, &quot;&amp;IF([.K28]=&quot;&quot;;&quot;NULL&quot;;&quot;'&quot;&amp;[.K28]&amp;&quot;'&quot;)&amp;&quot;, &quot;&amp;IF([.L28]=&quot;&quot;;&quot;NULL&quot;;&quot;'&quot;&amp;[.L28]&amp;&quot;'&quot;)&amp;&quot;, &quot;&amp;IF([.M28]=&quot;&quot;;&quot;NULL&quot;;&quot;'&quot;&amp;[.M28]&amp;&quot;'&quot;)&amp;&quot;);&quot;" office:value-type="string" office:string-value="INSERT INTO feedbackApp_yemeklistesi (il_id, tarih, ogun, yemek_1, yemek_2, yemek_3, yemek_4, yemek_5, yemek_6, yemek_7, yemek_8, yemek_9, yemek_10) VALUES (1, '2025-04-27', 'kahvaltı', 'Yayla Çorba', 'Patates Kızartması', 'Haşlanmış Yumurta', 'Beyaz Peynir', 'Siyah/Yeşil Zeytin', 'Mevsim Sebzeleri Söğüş', NULL, NULL, NULL, NULL);" calcext:value-type="string">
            <text:p>INSERT INTO feedbackApp_yemeklistesi (il_id, tarih, ogun, yemek_1, yemek_2, yemek_3, yemek_4, yemek_5, yemek_6, yemek_7, yemek_8, yemek_9, yemek_10) VALUES (1, '2025-04-27', 'kahvaltı', 'Yayla Çorba', 'Patates Kızartması', 'Haşlanmış Yumurta', 'Beyaz Peynir', 'Siyah/Yeşil Zeytin', 'Mevsim Sebzeleri Söğüş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8" calcext:value-type="date">
            <text:p>2025-04-28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Tarhana Çorba</text:p>
          </table:table-cell>
          <table:table-cell office:value-type="string" calcext:value-type="string">
            <text:p>Menemen</text:p>
          </table:table-cell>
          <table:table-cell office:value-type="string" calcext:value-type="string">
            <text:p>Sade Açm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Sürülebilir Çikolata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29];&quot;YYYY-MM-DD&quot;)&amp;&quot;', '&quot;&amp;[.C29]&amp;&quot;', &quot;&amp;IF([.D29]=&quot;&quot;;&quot;NULL&quot;;&quot;'&quot;&amp;[.D29]&amp;&quot;'&quot;)&amp;&quot;, &quot;&amp;IF([.E29]=&quot;&quot;;&quot;NULL&quot;;&quot;'&quot;&amp;[.E29]&amp;&quot;'&quot;)&amp;&quot;, &quot;&amp;IF([.F29]=&quot;&quot;;&quot;NULL&quot;;&quot;'&quot;&amp;[.F29]&amp;&quot;'&quot;)&amp;&quot;, &quot;&amp;IF([.G29]=&quot;&quot;;&quot;NULL&quot;;&quot;'&quot;&amp;[.G29]&amp;&quot;'&quot;)&amp;&quot;, &quot;&amp;IF([.H29]=&quot;&quot;;&quot;NULL&quot;;&quot;'&quot;&amp;[.H29]&amp;&quot;'&quot;)&amp;&quot;, &quot;&amp;IF([.I29]=&quot;&quot;;&quot;NULL&quot;;&quot;'&quot;&amp;[.I29]&amp;&quot;'&quot;)&amp;&quot;, &quot;&amp;IF([.J29]=&quot;&quot;;&quot;NULL&quot;;&quot;'&quot;&amp;[.J29]&amp;&quot;'&quot;)&amp;&quot;, &quot;&amp;IF([.K29]=&quot;&quot;;&quot;NULL&quot;;&quot;'&quot;&amp;[.K29]&amp;&quot;'&quot;)&amp;&quot;, &quot;&amp;IF([.L29]=&quot;&quot;;&quot;NULL&quot;;&quot;'&quot;&amp;[.L29]&amp;&quot;'&quot;)&amp;&quot;, &quot;&amp;IF([.M29]=&quot;&quot;;&quot;NULL&quot;;&quot;'&quot;&amp;[.M29]&amp;&quot;'&quot;)&amp;&quot;);&quot;" office:value-type="string" office:string-value="INSERT INTO feedbackApp_yemeklistesi (il_id, tarih, ogun, yemek_1, yemek_2, yemek_3, yemek_4, yemek_5, yemek_6, yemek_7, yemek_8, yemek_9, yemek_10) VALUES (1, '2025-04-28', 'kahvaltı', 'Tarhana Çorba', 'Menemen', 'Sade Açma', 'Kaşar Peynir', 'Siyah/Yeşil Zeytin', 'Sürülebilir Çikolata', NULL, NULL, NULL, NULL);" calcext:value-type="string">
            <text:p>INSERT INTO feedbackApp_yemeklistesi (il_id, tarih, ogun, yemek_1, yemek_2, yemek_3, yemek_4, yemek_5, yemek_6, yemek_7, yemek_8, yemek_9, yemek_10) VALUES (1, '2025-04-28', 'kahvaltı', 'Tarhana Çorba', 'Menemen', 'Sade Açma', 'Kaşar Peynir', 'Siyah/Yeşil Zeytin', 'Sürülebilir Çikolata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29" calcext:value-type="date">
            <text:p>2025-04-29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Mercimek Çorba</text:p>
          </table:table-cell>
          <table:table-cell office:value-type="string" calcext:value-type="string">
            <text:p>Karışık Kızartma 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uz</text:p>
          </table:table-cell>
          <table:table-cell table:number-columns-repeated="4"/>
          <table:table-cell table:formula="of:=&quot;INSERT INTO feedbackApp_yemeklistesi (il_id, tarih, ogun, yemek_1, yemek_2, yemek_3, yemek_4, yemek_5, yemek_6, yemek_7, yemek_8, yemek_9, yemek_10) VALUES (1, '&quot;&amp;TEXT([.B30];&quot;YYYY-MM-DD&quot;)&amp;&quot;', '&quot;&amp;[.C30]&amp;&quot;', &quot;&amp;IF([.D30]=&quot;&quot;;&quot;NULL&quot;;&quot;'&quot;&amp;[.D30]&amp;&quot;'&quot;)&amp;&quot;, &quot;&amp;IF([.E30]=&quot;&quot;;&quot;NULL&quot;;&quot;'&quot;&amp;[.E30]&amp;&quot;'&quot;)&amp;&quot;, &quot;&amp;IF([.F30]=&quot;&quot;;&quot;NULL&quot;;&quot;'&quot;&amp;[.F30]&amp;&quot;'&quot;)&amp;&quot;, &quot;&amp;IF([.G30]=&quot;&quot;;&quot;NULL&quot;;&quot;'&quot;&amp;[.G30]&amp;&quot;'&quot;)&amp;&quot;, &quot;&amp;IF([.H30]=&quot;&quot;;&quot;NULL&quot;;&quot;'&quot;&amp;[.H30]&amp;&quot;'&quot;)&amp;&quot;, &quot;&amp;IF([.I30]=&quot;&quot;;&quot;NULL&quot;;&quot;'&quot;&amp;[.I30]&amp;&quot;'&quot;)&amp;&quot;, &quot;&amp;IF([.J30]=&quot;&quot;;&quot;NULL&quot;;&quot;'&quot;&amp;[.J30]&amp;&quot;'&quot;)&amp;&quot;, &quot;&amp;IF([.K30]=&quot;&quot;;&quot;NULL&quot;;&quot;'&quot;&amp;[.K30]&amp;&quot;'&quot;)&amp;&quot;, &quot;&amp;IF([.L30]=&quot;&quot;;&quot;NULL&quot;;&quot;'&quot;&amp;[.L30]&amp;&quot;'&quot;)&amp;&quot;, &quot;&amp;IF([.M30]=&quot;&quot;;&quot;NULL&quot;;&quot;'&quot;&amp;[.M30]&amp;&quot;'&quot;)&amp;&quot;);&quot;" office:value-type="string" office:string-value="INSERT INTO feedbackApp_yemeklistesi (il_id, tarih, ogun, yemek_1, yemek_2, yemek_3, yemek_4, yemek_5, yemek_6, yemek_7, yemek_8, yemek_9, yemek_10) VALUES (1, '2025-04-29', 'kahvaltı', 'Mercimek Çorba', 'Karışık Kızartma ', 'Haşlanmış Yumurta', 'Beyaz Peynir', 'Siyah/Yeşil Zeytin', 'Muz', NULL, NULL, NULL, NULL);" calcext:value-type="string">
            <text:p>INSERT INTO feedbackApp_yemeklistesi (il_id, tarih, ogun, yemek_1, yemek_2, yemek_3, yemek_4, yemek_5, yemek_6, yemek_7, yemek_8, yemek_9, yemek_10) VALUES (1, '2025-04-29', 'kahvaltı', 'Mercimek Çorba', 'Karışık Kızartma ', 'Haşlanmış Yumurta', 'Beyaz Peynir', 'Siyah/Yeşil Zeytin', 'Muz'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4-30" calcext:value-type="date">
            <text:p>2025-04-30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Kaşarlı Omlet</text:p>
          </table:table-cell>
          <table:table-cell office:value-type="string" calcext:value-type="string">
            <text:p>Çikolatalı Milföy Börek</text:p>
          </table:table-cell>
          <table:table-cell office:value-type="string" calcext:value-type="string">
            <text:p>Beyaz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Tahinli Pekmez</text:p>
          </table:table-cell>
          <table:table-cell/>
          <table:table-cell table:style-name="Default"/>
          <table:table-cell table:number-columns-repeated="3"/>
          <table:table-cell table:formula="of:=&quot;INSERT INTO feedbackApp_yemeklistesi (il_id, tarih, ogun, yemek_1, yemek_2, yemek_3, yemek_4, yemek_5, yemek_6, yemek_7, yemek_8, yemek_9, yemek_10) VALUES (1, '&quot;&amp;TEXT([.B31];&quot;YYYY-MM-DD&quot;)&amp;&quot;', '&quot;&amp;[.C31]&amp;&quot;', &quot;&amp;IF([.D31]=&quot;&quot;;&quot;NULL&quot;;&quot;'&quot;&amp;[.D31]&amp;&quot;'&quot;)&amp;&quot;, &quot;&amp;IF([.E31]=&quot;&quot;;&quot;NULL&quot;;&quot;'&quot;&amp;[.E31]&amp;&quot;'&quot;)&amp;&quot;, &quot;&amp;IF([.F31]=&quot;&quot;;&quot;NULL&quot;;&quot;'&quot;&amp;[.F31]&amp;&quot;'&quot;)&amp;&quot;, &quot;&amp;IF([.G31]=&quot;&quot;;&quot;NULL&quot;;&quot;'&quot;&amp;[.G31]&amp;&quot;'&quot;)&amp;&quot;, &quot;&amp;IF([.H31]=&quot;&quot;;&quot;NULL&quot;;&quot;'&quot;&amp;[.H31]&amp;&quot;'&quot;)&amp;&quot;, &quot;&amp;IF([.I31]=&quot;&quot;;&quot;NULL&quot;;&quot;'&quot;&amp;[.I31]&amp;&quot;'&quot;)&amp;&quot;, &quot;&amp;IF([.J31]=&quot;&quot;;&quot;NULL&quot;;&quot;'&quot;&amp;[.J31]&amp;&quot;'&quot;)&amp;&quot;, &quot;&amp;IF([.K31]=&quot;&quot;;&quot;NULL&quot;;&quot;'&quot;&amp;[.K31]&amp;&quot;'&quot;)&amp;&quot;, &quot;&amp;IF([.L31]=&quot;&quot;;&quot;NULL&quot;;&quot;'&quot;&amp;[.L31]&amp;&quot;'&quot;)&amp;&quot;, &quot;&amp;IF([.M31]=&quot;&quot;;&quot;NULL&quot;;&quot;'&quot;&amp;[.M31]&amp;&quot;'&quot;)&amp;&quot;);&quot;" office:value-type="string" office:string-value="INSERT INTO feedbackApp_yemeklistesi (il_id, tarih, ogun, yemek_1, yemek_2, yemek_3, yemek_4, yemek_5, yemek_6, yemek_7, yemek_8, yemek_9, yemek_10) VALUES (1, '2025-04-30', 'kahvaltı', 'Kaşarlı Omlet', 'Çikolatalı Milföy Börek', 'Beyaz Peynir', 'Siyah/Yeşil Zeytin', 'Tahinli Pekmez', NULL, NULL, NULL, NULL, NULL);" calcext:value-type="string">
            <text:p>INSERT INTO feedbackApp_yemeklistesi (il_id, tarih, ogun, yemek_1, yemek_2, yemek_3, yemek_4, yemek_5, yemek_6, yemek_7, yemek_8, yemek_9, yemek_10) VALUES (1, '2025-04-30', 'kahvaltı', 'Kaşarlı Omlet', 'Çikolatalı Milföy Börek', 'Beyaz Peynir', 'Siyah/Yeşil Zeytin', 'Tahinli Pekmez', NULL, NULL, NULL, NULL, NULL)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ana</text:p>
          </table:table-cell>
          <table:table-cell table:style-name="ce5" office:value-type="date" office:date-value="2025-05-01" calcext:value-type="date">
            <text:p>2025-05-01</text:p>
          </table:table-cell>
          <table:table-cell office:value-type="string" calcext:value-type="string">
            <text:p>kahvaltı</text:p>
          </table:table-cell>
          <table:table-cell office:value-type="string" calcext:value-type="string">
            <text:p>Simit</text:p>
          </table:table-cell>
          <table:table-cell office:value-type="string" calcext:value-type="string">
            <text:p>Haşlanmış Yumurta</text:p>
          </table:table-cell>
          <table:table-cell office:value-type="string" calcext:value-type="string">
            <text:p>Kaşar Peynir</text:p>
          </table:table-cell>
          <table:table-cell office:value-type="string" calcext:value-type="string">
            <text:p>Siyah/Yeşil Zeytin</text:p>
          </table:table-cell>
          <table:table-cell office:value-type="string" calcext:value-type="string">
            <text:p>Mevsim Sebzeleri Söğüş</text:p>
          </table:table-cell>
          <table:table-cell/>
          <table:table-cell table:style-name="Default"/>
          <table:table-cell table:number-columns-repeated="3"/>
          <table:table-cell table:formula="of:=&quot;INSERT INTO feedbackApp_yemeklistesi (il_id, tarih, ogun, yemek_1, yemek_2, yemek_3, yemek_4, yemek_5, yemek_6, yemek_7, yemek_8, yemek_9, yemek_10) VALUES (1, '&quot;&amp;TEXT([.B32];&quot;YYYY-MM-DD&quot;)&amp;&quot;', '&quot;&amp;[.C32]&amp;&quot;', &quot;&amp;IF([.D32]=&quot;&quot;;&quot;NULL&quot;;&quot;'&quot;&amp;[.D32]&amp;&quot;'&quot;)&amp;&quot;, &quot;&amp;IF([.E32]=&quot;&quot;;&quot;NULL&quot;;&quot;'&quot;&amp;[.E32]&amp;&quot;'&quot;)&amp;&quot;, &quot;&amp;IF([.F32]=&quot;&quot;;&quot;NULL&quot;;&quot;'&quot;&amp;[.F32]&amp;&quot;'&quot;)&amp;&quot;, &quot;&amp;IF([.G32]=&quot;&quot;;&quot;NULL&quot;;&quot;'&quot;&amp;[.G32]&amp;&quot;'&quot;)&amp;&quot;, &quot;&amp;IF([.H32]=&quot;&quot;;&quot;NULL&quot;;&quot;'&quot;&amp;[.H32]&amp;&quot;'&quot;)&amp;&quot;, &quot;&amp;IF([.I32]=&quot;&quot;;&quot;NULL&quot;;&quot;'&quot;&amp;[.I32]&amp;&quot;'&quot;)&amp;&quot;, &quot;&amp;IF([.J32]=&quot;&quot;;&quot;NULL&quot;;&quot;'&quot;&amp;[.J32]&amp;&quot;'&quot;)&amp;&quot;, &quot;&amp;IF([.K32]=&quot;&quot;;&quot;NULL&quot;;&quot;'&quot;&amp;[.K32]&amp;&quot;'&quot;)&amp;&quot;, &quot;&amp;IF([.L32]=&quot;&quot;;&quot;NULL&quot;;&quot;'&quot;&amp;[.L32]&amp;&quot;'&quot;)&amp;&quot;, &quot;&amp;IF([.M32]=&quot;&quot;;&quot;NULL&quot;;&quot;'&quot;&amp;[.M32]&amp;&quot;'&quot;)&amp;&quot;);&quot;" office:value-type="string" office:string-value="INSERT INTO feedbackApp_yemeklistesi (il_id, tarih, ogun, yemek_1, yemek_2, yemek_3, yemek_4, yemek_5, yemek_6, yemek_7, yemek_8, yemek_9, yemek_10) VALUES (1, '2025-05-01', 'kahvaltı', 'Simit', 'Haşlanmış Yumurta', 'Kaşar Peynir', 'Siyah/Yeşil Zeytin', 'Mevsim Sebzeleri Söğüş', NULL, NULL, NULL, NULL, NULL);" calcext:value-type="string">
            <text:p>INSERT INTO feedbackApp_yemeklistesi (il_id, tarih, ogun, yemek_1, yemek_2, yemek_3, yemek_4, yemek_5, yemek_6, yemek_7, yemek_8, yemek_9, yemek_10) VALUES (1, '2025-05-01', 'kahvaltı', 'Simit', 'Haşlanmış Yumurta', 'Kaşar Peynir', 'Siyah/Yeşil Zeytin', 'Mevsim Sebzeleri Söğüş'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3];&quot;YYYY-MM-DD&quot;)&amp;&quot;', '&quot;&amp;[.C33]&amp;&quot;', &quot;&amp;IF([.D33]=&quot;&quot;;&quot;NULL&quot;;&quot;'&quot;&amp;[.D33]&amp;&quot;'&quot;)&amp;&quot;, &quot;&amp;IF([.E33]=&quot;&quot;;&quot;NULL&quot;;&quot;'&quot;&amp;[.E33]&amp;&quot;'&quot;)&amp;&quot;, &quot;&amp;IF([.F33]=&quot;&quot;;&quot;NULL&quot;;&quot;'&quot;&amp;[.F33]&amp;&quot;'&quot;)&amp;&quot;, &quot;&amp;IF([.G33]=&quot;&quot;;&quot;NULL&quot;;&quot;'&quot;&amp;[.G33]&amp;&quot;'&quot;)&amp;&quot;, &quot;&amp;IF([.H33]=&quot;&quot;;&quot;NULL&quot;;&quot;'&quot;&amp;[.H33]&amp;&quot;'&quot;)&amp;&quot;, &quot;&amp;IF([.I33]=&quot;&quot;;&quot;NULL&quot;;&quot;'&quot;&amp;[.I33]&amp;&quot;'&quot;)&amp;&quot;, &quot;&amp;IF([.J33]=&quot;&quot;;&quot;NULL&quot;;&quot;'&quot;&amp;[.J33]&amp;&quot;'&quot;)&amp;&quot;, &quot;&amp;IF([.K33]=&quot;&quot;;&quot;NULL&quot;;&quot;'&quot;&amp;[.K33]&amp;&quot;'&quot;)&amp;&quot;, &quot;&amp;IF([.L33]=&quot;&quot;;&quot;NULL&quot;;&quot;'&quot;&amp;[.L33]&amp;&quot;'&quot;)&amp;&quot;, &quot;&amp;IF([.M33]=&quot;&quot;;&quot;NULL&quot;;&quot;'&quot;&amp;[.M33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4];&quot;YYYY-MM-DD&quot;)&amp;&quot;', '&quot;&amp;[.C34]&amp;&quot;', &quot;&amp;IF([.D34]=&quot;&quot;;&quot;NULL&quot;;&quot;'&quot;&amp;[.D34]&amp;&quot;'&quot;)&amp;&quot;, &quot;&amp;IF([.E34]=&quot;&quot;;&quot;NULL&quot;;&quot;'&quot;&amp;[.E34]&amp;&quot;'&quot;)&amp;&quot;, &quot;&amp;IF([.F34]=&quot;&quot;;&quot;NULL&quot;;&quot;'&quot;&amp;[.F34]&amp;&quot;'&quot;)&amp;&quot;, &quot;&amp;IF([.G34]=&quot;&quot;;&quot;NULL&quot;;&quot;'&quot;&amp;[.G34]&amp;&quot;'&quot;)&amp;&quot;, &quot;&amp;IF([.H34]=&quot;&quot;;&quot;NULL&quot;;&quot;'&quot;&amp;[.H34]&amp;&quot;'&quot;)&amp;&quot;, &quot;&amp;IF([.I34]=&quot;&quot;;&quot;NULL&quot;;&quot;'&quot;&amp;[.I34]&amp;&quot;'&quot;)&amp;&quot;, &quot;&amp;IF([.J34]=&quot;&quot;;&quot;NULL&quot;;&quot;'&quot;&amp;[.J34]&amp;&quot;'&quot;)&amp;&quot;, &quot;&amp;IF([.K34]=&quot;&quot;;&quot;NULL&quot;;&quot;'&quot;&amp;[.K34]&amp;&quot;'&quot;)&amp;&quot;, &quot;&amp;IF([.L34]=&quot;&quot;;&quot;NULL&quot;;&quot;'&quot;&amp;[.L34]&amp;&quot;'&quot;)&amp;&quot;, &quot;&amp;IF([.M34]=&quot;&quot;;&quot;NULL&quot;;&quot;'&quot;&amp;[.M34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5];&quot;YYYY-MM-DD&quot;)&amp;&quot;', '&quot;&amp;[.C35]&amp;&quot;', &quot;&amp;IF([.D35]=&quot;&quot;;&quot;NULL&quot;;&quot;'&quot;&amp;[.D35]&amp;&quot;'&quot;)&amp;&quot;, &quot;&amp;IF([.E35]=&quot;&quot;;&quot;NULL&quot;;&quot;'&quot;&amp;[.E35]&amp;&quot;'&quot;)&amp;&quot;, &quot;&amp;IF([.F35]=&quot;&quot;;&quot;NULL&quot;;&quot;'&quot;&amp;[.F35]&amp;&quot;'&quot;)&amp;&quot;, &quot;&amp;IF([.G35]=&quot;&quot;;&quot;NULL&quot;;&quot;'&quot;&amp;[.G35]&amp;&quot;'&quot;)&amp;&quot;, &quot;&amp;IF([.H35]=&quot;&quot;;&quot;NULL&quot;;&quot;'&quot;&amp;[.H35]&amp;&quot;'&quot;)&amp;&quot;, &quot;&amp;IF([.I35]=&quot;&quot;;&quot;NULL&quot;;&quot;'&quot;&amp;[.I35]&amp;&quot;'&quot;)&amp;&quot;, &quot;&amp;IF([.J35]=&quot;&quot;;&quot;NULL&quot;;&quot;'&quot;&amp;[.J35]&amp;&quot;'&quot;)&amp;&quot;, &quot;&amp;IF([.K35]=&quot;&quot;;&quot;NULL&quot;;&quot;'&quot;&amp;[.K35]&amp;&quot;'&quot;)&amp;&quot;, &quot;&amp;IF([.L35]=&quot;&quot;;&quot;NULL&quot;;&quot;'&quot;&amp;[.L35]&amp;&quot;'&quot;)&amp;&quot;, &quot;&amp;IF([.M35]=&quot;&quot;;&quot;NULL&quot;;&quot;'&quot;&amp;[.M35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6];&quot;YYYY-MM-DD&quot;)&amp;&quot;', '&quot;&amp;[.C36]&amp;&quot;', &quot;&amp;IF([.D36]=&quot;&quot;;&quot;NULL&quot;;&quot;'&quot;&amp;[.D36]&amp;&quot;'&quot;)&amp;&quot;, &quot;&amp;IF([.E36]=&quot;&quot;;&quot;NULL&quot;;&quot;'&quot;&amp;[.E36]&amp;&quot;'&quot;)&amp;&quot;, &quot;&amp;IF([.F36]=&quot;&quot;;&quot;NULL&quot;;&quot;'&quot;&amp;[.F36]&amp;&quot;'&quot;)&amp;&quot;, &quot;&amp;IF([.G36]=&quot;&quot;;&quot;NULL&quot;;&quot;'&quot;&amp;[.G36]&amp;&quot;'&quot;)&amp;&quot;, &quot;&amp;IF([.H36]=&quot;&quot;;&quot;NULL&quot;;&quot;'&quot;&amp;[.H36]&amp;&quot;'&quot;)&amp;&quot;, &quot;&amp;IF([.I36]=&quot;&quot;;&quot;NULL&quot;;&quot;'&quot;&amp;[.I36]&amp;&quot;'&quot;)&amp;&quot;, &quot;&amp;IF([.J36]=&quot;&quot;;&quot;NULL&quot;;&quot;'&quot;&amp;[.J36]&amp;&quot;'&quot;)&amp;&quot;, &quot;&amp;IF([.K36]=&quot;&quot;;&quot;NULL&quot;;&quot;'&quot;&amp;[.K36]&amp;&quot;'&quot;)&amp;&quot;, &quot;&amp;IF([.L36]=&quot;&quot;;&quot;NULL&quot;;&quot;'&quot;&amp;[.L36]&amp;&quot;'&quot;)&amp;&quot;, &quot;&amp;IF([.M36]=&quot;&quot;;&quot;NULL&quot;;&quot;'&quot;&amp;[.M36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7];&quot;YYYY-MM-DD&quot;)&amp;&quot;', '&quot;&amp;[.C37]&amp;&quot;', &quot;&amp;IF([.D37]=&quot;&quot;;&quot;NULL&quot;;&quot;'&quot;&amp;[.D37]&amp;&quot;'&quot;)&amp;&quot;, &quot;&amp;IF([.E37]=&quot;&quot;;&quot;NULL&quot;;&quot;'&quot;&amp;[.E37]&amp;&quot;'&quot;)&amp;&quot;, &quot;&amp;IF([.F37]=&quot;&quot;;&quot;NULL&quot;;&quot;'&quot;&amp;[.F37]&amp;&quot;'&quot;)&amp;&quot;, &quot;&amp;IF([.G37]=&quot;&quot;;&quot;NULL&quot;;&quot;'&quot;&amp;[.G37]&amp;&quot;'&quot;)&amp;&quot;, &quot;&amp;IF([.H37]=&quot;&quot;;&quot;NULL&quot;;&quot;'&quot;&amp;[.H37]&amp;&quot;'&quot;)&amp;&quot;, &quot;&amp;IF([.I37]=&quot;&quot;;&quot;NULL&quot;;&quot;'&quot;&amp;[.I37]&amp;&quot;'&quot;)&amp;&quot;, &quot;&amp;IF([.J37]=&quot;&quot;;&quot;NULL&quot;;&quot;'&quot;&amp;[.J37]&amp;&quot;'&quot;)&amp;&quot;, &quot;&amp;IF([.K37]=&quot;&quot;;&quot;NULL&quot;;&quot;'&quot;&amp;[.K37]&amp;&quot;'&quot;)&amp;&quot;, &quot;&amp;IF([.L37]=&quot;&quot;;&quot;NULL&quot;;&quot;'&quot;&amp;[.L37]&amp;&quot;'&quot;)&amp;&quot;, &quot;&amp;IF([.M37]=&quot;&quot;;&quot;NULL&quot;;&quot;'&quot;&amp;[.M37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8];&quot;YYYY-MM-DD&quot;)&amp;&quot;', '&quot;&amp;[.C38]&amp;&quot;', &quot;&amp;IF([.D38]=&quot;&quot;;&quot;NULL&quot;;&quot;'&quot;&amp;[.D38]&amp;&quot;'&quot;)&amp;&quot;, &quot;&amp;IF([.E38]=&quot;&quot;;&quot;NULL&quot;;&quot;'&quot;&amp;[.E38]&amp;&quot;'&quot;)&amp;&quot;, &quot;&amp;IF([.F38]=&quot;&quot;;&quot;NULL&quot;;&quot;'&quot;&amp;[.F38]&amp;&quot;'&quot;)&amp;&quot;, &quot;&amp;IF([.G38]=&quot;&quot;;&quot;NULL&quot;;&quot;'&quot;&amp;[.G38]&amp;&quot;'&quot;)&amp;&quot;, &quot;&amp;IF([.H38]=&quot;&quot;;&quot;NULL&quot;;&quot;'&quot;&amp;[.H38]&amp;&quot;'&quot;)&amp;&quot;, &quot;&amp;IF([.I38]=&quot;&quot;;&quot;NULL&quot;;&quot;'&quot;&amp;[.I38]&amp;&quot;'&quot;)&amp;&quot;, &quot;&amp;IF([.J38]=&quot;&quot;;&quot;NULL&quot;;&quot;'&quot;&amp;[.J38]&amp;&quot;'&quot;)&amp;&quot;, &quot;&amp;IF([.K38]=&quot;&quot;;&quot;NULL&quot;;&quot;'&quot;&amp;[.K38]&amp;&quot;'&quot;)&amp;&quot;, &quot;&amp;IF([.L38]=&quot;&quot;;&quot;NULL&quot;;&quot;'&quot;&amp;[.L38]&amp;&quot;'&quot;)&amp;&quot;, &quot;&amp;IF([.M38]=&quot;&quot;;&quot;NULL&quot;;&quot;'&quot;&amp;[.M38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39];&quot;YYYY-MM-DD&quot;)&amp;&quot;', '&quot;&amp;[.C39]&amp;&quot;', &quot;&amp;IF([.D39]=&quot;&quot;;&quot;NULL&quot;;&quot;'&quot;&amp;[.D39]&amp;&quot;'&quot;)&amp;&quot;, &quot;&amp;IF([.E39]=&quot;&quot;;&quot;NULL&quot;;&quot;'&quot;&amp;[.E39]&amp;&quot;'&quot;)&amp;&quot;, &quot;&amp;IF([.F39]=&quot;&quot;;&quot;NULL&quot;;&quot;'&quot;&amp;[.F39]&amp;&quot;'&quot;)&amp;&quot;, &quot;&amp;IF([.G39]=&quot;&quot;;&quot;NULL&quot;;&quot;'&quot;&amp;[.G39]&amp;&quot;'&quot;)&amp;&quot;, &quot;&amp;IF([.H39]=&quot;&quot;;&quot;NULL&quot;;&quot;'&quot;&amp;[.H39]&amp;&quot;'&quot;)&amp;&quot;, &quot;&amp;IF([.I39]=&quot;&quot;;&quot;NULL&quot;;&quot;'&quot;&amp;[.I39]&amp;&quot;'&quot;)&amp;&quot;, &quot;&amp;IF([.J39]=&quot;&quot;;&quot;NULL&quot;;&quot;'&quot;&amp;[.J39]&amp;&quot;'&quot;)&amp;&quot;, &quot;&amp;IF([.K39]=&quot;&quot;;&quot;NULL&quot;;&quot;'&quot;&amp;[.K39]&amp;&quot;'&quot;)&amp;&quot;, &quot;&amp;IF([.L39]=&quot;&quot;;&quot;NULL&quot;;&quot;'&quot;&amp;[.L39]&amp;&quot;'&quot;)&amp;&quot;, &quot;&amp;IF([.M39]=&quot;&quot;;&quot;NULL&quot;;&quot;'&quot;&amp;[.M39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0];&quot;YYYY-MM-DD&quot;)&amp;&quot;', '&quot;&amp;[.C40]&amp;&quot;', &quot;&amp;IF([.D40]=&quot;&quot;;&quot;NULL&quot;;&quot;'&quot;&amp;[.D40]&amp;&quot;'&quot;)&amp;&quot;, &quot;&amp;IF([.E40]=&quot;&quot;;&quot;NULL&quot;;&quot;'&quot;&amp;[.E40]&amp;&quot;'&quot;)&amp;&quot;, &quot;&amp;IF([.F40]=&quot;&quot;;&quot;NULL&quot;;&quot;'&quot;&amp;[.F40]&amp;&quot;'&quot;)&amp;&quot;, &quot;&amp;IF([.G40]=&quot;&quot;;&quot;NULL&quot;;&quot;'&quot;&amp;[.G40]&amp;&quot;'&quot;)&amp;&quot;, &quot;&amp;IF([.H40]=&quot;&quot;;&quot;NULL&quot;;&quot;'&quot;&amp;[.H40]&amp;&quot;'&quot;)&amp;&quot;, &quot;&amp;IF([.I40]=&quot;&quot;;&quot;NULL&quot;;&quot;'&quot;&amp;[.I40]&amp;&quot;'&quot;)&amp;&quot;, &quot;&amp;IF([.J40]=&quot;&quot;;&quot;NULL&quot;;&quot;'&quot;&amp;[.J40]&amp;&quot;'&quot;)&amp;&quot;, &quot;&amp;IF([.K40]=&quot;&quot;;&quot;NULL&quot;;&quot;'&quot;&amp;[.K40]&amp;&quot;'&quot;)&amp;&quot;, &quot;&amp;IF([.L40]=&quot;&quot;;&quot;NULL&quot;;&quot;'&quot;&amp;[.L40]&amp;&quot;'&quot;)&amp;&quot;, &quot;&amp;IF([.M40]=&quot;&quot;;&quot;NULL&quot;;&quot;'&quot;&amp;[.M40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1];&quot;YYYY-MM-DD&quot;)&amp;&quot;', '&quot;&amp;[.C41]&amp;&quot;', &quot;&amp;IF([.D41]=&quot;&quot;;&quot;NULL&quot;;&quot;'&quot;&amp;[.D41]&amp;&quot;'&quot;)&amp;&quot;, &quot;&amp;IF([.E41]=&quot;&quot;;&quot;NULL&quot;;&quot;'&quot;&amp;[.E41]&amp;&quot;'&quot;)&amp;&quot;, &quot;&amp;IF([.F41]=&quot;&quot;;&quot;NULL&quot;;&quot;'&quot;&amp;[.F41]&amp;&quot;'&quot;)&amp;&quot;, &quot;&amp;IF([.G41]=&quot;&quot;;&quot;NULL&quot;;&quot;'&quot;&amp;[.G41]&amp;&quot;'&quot;)&amp;&quot;, &quot;&amp;IF([.H41]=&quot;&quot;;&quot;NULL&quot;;&quot;'&quot;&amp;[.H41]&amp;&quot;'&quot;)&amp;&quot;, &quot;&amp;IF([.I41]=&quot;&quot;;&quot;NULL&quot;;&quot;'&quot;&amp;[.I41]&amp;&quot;'&quot;)&amp;&quot;, &quot;&amp;IF([.J41]=&quot;&quot;;&quot;NULL&quot;;&quot;'&quot;&amp;[.J41]&amp;&quot;'&quot;)&amp;&quot;, &quot;&amp;IF([.K41]=&quot;&quot;;&quot;NULL&quot;;&quot;'&quot;&amp;[.K41]&amp;&quot;'&quot;)&amp;&quot;, &quot;&amp;IF([.L41]=&quot;&quot;;&quot;NULL&quot;;&quot;'&quot;&amp;[.L41]&amp;&quot;'&quot;)&amp;&quot;, &quot;&amp;IF([.M41]=&quot;&quot;;&quot;NULL&quot;;&quot;'&quot;&amp;[.M41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2];&quot;YYYY-MM-DD&quot;)&amp;&quot;', '&quot;&amp;[.C42]&amp;&quot;', &quot;&amp;IF([.D42]=&quot;&quot;;&quot;NULL&quot;;&quot;'&quot;&amp;[.D42]&amp;&quot;'&quot;)&amp;&quot;, &quot;&amp;IF([.E42]=&quot;&quot;;&quot;NULL&quot;;&quot;'&quot;&amp;[.E42]&amp;&quot;'&quot;)&amp;&quot;, &quot;&amp;IF([.F42]=&quot;&quot;;&quot;NULL&quot;;&quot;'&quot;&amp;[.F42]&amp;&quot;'&quot;)&amp;&quot;, &quot;&amp;IF([.G42]=&quot;&quot;;&quot;NULL&quot;;&quot;'&quot;&amp;[.G42]&amp;&quot;'&quot;)&amp;&quot;, &quot;&amp;IF([.H42]=&quot;&quot;;&quot;NULL&quot;;&quot;'&quot;&amp;[.H42]&amp;&quot;'&quot;)&amp;&quot;, &quot;&amp;IF([.I42]=&quot;&quot;;&quot;NULL&quot;;&quot;'&quot;&amp;[.I42]&amp;&quot;'&quot;)&amp;&quot;, &quot;&amp;IF([.J42]=&quot;&quot;;&quot;NULL&quot;;&quot;'&quot;&amp;[.J42]&amp;&quot;'&quot;)&amp;&quot;, &quot;&amp;IF([.K42]=&quot;&quot;;&quot;NULL&quot;;&quot;'&quot;&amp;[.K42]&amp;&quot;'&quot;)&amp;&quot;, &quot;&amp;IF([.L42]=&quot;&quot;;&quot;NULL&quot;;&quot;'&quot;&amp;[.L42]&amp;&quot;'&quot;)&amp;&quot;, &quot;&amp;IF([.M42]=&quot;&quot;;&quot;NULL&quot;;&quot;'&quot;&amp;[.M42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3];&quot;YYYY-MM-DD&quot;)&amp;&quot;', '&quot;&amp;[.C43]&amp;&quot;', &quot;&amp;IF([.D43]=&quot;&quot;;&quot;NULL&quot;;&quot;'&quot;&amp;[.D43]&amp;&quot;'&quot;)&amp;&quot;, &quot;&amp;IF([.E43]=&quot;&quot;;&quot;NULL&quot;;&quot;'&quot;&amp;[.E43]&amp;&quot;'&quot;)&amp;&quot;, &quot;&amp;IF([.F43]=&quot;&quot;;&quot;NULL&quot;;&quot;'&quot;&amp;[.F43]&amp;&quot;'&quot;)&amp;&quot;, &quot;&amp;IF([.G43]=&quot;&quot;;&quot;NULL&quot;;&quot;'&quot;&amp;[.G43]&amp;&quot;'&quot;)&amp;&quot;, &quot;&amp;IF([.H43]=&quot;&quot;;&quot;NULL&quot;;&quot;'&quot;&amp;[.H43]&amp;&quot;'&quot;)&amp;&quot;, &quot;&amp;IF([.I43]=&quot;&quot;;&quot;NULL&quot;;&quot;'&quot;&amp;[.I43]&amp;&quot;'&quot;)&amp;&quot;, &quot;&amp;IF([.J43]=&quot;&quot;;&quot;NULL&quot;;&quot;'&quot;&amp;[.J43]&amp;&quot;'&quot;)&amp;&quot;, &quot;&amp;IF([.K43]=&quot;&quot;;&quot;NULL&quot;;&quot;'&quot;&amp;[.K43]&amp;&quot;'&quot;)&amp;&quot;, &quot;&amp;IF([.L43]=&quot;&quot;;&quot;NULL&quot;;&quot;'&quot;&amp;[.L43]&amp;&quot;'&quot;)&amp;&quot;, &quot;&amp;IF([.M43]=&quot;&quot;;&quot;NULL&quot;;&quot;'&quot;&amp;[.M43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4];&quot;YYYY-MM-DD&quot;)&amp;&quot;', '&quot;&amp;[.C44]&amp;&quot;', &quot;&amp;IF([.D44]=&quot;&quot;;&quot;NULL&quot;;&quot;'&quot;&amp;[.D44]&amp;&quot;'&quot;)&amp;&quot;, &quot;&amp;IF([.E44]=&quot;&quot;;&quot;NULL&quot;;&quot;'&quot;&amp;[.E44]&amp;&quot;'&quot;)&amp;&quot;, &quot;&amp;IF([.F44]=&quot;&quot;;&quot;NULL&quot;;&quot;'&quot;&amp;[.F44]&amp;&quot;'&quot;)&amp;&quot;, &quot;&amp;IF([.G44]=&quot;&quot;;&quot;NULL&quot;;&quot;'&quot;&amp;[.G44]&amp;&quot;'&quot;)&amp;&quot;, &quot;&amp;IF([.H44]=&quot;&quot;;&quot;NULL&quot;;&quot;'&quot;&amp;[.H44]&amp;&quot;'&quot;)&amp;&quot;, &quot;&amp;IF([.I44]=&quot;&quot;;&quot;NULL&quot;;&quot;'&quot;&amp;[.I44]&amp;&quot;'&quot;)&amp;&quot;, &quot;&amp;IF([.J44]=&quot;&quot;;&quot;NULL&quot;;&quot;'&quot;&amp;[.J44]&amp;&quot;'&quot;)&amp;&quot;, &quot;&amp;IF([.K44]=&quot;&quot;;&quot;NULL&quot;;&quot;'&quot;&amp;[.K44]&amp;&quot;'&quot;)&amp;&quot;, &quot;&amp;IF([.L44]=&quot;&quot;;&quot;NULL&quot;;&quot;'&quot;&amp;[.L44]&amp;&quot;'&quot;)&amp;&quot;, &quot;&amp;IF([.M44]=&quot;&quot;;&quot;NULL&quot;;&quot;'&quot;&amp;[.M44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5];&quot;YYYY-MM-DD&quot;)&amp;&quot;', '&quot;&amp;[.C45]&amp;&quot;', &quot;&amp;IF([.D45]=&quot;&quot;;&quot;NULL&quot;;&quot;'&quot;&amp;[.D45]&amp;&quot;'&quot;)&amp;&quot;, &quot;&amp;IF([.E45]=&quot;&quot;;&quot;NULL&quot;;&quot;'&quot;&amp;[.E45]&amp;&quot;'&quot;)&amp;&quot;, &quot;&amp;IF([.F45]=&quot;&quot;;&quot;NULL&quot;;&quot;'&quot;&amp;[.F45]&amp;&quot;'&quot;)&amp;&quot;, &quot;&amp;IF([.G45]=&quot;&quot;;&quot;NULL&quot;;&quot;'&quot;&amp;[.G45]&amp;&quot;'&quot;)&amp;&quot;, &quot;&amp;IF([.H45]=&quot;&quot;;&quot;NULL&quot;;&quot;'&quot;&amp;[.H45]&amp;&quot;'&quot;)&amp;&quot;, &quot;&amp;IF([.I45]=&quot;&quot;;&quot;NULL&quot;;&quot;'&quot;&amp;[.I45]&amp;&quot;'&quot;)&amp;&quot;, &quot;&amp;IF([.J45]=&quot;&quot;;&quot;NULL&quot;;&quot;'&quot;&amp;[.J45]&amp;&quot;'&quot;)&amp;&quot;, &quot;&amp;IF([.K45]=&quot;&quot;;&quot;NULL&quot;;&quot;'&quot;&amp;[.K45]&amp;&quot;'&quot;)&amp;&quot;, &quot;&amp;IF([.L45]=&quot;&quot;;&quot;NULL&quot;;&quot;'&quot;&amp;[.L45]&amp;&quot;'&quot;)&amp;&quot;, &quot;&amp;IF([.M45]=&quot;&quot;;&quot;NULL&quot;;&quot;'&quot;&amp;[.M45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6];&quot;YYYY-MM-DD&quot;)&amp;&quot;', '&quot;&amp;[.C46]&amp;&quot;', &quot;&amp;IF([.D46]=&quot;&quot;;&quot;NULL&quot;;&quot;'&quot;&amp;[.D46]&amp;&quot;'&quot;)&amp;&quot;, &quot;&amp;IF([.E46]=&quot;&quot;;&quot;NULL&quot;;&quot;'&quot;&amp;[.E46]&amp;&quot;'&quot;)&amp;&quot;, &quot;&amp;IF([.F46]=&quot;&quot;;&quot;NULL&quot;;&quot;'&quot;&amp;[.F46]&amp;&quot;'&quot;)&amp;&quot;, &quot;&amp;IF([.G46]=&quot;&quot;;&quot;NULL&quot;;&quot;'&quot;&amp;[.G46]&amp;&quot;'&quot;)&amp;&quot;, &quot;&amp;IF([.H46]=&quot;&quot;;&quot;NULL&quot;;&quot;'&quot;&amp;[.H46]&amp;&quot;'&quot;)&amp;&quot;, &quot;&amp;IF([.I46]=&quot;&quot;;&quot;NULL&quot;;&quot;'&quot;&amp;[.I46]&amp;&quot;'&quot;)&amp;&quot;, &quot;&amp;IF([.J46]=&quot;&quot;;&quot;NULL&quot;;&quot;'&quot;&amp;[.J46]&amp;&quot;'&quot;)&amp;&quot;, &quot;&amp;IF([.K46]=&quot;&quot;;&quot;NULL&quot;;&quot;'&quot;&amp;[.K46]&amp;&quot;'&quot;)&amp;&quot;, &quot;&amp;IF([.L46]=&quot;&quot;;&quot;NULL&quot;;&quot;'&quot;&amp;[.L46]&amp;&quot;'&quot;)&amp;&quot;, &quot;&amp;IF([.M46]=&quot;&quot;;&quot;NULL&quot;;&quot;'&quot;&amp;[.M46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7];&quot;YYYY-MM-DD&quot;)&amp;&quot;', '&quot;&amp;[.C47]&amp;&quot;', &quot;&amp;IF([.D47]=&quot;&quot;;&quot;NULL&quot;;&quot;'&quot;&amp;[.D47]&amp;&quot;'&quot;)&amp;&quot;, &quot;&amp;IF([.E47]=&quot;&quot;;&quot;NULL&quot;;&quot;'&quot;&amp;[.E47]&amp;&quot;'&quot;)&amp;&quot;, &quot;&amp;IF([.F47]=&quot;&quot;;&quot;NULL&quot;;&quot;'&quot;&amp;[.F47]&amp;&quot;'&quot;)&amp;&quot;, &quot;&amp;IF([.G47]=&quot;&quot;;&quot;NULL&quot;;&quot;'&quot;&amp;[.G47]&amp;&quot;'&quot;)&amp;&quot;, &quot;&amp;IF([.H47]=&quot;&quot;;&quot;NULL&quot;;&quot;'&quot;&amp;[.H47]&amp;&quot;'&quot;)&amp;&quot;, &quot;&amp;IF([.I47]=&quot;&quot;;&quot;NULL&quot;;&quot;'&quot;&amp;[.I47]&amp;&quot;'&quot;)&amp;&quot;, &quot;&amp;IF([.J47]=&quot;&quot;;&quot;NULL&quot;;&quot;'&quot;&amp;[.J47]&amp;&quot;'&quot;)&amp;&quot;, &quot;&amp;IF([.K47]=&quot;&quot;;&quot;NULL&quot;;&quot;'&quot;&amp;[.K47]&amp;&quot;'&quot;)&amp;&quot;, &quot;&amp;IF([.L47]=&quot;&quot;;&quot;NULL&quot;;&quot;'&quot;&amp;[.L47]&amp;&quot;'&quot;)&amp;&quot;, &quot;&amp;IF([.M47]=&quot;&quot;;&quot;NULL&quot;;&quot;'&quot;&amp;[.M47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8];&quot;YYYY-MM-DD&quot;)&amp;&quot;', '&quot;&amp;[.C48]&amp;&quot;', &quot;&amp;IF([.D48]=&quot;&quot;;&quot;NULL&quot;;&quot;'&quot;&amp;[.D48]&amp;&quot;'&quot;)&amp;&quot;, &quot;&amp;IF([.E48]=&quot;&quot;;&quot;NULL&quot;;&quot;'&quot;&amp;[.E48]&amp;&quot;'&quot;)&amp;&quot;, &quot;&amp;IF([.F48]=&quot;&quot;;&quot;NULL&quot;;&quot;'&quot;&amp;[.F48]&amp;&quot;'&quot;)&amp;&quot;, &quot;&amp;IF([.G48]=&quot;&quot;;&quot;NULL&quot;;&quot;'&quot;&amp;[.G48]&amp;&quot;'&quot;)&amp;&quot;, &quot;&amp;IF([.H48]=&quot;&quot;;&quot;NULL&quot;;&quot;'&quot;&amp;[.H48]&amp;&quot;'&quot;)&amp;&quot;, &quot;&amp;IF([.I48]=&quot;&quot;;&quot;NULL&quot;;&quot;'&quot;&amp;[.I48]&amp;&quot;'&quot;)&amp;&quot;, &quot;&amp;IF([.J48]=&quot;&quot;;&quot;NULL&quot;;&quot;'&quot;&amp;[.J48]&amp;&quot;'&quot;)&amp;&quot;, &quot;&amp;IF([.K48]=&quot;&quot;;&quot;NULL&quot;;&quot;'&quot;&amp;[.K48]&amp;&quot;'&quot;)&amp;&quot;, &quot;&amp;IF([.L48]=&quot;&quot;;&quot;NULL&quot;;&quot;'&quot;&amp;[.L48]&amp;&quot;'&quot;)&amp;&quot;, &quot;&amp;IF([.M48]=&quot;&quot;;&quot;NULL&quot;;&quot;'&quot;&amp;[.M48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49];&quot;YYYY-MM-DD&quot;)&amp;&quot;', '&quot;&amp;[.C49]&amp;&quot;', &quot;&amp;IF([.D49]=&quot;&quot;;&quot;NULL&quot;;&quot;'&quot;&amp;[.D49]&amp;&quot;'&quot;)&amp;&quot;, &quot;&amp;IF([.E49]=&quot;&quot;;&quot;NULL&quot;;&quot;'&quot;&amp;[.E49]&amp;&quot;'&quot;)&amp;&quot;, &quot;&amp;IF([.F49]=&quot;&quot;;&quot;NULL&quot;;&quot;'&quot;&amp;[.F49]&amp;&quot;'&quot;)&amp;&quot;, &quot;&amp;IF([.G49]=&quot;&quot;;&quot;NULL&quot;;&quot;'&quot;&amp;[.G49]&amp;&quot;'&quot;)&amp;&quot;, &quot;&amp;IF([.H49]=&quot;&quot;;&quot;NULL&quot;;&quot;'&quot;&amp;[.H49]&amp;&quot;'&quot;)&amp;&quot;, &quot;&amp;IF([.I49]=&quot;&quot;;&quot;NULL&quot;;&quot;'&quot;&amp;[.I49]&amp;&quot;'&quot;)&amp;&quot;, &quot;&amp;IF([.J49]=&quot;&quot;;&quot;NULL&quot;;&quot;'&quot;&amp;[.J49]&amp;&quot;'&quot;)&amp;&quot;, &quot;&amp;IF([.K49]=&quot;&quot;;&quot;NULL&quot;;&quot;'&quot;&amp;[.K49]&amp;&quot;'&quot;)&amp;&quot;, &quot;&amp;IF([.L49]=&quot;&quot;;&quot;NULL&quot;;&quot;'&quot;&amp;[.L49]&amp;&quot;'&quot;)&amp;&quot;, &quot;&amp;IF([.M49]=&quot;&quot;;&quot;NULL&quot;;&quot;'&quot;&amp;[.M49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50];&quot;YYYY-MM-DD&quot;)&amp;&quot;', '&quot;&amp;[.C50]&amp;&quot;', &quot;&amp;IF([.D50]=&quot;&quot;;&quot;NULL&quot;;&quot;'&quot;&amp;[.D50]&amp;&quot;'&quot;)&amp;&quot;, &quot;&amp;IF([.E50]=&quot;&quot;;&quot;NULL&quot;;&quot;'&quot;&amp;[.E50]&amp;&quot;'&quot;)&amp;&quot;, &quot;&amp;IF([.F50]=&quot;&quot;;&quot;NULL&quot;;&quot;'&quot;&amp;[.F50]&amp;&quot;'&quot;)&amp;&quot;, &quot;&amp;IF([.G50]=&quot;&quot;;&quot;NULL&quot;;&quot;'&quot;&amp;[.G50]&amp;&quot;'&quot;)&amp;&quot;, &quot;&amp;IF([.H50]=&quot;&quot;;&quot;NULL&quot;;&quot;'&quot;&amp;[.H50]&amp;&quot;'&quot;)&amp;&quot;, &quot;&amp;IF([.I50]=&quot;&quot;;&quot;NULL&quot;;&quot;'&quot;&amp;[.I50]&amp;&quot;'&quot;)&amp;&quot;, &quot;&amp;IF([.J50]=&quot;&quot;;&quot;NULL&quot;;&quot;'&quot;&amp;[.J50]&amp;&quot;'&quot;)&amp;&quot;, &quot;&amp;IF([.K50]=&quot;&quot;;&quot;NULL&quot;;&quot;'&quot;&amp;[.K50]&amp;&quot;'&quot;)&amp;&quot;, &quot;&amp;IF([.L50]=&quot;&quot;;&quot;NULL&quot;;&quot;'&quot;&amp;[.L50]&amp;&quot;'&quot;)&amp;&quot;, &quot;&amp;IF([.M50]=&quot;&quot;;&quot;NULL&quot;;&quot;'&quot;&amp;[.M50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feedbackApp_yemeklistesi (il_id, tarih, ogun, yemek_1, yemek_2, yemek_3, yemek_4, yemek_5, yemek_6, yemek_7, yemek_8, yemek_9, yemek_10) VALUES (1, '&quot;&amp;TEXT([.B51];&quot;YYYY-MM-DD&quot;)&amp;&quot;', '&quot;&amp;[.C51]&amp;&quot;', &quot;&amp;IF([.D51]=&quot;&quot;;&quot;NULL&quot;;&quot;'&quot;&amp;[.D51]&amp;&quot;'&quot;)&amp;&quot;, &quot;&amp;IF([.E51]=&quot;&quot;;&quot;NULL&quot;;&quot;'&quot;&amp;[.E51]&amp;&quot;'&quot;)&amp;&quot;, &quot;&amp;IF([.F51]=&quot;&quot;;&quot;NULL&quot;;&quot;'&quot;&amp;[.F51]&amp;&quot;'&quot;)&amp;&quot;, &quot;&amp;IF([.G51]=&quot;&quot;;&quot;NULL&quot;;&quot;'&quot;&amp;[.G51]&amp;&quot;'&quot;)&amp;&quot;, &quot;&amp;IF([.H51]=&quot;&quot;;&quot;NULL&quot;;&quot;'&quot;&amp;[.H51]&amp;&quot;'&quot;)&amp;&quot;, &quot;&amp;IF([.I51]=&quot;&quot;;&quot;NULL&quot;;&quot;'&quot;&amp;[.I51]&amp;&quot;'&quot;)&amp;&quot;, &quot;&amp;IF([.J51]=&quot;&quot;;&quot;NULL&quot;;&quot;'&quot;&amp;[.J51]&amp;&quot;'&quot;)&amp;&quot;, &quot;&amp;IF([.K51]=&quot;&quot;;&quot;NULL&quot;;&quot;'&quot;&amp;[.K51]&amp;&quot;'&quot;)&amp;&quot;, &quot;&amp;IF([.L51]=&quot;&quot;;&quot;NULL&quot;;&quot;'&quot;&amp;[.L51]&amp;&quot;'&quot;)&amp;&quot;, &quot;&amp;IF([.M51]=&quot;&quot;;&quot;NULL&quot;;&quot;'&quot;&amp;[.M51]&amp;&quot;'&quot;)&amp;&quot;);&quot;" office:value-type="string" office:string-value="INSERT INTO feedbackApp_yemeklistesi (il_id, tarih, ogun, yemek_1, yemek_2, yemek_3, yemek_4, yemek_5, yemek_6, yemek_7, yemek_8, yemek_9, yemek_10) VALUES (1, '1899-12-30', '', NULL, NULL, NULL, NULL, NULL, NULL, NULL, NULL, NULL, NULL);" calcext:value-type="string">
            <text:p>INSERT INTO feedbackApp_yemeklistesi (il_id, tarih, ogun, yemek_1, yemek_2, yemek_3, yemek_4, yemek_5, yemek_6, yemek_7, yemek_8, yemek_9, yemek_10) VALUES (1, '1899-12-30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52]&amp;&quot;', '&quot;&amp;TEXT([.B52];&quot;DD-MM-YYYY&quot;)&amp;&quot;', '&quot;&amp;[.C52]&amp;&quot;', &quot;&amp;IF([.D52]=&quot;&quot;;&quot;NULL&quot;;&quot;'&quot;&amp;[.D52]&amp;&quot;'&quot;)&amp;&quot;, &quot;&amp;IF([.E52]=&quot;&quot;;&quot;NULL&quot;;&quot;'&quot;&amp;[.E52]&amp;&quot;'&quot;)&amp;&quot;, &quot;&amp;IF([.F52]=&quot;&quot;;&quot;NULL&quot;;&quot;'&quot;&amp;[.F52]&amp;&quot;'&quot;)&amp;&quot;, &quot;&amp;IF([.G52]=&quot;&quot;;&quot;NULL&quot;;&quot;'&quot;&amp;[.G52]&amp;&quot;'&quot;)&amp;&quot;, &quot;&amp;IF([.H52]=&quot;&quot;;&quot;NULL&quot;;&quot;'&quot;&amp;[.H52]&amp;&quot;'&quot;)&amp;&quot;, &quot;&amp;IF([.I52]=&quot;&quot;;&quot;NULL&quot;;&quot;'&quot;&amp;[.I52]&amp;&quot;'&quot;)&amp;&quot;, &quot;&amp;IF([.J52]=&quot;&quot;;&quot;NULL&quot;;&quot;'&quot;&amp;[.J52]&amp;&quot;'&quot;)&amp;&quot;, &quot;&amp;IF([.K52]=&quot;&quot;;&quot;NULL&quot;;&quot;'&quot;&amp;[.K52]&amp;&quot;'&quot;)&amp;&quot;, &quot;&amp;IF([.L52]=&quot;&quot;;&quot;NULL&quot;;&quot;'&quot;&amp;[.L52]&amp;&quot;'&quot;)&amp;&quot;, &quot;&amp;IF([.M52]=&quot;&quot;;&quot;NULL&quot;;&quot;'&quot;&amp;[.M5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53]&amp;&quot;', '&quot;&amp;TEXT([.B53];&quot;DD-MM-YYYY&quot;)&amp;&quot;', '&quot;&amp;[.C53]&amp;&quot;', &quot;&amp;IF([.D53]=&quot;&quot;;&quot;NULL&quot;;&quot;'&quot;&amp;[.D53]&amp;&quot;'&quot;)&amp;&quot;, &quot;&amp;IF([.E53]=&quot;&quot;;&quot;NULL&quot;;&quot;'&quot;&amp;[.E53]&amp;&quot;'&quot;)&amp;&quot;, &quot;&amp;IF([.F53]=&quot;&quot;;&quot;NULL&quot;;&quot;'&quot;&amp;[.F53]&amp;&quot;'&quot;)&amp;&quot;, &quot;&amp;IF([.G53]=&quot;&quot;;&quot;NULL&quot;;&quot;'&quot;&amp;[.G53]&amp;&quot;'&quot;)&amp;&quot;, &quot;&amp;IF([.H53]=&quot;&quot;;&quot;NULL&quot;;&quot;'&quot;&amp;[.H53]&amp;&quot;'&quot;)&amp;&quot;, &quot;&amp;IF([.I53]=&quot;&quot;;&quot;NULL&quot;;&quot;'&quot;&amp;[.I53]&amp;&quot;'&quot;)&amp;&quot;, &quot;&amp;IF([.J53]=&quot;&quot;;&quot;NULL&quot;;&quot;'&quot;&amp;[.J53]&amp;&quot;'&quot;)&amp;&quot;, &quot;&amp;IF([.K53]=&quot;&quot;;&quot;NULL&quot;;&quot;'&quot;&amp;[.K53]&amp;&quot;'&quot;)&amp;&quot;, &quot;&amp;IF([.L53]=&quot;&quot;;&quot;NULL&quot;;&quot;'&quot;&amp;[.L53]&amp;&quot;'&quot;)&amp;&quot;, &quot;&amp;IF([.M53]=&quot;&quot;;&quot;NULL&quot;;&quot;'&quot;&amp;[.M5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54]&amp;&quot;', '&quot;&amp;TEXT([.B54];&quot;DD-MM-YYYY&quot;)&amp;&quot;', '&quot;&amp;[.C54]&amp;&quot;', &quot;&amp;IF([.D54]=&quot;&quot;;&quot;NULL&quot;;&quot;'&quot;&amp;[.D54]&amp;&quot;'&quot;)&amp;&quot;, &quot;&amp;IF([.E54]=&quot;&quot;;&quot;NULL&quot;;&quot;'&quot;&amp;[.E54]&amp;&quot;'&quot;)&amp;&quot;, &quot;&amp;IF([.F54]=&quot;&quot;;&quot;NULL&quot;;&quot;'&quot;&amp;[.F54]&amp;&quot;'&quot;)&amp;&quot;, &quot;&amp;IF([.G54]=&quot;&quot;;&quot;NULL&quot;;&quot;'&quot;&amp;[.G54]&amp;&quot;'&quot;)&amp;&quot;, &quot;&amp;IF([.H54]=&quot;&quot;;&quot;NULL&quot;;&quot;'&quot;&amp;[.H54]&amp;&quot;'&quot;)&amp;&quot;, &quot;&amp;IF([.I54]=&quot;&quot;;&quot;NULL&quot;;&quot;'&quot;&amp;[.I54]&amp;&quot;'&quot;)&amp;&quot;, &quot;&amp;IF([.J54]=&quot;&quot;;&quot;NULL&quot;;&quot;'&quot;&amp;[.J54]&amp;&quot;'&quot;)&amp;&quot;, &quot;&amp;IF([.K54]=&quot;&quot;;&quot;NULL&quot;;&quot;'&quot;&amp;[.K54]&amp;&quot;'&quot;)&amp;&quot;, &quot;&amp;IF([.L54]=&quot;&quot;;&quot;NULL&quot;;&quot;'&quot;&amp;[.L54]&amp;&quot;'&quot;)&amp;&quot;, &quot;&amp;IF([.M54]=&quot;&quot;;&quot;NULL&quot;;&quot;'&quot;&amp;[.M5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55]&amp;&quot;', '&quot;&amp;TEXT([.B55];&quot;DD-MM-YYYY&quot;)&amp;&quot;', '&quot;&amp;[.C55]&amp;&quot;', &quot;&amp;IF([.D55]=&quot;&quot;;&quot;NULL&quot;;&quot;'&quot;&amp;[.D55]&amp;&quot;'&quot;)&amp;&quot;, &quot;&amp;IF([.E55]=&quot;&quot;;&quot;NULL&quot;;&quot;'&quot;&amp;[.E55]&amp;&quot;'&quot;)&amp;&quot;, &quot;&amp;IF([.F55]=&quot;&quot;;&quot;NULL&quot;;&quot;'&quot;&amp;[.F55]&amp;&quot;'&quot;)&amp;&quot;, &quot;&amp;IF([.G55]=&quot;&quot;;&quot;NULL&quot;;&quot;'&quot;&amp;[.G55]&amp;&quot;'&quot;)&amp;&quot;, &quot;&amp;IF([.H55]=&quot;&quot;;&quot;NULL&quot;;&quot;'&quot;&amp;[.H55]&amp;&quot;'&quot;)&amp;&quot;, &quot;&amp;IF([.I55]=&quot;&quot;;&quot;NULL&quot;;&quot;'&quot;&amp;[.I55]&amp;&quot;'&quot;)&amp;&quot;, &quot;&amp;IF([.J55]=&quot;&quot;;&quot;NULL&quot;;&quot;'&quot;&amp;[.J55]&amp;&quot;'&quot;)&amp;&quot;, &quot;&amp;IF([.K55]=&quot;&quot;;&quot;NULL&quot;;&quot;'&quot;&amp;[.K55]&amp;&quot;'&quot;)&amp;&quot;, &quot;&amp;IF([.L55]=&quot;&quot;;&quot;NULL&quot;;&quot;'&quot;&amp;[.L55]&amp;&quot;'&quot;)&amp;&quot;, &quot;&amp;IF([.M55]=&quot;&quot;;&quot;NULL&quot;;&quot;'&quot;&amp;[.M5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56]&amp;&quot;', '&quot;&amp;TEXT([.B56];&quot;DD-MM-YYYY&quot;)&amp;&quot;', '&quot;&amp;[.C56]&amp;&quot;', &quot;&amp;IF([.D56]=&quot;&quot;;&quot;NULL&quot;;&quot;'&quot;&amp;[.D56]&amp;&quot;'&quot;)&amp;&quot;, &quot;&amp;IF([.E56]=&quot;&quot;;&quot;NULL&quot;;&quot;'&quot;&amp;[.E56]&amp;&quot;'&quot;)&amp;&quot;, &quot;&amp;IF([.F56]=&quot;&quot;;&quot;NULL&quot;;&quot;'&quot;&amp;[.F56]&amp;&quot;'&quot;)&amp;&quot;, &quot;&amp;IF([.G56]=&quot;&quot;;&quot;NULL&quot;;&quot;'&quot;&amp;[.G56]&amp;&quot;'&quot;)&amp;&quot;, &quot;&amp;IF([.H56]=&quot;&quot;;&quot;NULL&quot;;&quot;'&quot;&amp;[.H56]&amp;&quot;'&quot;)&amp;&quot;, &quot;&amp;IF([.I56]=&quot;&quot;;&quot;NULL&quot;;&quot;'&quot;&amp;[.I56]&amp;&quot;'&quot;)&amp;&quot;, &quot;&amp;IF([.J56]=&quot;&quot;;&quot;NULL&quot;;&quot;'&quot;&amp;[.J56]&amp;&quot;'&quot;)&amp;&quot;, &quot;&amp;IF([.K56]=&quot;&quot;;&quot;NULL&quot;;&quot;'&quot;&amp;[.K56]&amp;&quot;'&quot;)&amp;&quot;, &quot;&amp;IF([.L56]=&quot;&quot;;&quot;NULL&quot;;&quot;'&quot;&amp;[.L56]&amp;&quot;'&quot;)&amp;&quot;, &quot;&amp;IF([.M56]=&quot;&quot;;&quot;NULL&quot;;&quot;'&quot;&amp;[.M5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57]&amp;&quot;', '&quot;&amp;TEXT([.B57];&quot;DD-MM-YYYY&quot;)&amp;&quot;', '&quot;&amp;[.C57]&amp;&quot;', &quot;&amp;IF([.D57]=&quot;&quot;;&quot;NULL&quot;;&quot;'&quot;&amp;[.D57]&amp;&quot;'&quot;)&amp;&quot;, &quot;&amp;IF([.E57]=&quot;&quot;;&quot;NULL&quot;;&quot;'&quot;&amp;[.E57]&amp;&quot;'&quot;)&amp;&quot;, &quot;&amp;IF([.F57]=&quot;&quot;;&quot;NULL&quot;;&quot;'&quot;&amp;[.F57]&amp;&quot;'&quot;)&amp;&quot;, &quot;&amp;IF([.G57]=&quot;&quot;;&quot;NULL&quot;;&quot;'&quot;&amp;[.G57]&amp;&quot;'&quot;)&amp;&quot;, &quot;&amp;IF([.H57]=&quot;&quot;;&quot;NULL&quot;;&quot;'&quot;&amp;[.H57]&amp;&quot;'&quot;)&amp;&quot;, &quot;&amp;IF([.I57]=&quot;&quot;;&quot;NULL&quot;;&quot;'&quot;&amp;[.I57]&amp;&quot;'&quot;)&amp;&quot;, &quot;&amp;IF([.J57]=&quot;&quot;;&quot;NULL&quot;;&quot;'&quot;&amp;[.J57]&amp;&quot;'&quot;)&amp;&quot;, &quot;&amp;IF([.K57]=&quot;&quot;;&quot;NULL&quot;;&quot;'&quot;&amp;[.K57]&amp;&quot;'&quot;)&amp;&quot;, &quot;&amp;IF([.L57]=&quot;&quot;;&quot;NULL&quot;;&quot;'&quot;&amp;[.L57]&amp;&quot;'&quot;)&amp;&quot;, &quot;&amp;IF([.M57]=&quot;&quot;;&quot;NULL&quot;;&quot;'&quot;&amp;[.M5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58]&amp;&quot;', '&quot;&amp;TEXT([.B58];&quot;DD-MM-YYYY&quot;)&amp;&quot;', '&quot;&amp;[.C58]&amp;&quot;', &quot;&amp;IF([.D58]=&quot;&quot;;&quot;NULL&quot;;&quot;'&quot;&amp;[.D58]&amp;&quot;'&quot;)&amp;&quot;, &quot;&amp;IF([.E58]=&quot;&quot;;&quot;NULL&quot;;&quot;'&quot;&amp;[.E58]&amp;&quot;'&quot;)&amp;&quot;, &quot;&amp;IF([.F58]=&quot;&quot;;&quot;NULL&quot;;&quot;'&quot;&amp;[.F58]&amp;&quot;'&quot;)&amp;&quot;, &quot;&amp;IF([.G58]=&quot;&quot;;&quot;NULL&quot;;&quot;'&quot;&amp;[.G58]&amp;&quot;'&quot;)&amp;&quot;, &quot;&amp;IF([.H58]=&quot;&quot;;&quot;NULL&quot;;&quot;'&quot;&amp;[.H58]&amp;&quot;'&quot;)&amp;&quot;, &quot;&amp;IF([.I58]=&quot;&quot;;&quot;NULL&quot;;&quot;'&quot;&amp;[.I58]&amp;&quot;'&quot;)&amp;&quot;, &quot;&amp;IF([.J58]=&quot;&quot;;&quot;NULL&quot;;&quot;'&quot;&amp;[.J58]&amp;&quot;'&quot;)&amp;&quot;, &quot;&amp;IF([.K58]=&quot;&quot;;&quot;NULL&quot;;&quot;'&quot;&amp;[.K58]&amp;&quot;'&quot;)&amp;&quot;, &quot;&amp;IF([.L58]=&quot;&quot;;&quot;NULL&quot;;&quot;'&quot;&amp;[.L58]&amp;&quot;'&quot;)&amp;&quot;, &quot;&amp;IF([.M58]=&quot;&quot;;&quot;NULL&quot;;&quot;'&quot;&amp;[.M5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59]&amp;&quot;', '&quot;&amp;TEXT([.B59];&quot;DD-MM-YYYY&quot;)&amp;&quot;', '&quot;&amp;[.C59]&amp;&quot;', &quot;&amp;IF([.D59]=&quot;&quot;;&quot;NULL&quot;;&quot;'&quot;&amp;[.D59]&amp;&quot;'&quot;)&amp;&quot;, &quot;&amp;IF([.E59]=&quot;&quot;;&quot;NULL&quot;;&quot;'&quot;&amp;[.E59]&amp;&quot;'&quot;)&amp;&quot;, &quot;&amp;IF([.F59]=&quot;&quot;;&quot;NULL&quot;;&quot;'&quot;&amp;[.F59]&amp;&quot;'&quot;)&amp;&quot;, &quot;&amp;IF([.G59]=&quot;&quot;;&quot;NULL&quot;;&quot;'&quot;&amp;[.G59]&amp;&quot;'&quot;)&amp;&quot;, &quot;&amp;IF([.H59]=&quot;&quot;;&quot;NULL&quot;;&quot;'&quot;&amp;[.H59]&amp;&quot;'&quot;)&amp;&quot;, &quot;&amp;IF([.I59]=&quot;&quot;;&quot;NULL&quot;;&quot;'&quot;&amp;[.I59]&amp;&quot;'&quot;)&amp;&quot;, &quot;&amp;IF([.J59]=&quot;&quot;;&quot;NULL&quot;;&quot;'&quot;&amp;[.J59]&amp;&quot;'&quot;)&amp;&quot;, &quot;&amp;IF([.K59]=&quot;&quot;;&quot;NULL&quot;;&quot;'&quot;&amp;[.K59]&amp;&quot;'&quot;)&amp;&quot;, &quot;&amp;IF([.L59]=&quot;&quot;;&quot;NULL&quot;;&quot;'&quot;&amp;[.L59]&amp;&quot;'&quot;)&amp;&quot;, &quot;&amp;IF([.M59]=&quot;&quot;;&quot;NULL&quot;;&quot;'&quot;&amp;[.M5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0]&amp;&quot;', '&quot;&amp;TEXT([.B60];&quot;DD-MM-YYYY&quot;)&amp;&quot;', '&quot;&amp;[.C60]&amp;&quot;', &quot;&amp;IF([.D60]=&quot;&quot;;&quot;NULL&quot;;&quot;'&quot;&amp;[.D60]&amp;&quot;'&quot;)&amp;&quot;, &quot;&amp;IF([.E60]=&quot;&quot;;&quot;NULL&quot;;&quot;'&quot;&amp;[.E60]&amp;&quot;'&quot;)&amp;&quot;, &quot;&amp;IF([.F60]=&quot;&quot;;&quot;NULL&quot;;&quot;'&quot;&amp;[.F60]&amp;&quot;'&quot;)&amp;&quot;, &quot;&amp;IF([.G60]=&quot;&quot;;&quot;NULL&quot;;&quot;'&quot;&amp;[.G60]&amp;&quot;'&quot;)&amp;&quot;, &quot;&amp;IF([.H60]=&quot;&quot;;&quot;NULL&quot;;&quot;'&quot;&amp;[.H60]&amp;&quot;'&quot;)&amp;&quot;, &quot;&amp;IF([.I60]=&quot;&quot;;&quot;NULL&quot;;&quot;'&quot;&amp;[.I60]&amp;&quot;'&quot;)&amp;&quot;, &quot;&amp;IF([.J60]=&quot;&quot;;&quot;NULL&quot;;&quot;'&quot;&amp;[.J60]&amp;&quot;'&quot;)&amp;&quot;, &quot;&amp;IF([.K60]=&quot;&quot;;&quot;NULL&quot;;&quot;'&quot;&amp;[.K60]&amp;&quot;'&quot;)&amp;&quot;, &quot;&amp;IF([.L60]=&quot;&quot;;&quot;NULL&quot;;&quot;'&quot;&amp;[.L60]&amp;&quot;'&quot;)&amp;&quot;, &quot;&amp;IF([.M60]=&quot;&quot;;&quot;NULL&quot;;&quot;'&quot;&amp;[.M6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1]&amp;&quot;', '&quot;&amp;TEXT([.B61];&quot;DD-MM-YYYY&quot;)&amp;&quot;', '&quot;&amp;[.C61]&amp;&quot;', &quot;&amp;IF([.D61]=&quot;&quot;;&quot;NULL&quot;;&quot;'&quot;&amp;[.D61]&amp;&quot;'&quot;)&amp;&quot;, &quot;&amp;IF([.E61]=&quot;&quot;;&quot;NULL&quot;;&quot;'&quot;&amp;[.E61]&amp;&quot;'&quot;)&amp;&quot;, &quot;&amp;IF([.F61]=&quot;&quot;;&quot;NULL&quot;;&quot;'&quot;&amp;[.F61]&amp;&quot;'&quot;)&amp;&quot;, &quot;&amp;IF([.G61]=&quot;&quot;;&quot;NULL&quot;;&quot;'&quot;&amp;[.G61]&amp;&quot;'&quot;)&amp;&quot;, &quot;&amp;IF([.H61]=&quot;&quot;;&quot;NULL&quot;;&quot;'&quot;&amp;[.H61]&amp;&quot;'&quot;)&amp;&quot;, &quot;&amp;IF([.I61]=&quot;&quot;;&quot;NULL&quot;;&quot;'&quot;&amp;[.I61]&amp;&quot;'&quot;)&amp;&quot;, &quot;&amp;IF([.J61]=&quot;&quot;;&quot;NULL&quot;;&quot;'&quot;&amp;[.J61]&amp;&quot;'&quot;)&amp;&quot;, &quot;&amp;IF([.K61]=&quot;&quot;;&quot;NULL&quot;;&quot;'&quot;&amp;[.K61]&amp;&quot;'&quot;)&amp;&quot;, &quot;&amp;IF([.L61]=&quot;&quot;;&quot;NULL&quot;;&quot;'&quot;&amp;[.L61]&amp;&quot;'&quot;)&amp;&quot;, &quot;&amp;IF([.M61]=&quot;&quot;;&quot;NULL&quot;;&quot;'&quot;&amp;[.M6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2]&amp;&quot;', '&quot;&amp;TEXT([.B62];&quot;DD-MM-YYYY&quot;)&amp;&quot;', '&quot;&amp;[.C62]&amp;&quot;', &quot;&amp;IF([.D62]=&quot;&quot;;&quot;NULL&quot;;&quot;'&quot;&amp;[.D62]&amp;&quot;'&quot;)&amp;&quot;, &quot;&amp;IF([.E62]=&quot;&quot;;&quot;NULL&quot;;&quot;'&quot;&amp;[.E62]&amp;&quot;'&quot;)&amp;&quot;, &quot;&amp;IF([.F62]=&quot;&quot;;&quot;NULL&quot;;&quot;'&quot;&amp;[.F62]&amp;&quot;'&quot;)&amp;&quot;, &quot;&amp;IF([.G62]=&quot;&quot;;&quot;NULL&quot;;&quot;'&quot;&amp;[.G62]&amp;&quot;'&quot;)&amp;&quot;, &quot;&amp;IF([.H62]=&quot;&quot;;&quot;NULL&quot;;&quot;'&quot;&amp;[.H62]&amp;&quot;'&quot;)&amp;&quot;, &quot;&amp;IF([.I62]=&quot;&quot;;&quot;NULL&quot;;&quot;'&quot;&amp;[.I62]&amp;&quot;'&quot;)&amp;&quot;, &quot;&amp;IF([.J62]=&quot;&quot;;&quot;NULL&quot;;&quot;'&quot;&amp;[.J62]&amp;&quot;'&quot;)&amp;&quot;, &quot;&amp;IF([.K62]=&quot;&quot;;&quot;NULL&quot;;&quot;'&quot;&amp;[.K62]&amp;&quot;'&quot;)&amp;&quot;, &quot;&amp;IF([.L62]=&quot;&quot;;&quot;NULL&quot;;&quot;'&quot;&amp;[.L62]&amp;&quot;'&quot;)&amp;&quot;, &quot;&amp;IF([.M62]=&quot;&quot;;&quot;NULL&quot;;&quot;'&quot;&amp;[.M6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3]&amp;&quot;', '&quot;&amp;TEXT([.B63];&quot;DD-MM-YYYY&quot;)&amp;&quot;', '&quot;&amp;[.C63]&amp;&quot;', &quot;&amp;IF([.D63]=&quot;&quot;;&quot;NULL&quot;;&quot;'&quot;&amp;[.D63]&amp;&quot;'&quot;)&amp;&quot;, &quot;&amp;IF([.E63]=&quot;&quot;;&quot;NULL&quot;;&quot;'&quot;&amp;[.E63]&amp;&quot;'&quot;)&amp;&quot;, &quot;&amp;IF([.F63]=&quot;&quot;;&quot;NULL&quot;;&quot;'&quot;&amp;[.F63]&amp;&quot;'&quot;)&amp;&quot;, &quot;&amp;IF([.G63]=&quot;&quot;;&quot;NULL&quot;;&quot;'&quot;&amp;[.G63]&amp;&quot;'&quot;)&amp;&quot;, &quot;&amp;IF([.H63]=&quot;&quot;;&quot;NULL&quot;;&quot;'&quot;&amp;[.H63]&amp;&quot;'&quot;)&amp;&quot;, &quot;&amp;IF([.I63]=&quot;&quot;;&quot;NULL&quot;;&quot;'&quot;&amp;[.I63]&amp;&quot;'&quot;)&amp;&quot;, &quot;&amp;IF([.J63]=&quot;&quot;;&quot;NULL&quot;;&quot;'&quot;&amp;[.J63]&amp;&quot;'&quot;)&amp;&quot;, &quot;&amp;IF([.K63]=&quot;&quot;;&quot;NULL&quot;;&quot;'&quot;&amp;[.K63]&amp;&quot;'&quot;)&amp;&quot;, &quot;&amp;IF([.L63]=&quot;&quot;;&quot;NULL&quot;;&quot;'&quot;&amp;[.L63]&amp;&quot;'&quot;)&amp;&quot;, &quot;&amp;IF([.M63]=&quot;&quot;;&quot;NULL&quot;;&quot;'&quot;&amp;[.M6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4]&amp;&quot;', '&quot;&amp;TEXT([.B64];&quot;DD-MM-YYYY&quot;)&amp;&quot;', '&quot;&amp;[.C64]&amp;&quot;', &quot;&amp;IF([.D64]=&quot;&quot;;&quot;NULL&quot;;&quot;'&quot;&amp;[.D64]&amp;&quot;'&quot;)&amp;&quot;, &quot;&amp;IF([.E64]=&quot;&quot;;&quot;NULL&quot;;&quot;'&quot;&amp;[.E64]&amp;&quot;'&quot;)&amp;&quot;, &quot;&amp;IF([.F64]=&quot;&quot;;&quot;NULL&quot;;&quot;'&quot;&amp;[.F64]&amp;&quot;'&quot;)&amp;&quot;, &quot;&amp;IF([.G64]=&quot;&quot;;&quot;NULL&quot;;&quot;'&quot;&amp;[.G64]&amp;&quot;'&quot;)&amp;&quot;, &quot;&amp;IF([.H64]=&quot;&quot;;&quot;NULL&quot;;&quot;'&quot;&amp;[.H64]&amp;&quot;'&quot;)&amp;&quot;, &quot;&amp;IF([.I64]=&quot;&quot;;&quot;NULL&quot;;&quot;'&quot;&amp;[.I64]&amp;&quot;'&quot;)&amp;&quot;, &quot;&amp;IF([.J64]=&quot;&quot;;&quot;NULL&quot;;&quot;'&quot;&amp;[.J64]&amp;&quot;'&quot;)&amp;&quot;, &quot;&amp;IF([.K64]=&quot;&quot;;&quot;NULL&quot;;&quot;'&quot;&amp;[.K64]&amp;&quot;'&quot;)&amp;&quot;, &quot;&amp;IF([.L64]=&quot;&quot;;&quot;NULL&quot;;&quot;'&quot;&amp;[.L64]&amp;&quot;'&quot;)&amp;&quot;, &quot;&amp;IF([.M64]=&quot;&quot;;&quot;NULL&quot;;&quot;'&quot;&amp;[.M6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5]&amp;&quot;', '&quot;&amp;TEXT([.B65];&quot;DD-MM-YYYY&quot;)&amp;&quot;', '&quot;&amp;[.C65]&amp;&quot;', &quot;&amp;IF([.D65]=&quot;&quot;;&quot;NULL&quot;;&quot;'&quot;&amp;[.D65]&amp;&quot;'&quot;)&amp;&quot;, &quot;&amp;IF([.E65]=&quot;&quot;;&quot;NULL&quot;;&quot;'&quot;&amp;[.E65]&amp;&quot;'&quot;)&amp;&quot;, &quot;&amp;IF([.F65]=&quot;&quot;;&quot;NULL&quot;;&quot;'&quot;&amp;[.F65]&amp;&quot;'&quot;)&amp;&quot;, &quot;&amp;IF([.G65]=&quot;&quot;;&quot;NULL&quot;;&quot;'&quot;&amp;[.G65]&amp;&quot;'&quot;)&amp;&quot;, &quot;&amp;IF([.H65]=&quot;&quot;;&quot;NULL&quot;;&quot;'&quot;&amp;[.H65]&amp;&quot;'&quot;)&amp;&quot;, &quot;&amp;IF([.I65]=&quot;&quot;;&quot;NULL&quot;;&quot;'&quot;&amp;[.I65]&amp;&quot;'&quot;)&amp;&quot;, &quot;&amp;IF([.J65]=&quot;&quot;;&quot;NULL&quot;;&quot;'&quot;&amp;[.J65]&amp;&quot;'&quot;)&amp;&quot;, &quot;&amp;IF([.K65]=&quot;&quot;;&quot;NULL&quot;;&quot;'&quot;&amp;[.K65]&amp;&quot;'&quot;)&amp;&quot;, &quot;&amp;IF([.L65]=&quot;&quot;;&quot;NULL&quot;;&quot;'&quot;&amp;[.L65]&amp;&quot;'&quot;)&amp;&quot;, &quot;&amp;IF([.M65]=&quot;&quot;;&quot;NULL&quot;;&quot;'&quot;&amp;[.M6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6]&amp;&quot;', '&quot;&amp;TEXT([.B66];&quot;DD-MM-YYYY&quot;)&amp;&quot;', '&quot;&amp;[.C66]&amp;&quot;', &quot;&amp;IF([.D66]=&quot;&quot;;&quot;NULL&quot;;&quot;'&quot;&amp;[.D66]&amp;&quot;'&quot;)&amp;&quot;, &quot;&amp;IF([.E66]=&quot;&quot;;&quot;NULL&quot;;&quot;'&quot;&amp;[.E66]&amp;&quot;'&quot;)&amp;&quot;, &quot;&amp;IF([.F66]=&quot;&quot;;&quot;NULL&quot;;&quot;'&quot;&amp;[.F66]&amp;&quot;'&quot;)&amp;&quot;, &quot;&amp;IF([.G66]=&quot;&quot;;&quot;NULL&quot;;&quot;'&quot;&amp;[.G66]&amp;&quot;'&quot;)&amp;&quot;, &quot;&amp;IF([.H66]=&quot;&quot;;&quot;NULL&quot;;&quot;'&quot;&amp;[.H66]&amp;&quot;'&quot;)&amp;&quot;, &quot;&amp;IF([.I66]=&quot;&quot;;&quot;NULL&quot;;&quot;'&quot;&amp;[.I66]&amp;&quot;'&quot;)&amp;&quot;, &quot;&amp;IF([.J66]=&quot;&quot;;&quot;NULL&quot;;&quot;'&quot;&amp;[.J66]&amp;&quot;'&quot;)&amp;&quot;, &quot;&amp;IF([.K66]=&quot;&quot;;&quot;NULL&quot;;&quot;'&quot;&amp;[.K66]&amp;&quot;'&quot;)&amp;&quot;, &quot;&amp;IF([.L66]=&quot;&quot;;&quot;NULL&quot;;&quot;'&quot;&amp;[.L66]&amp;&quot;'&quot;)&amp;&quot;, &quot;&amp;IF([.M66]=&quot;&quot;;&quot;NULL&quot;;&quot;'&quot;&amp;[.M6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7]&amp;&quot;', '&quot;&amp;TEXT([.B67];&quot;DD-MM-YYYY&quot;)&amp;&quot;', '&quot;&amp;[.C67]&amp;&quot;', &quot;&amp;IF([.D67]=&quot;&quot;;&quot;NULL&quot;;&quot;'&quot;&amp;[.D67]&amp;&quot;'&quot;)&amp;&quot;, &quot;&amp;IF([.E67]=&quot;&quot;;&quot;NULL&quot;;&quot;'&quot;&amp;[.E67]&amp;&quot;'&quot;)&amp;&quot;, &quot;&amp;IF([.F67]=&quot;&quot;;&quot;NULL&quot;;&quot;'&quot;&amp;[.F67]&amp;&quot;'&quot;)&amp;&quot;, &quot;&amp;IF([.G67]=&quot;&quot;;&quot;NULL&quot;;&quot;'&quot;&amp;[.G67]&amp;&quot;'&quot;)&amp;&quot;, &quot;&amp;IF([.H67]=&quot;&quot;;&quot;NULL&quot;;&quot;'&quot;&amp;[.H67]&amp;&quot;'&quot;)&amp;&quot;, &quot;&amp;IF([.I67]=&quot;&quot;;&quot;NULL&quot;;&quot;'&quot;&amp;[.I67]&amp;&quot;'&quot;)&amp;&quot;, &quot;&amp;IF([.J67]=&quot;&quot;;&quot;NULL&quot;;&quot;'&quot;&amp;[.J67]&amp;&quot;'&quot;)&amp;&quot;, &quot;&amp;IF([.K67]=&quot;&quot;;&quot;NULL&quot;;&quot;'&quot;&amp;[.K67]&amp;&quot;'&quot;)&amp;&quot;, &quot;&amp;IF([.L67]=&quot;&quot;;&quot;NULL&quot;;&quot;'&quot;&amp;[.L67]&amp;&quot;'&quot;)&amp;&quot;, &quot;&amp;IF([.M67]=&quot;&quot;;&quot;NULL&quot;;&quot;'&quot;&amp;[.M6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8]&amp;&quot;', '&quot;&amp;TEXT([.B68];&quot;DD-MM-YYYY&quot;)&amp;&quot;', '&quot;&amp;[.C68]&amp;&quot;', &quot;&amp;IF([.D68]=&quot;&quot;;&quot;NULL&quot;;&quot;'&quot;&amp;[.D68]&amp;&quot;'&quot;)&amp;&quot;, &quot;&amp;IF([.E68]=&quot;&quot;;&quot;NULL&quot;;&quot;'&quot;&amp;[.E68]&amp;&quot;'&quot;)&amp;&quot;, &quot;&amp;IF([.F68]=&quot;&quot;;&quot;NULL&quot;;&quot;'&quot;&amp;[.F68]&amp;&quot;'&quot;)&amp;&quot;, &quot;&amp;IF([.G68]=&quot;&quot;;&quot;NULL&quot;;&quot;'&quot;&amp;[.G68]&amp;&quot;'&quot;)&amp;&quot;, &quot;&amp;IF([.H68]=&quot;&quot;;&quot;NULL&quot;;&quot;'&quot;&amp;[.H68]&amp;&quot;'&quot;)&amp;&quot;, &quot;&amp;IF([.I68]=&quot;&quot;;&quot;NULL&quot;;&quot;'&quot;&amp;[.I68]&amp;&quot;'&quot;)&amp;&quot;, &quot;&amp;IF([.J68]=&quot;&quot;;&quot;NULL&quot;;&quot;'&quot;&amp;[.J68]&amp;&quot;'&quot;)&amp;&quot;, &quot;&amp;IF([.K68]=&quot;&quot;;&quot;NULL&quot;;&quot;'&quot;&amp;[.K68]&amp;&quot;'&quot;)&amp;&quot;, &quot;&amp;IF([.L68]=&quot;&quot;;&quot;NULL&quot;;&quot;'&quot;&amp;[.L68]&amp;&quot;'&quot;)&amp;&quot;, &quot;&amp;IF([.M68]=&quot;&quot;;&quot;NULL&quot;;&quot;'&quot;&amp;[.M6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69]&amp;&quot;', '&quot;&amp;TEXT([.B69];&quot;DD-MM-YYYY&quot;)&amp;&quot;', '&quot;&amp;[.C69]&amp;&quot;', &quot;&amp;IF([.D69]=&quot;&quot;;&quot;NULL&quot;;&quot;'&quot;&amp;[.D69]&amp;&quot;'&quot;)&amp;&quot;, &quot;&amp;IF([.E69]=&quot;&quot;;&quot;NULL&quot;;&quot;'&quot;&amp;[.E69]&amp;&quot;'&quot;)&amp;&quot;, &quot;&amp;IF([.F69]=&quot;&quot;;&quot;NULL&quot;;&quot;'&quot;&amp;[.F69]&amp;&quot;'&quot;)&amp;&quot;, &quot;&amp;IF([.G69]=&quot;&quot;;&quot;NULL&quot;;&quot;'&quot;&amp;[.G69]&amp;&quot;'&quot;)&amp;&quot;, &quot;&amp;IF([.H69]=&quot;&quot;;&quot;NULL&quot;;&quot;'&quot;&amp;[.H69]&amp;&quot;'&quot;)&amp;&quot;, &quot;&amp;IF([.I69]=&quot;&quot;;&quot;NULL&quot;;&quot;'&quot;&amp;[.I69]&amp;&quot;'&quot;)&amp;&quot;, &quot;&amp;IF([.J69]=&quot;&quot;;&quot;NULL&quot;;&quot;'&quot;&amp;[.J69]&amp;&quot;'&quot;)&amp;&quot;, &quot;&amp;IF([.K69]=&quot;&quot;;&quot;NULL&quot;;&quot;'&quot;&amp;[.K69]&amp;&quot;'&quot;)&amp;&quot;, &quot;&amp;IF([.L69]=&quot;&quot;;&quot;NULL&quot;;&quot;'&quot;&amp;[.L69]&amp;&quot;'&quot;)&amp;&quot;, &quot;&amp;IF([.M69]=&quot;&quot;;&quot;NULL&quot;;&quot;'&quot;&amp;[.M6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0]&amp;&quot;', '&quot;&amp;TEXT([.B70];&quot;DD-MM-YYYY&quot;)&amp;&quot;', '&quot;&amp;[.C70]&amp;&quot;', &quot;&amp;IF([.D70]=&quot;&quot;;&quot;NULL&quot;;&quot;'&quot;&amp;[.D70]&amp;&quot;'&quot;)&amp;&quot;, &quot;&amp;IF([.E70]=&quot;&quot;;&quot;NULL&quot;;&quot;'&quot;&amp;[.E70]&amp;&quot;'&quot;)&amp;&quot;, &quot;&amp;IF([.F70]=&quot;&quot;;&quot;NULL&quot;;&quot;'&quot;&amp;[.F70]&amp;&quot;'&quot;)&amp;&quot;, &quot;&amp;IF([.G70]=&quot;&quot;;&quot;NULL&quot;;&quot;'&quot;&amp;[.G70]&amp;&quot;'&quot;)&amp;&quot;, &quot;&amp;IF([.H70]=&quot;&quot;;&quot;NULL&quot;;&quot;'&quot;&amp;[.H70]&amp;&quot;'&quot;)&amp;&quot;, &quot;&amp;IF([.I70]=&quot;&quot;;&quot;NULL&quot;;&quot;'&quot;&amp;[.I70]&amp;&quot;'&quot;)&amp;&quot;, &quot;&amp;IF([.J70]=&quot;&quot;;&quot;NULL&quot;;&quot;'&quot;&amp;[.J70]&amp;&quot;'&quot;)&amp;&quot;, &quot;&amp;IF([.K70]=&quot;&quot;;&quot;NULL&quot;;&quot;'&quot;&amp;[.K70]&amp;&quot;'&quot;)&amp;&quot;, &quot;&amp;IF([.L70]=&quot;&quot;;&quot;NULL&quot;;&quot;'&quot;&amp;[.L70]&amp;&quot;'&quot;)&amp;&quot;, &quot;&amp;IF([.M70]=&quot;&quot;;&quot;NULL&quot;;&quot;'&quot;&amp;[.M7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1]&amp;&quot;', '&quot;&amp;TEXT([.B71];&quot;DD-MM-YYYY&quot;)&amp;&quot;', '&quot;&amp;[.C71]&amp;&quot;', &quot;&amp;IF([.D71]=&quot;&quot;;&quot;NULL&quot;;&quot;'&quot;&amp;[.D71]&amp;&quot;'&quot;)&amp;&quot;, &quot;&amp;IF([.E71]=&quot;&quot;;&quot;NULL&quot;;&quot;'&quot;&amp;[.E71]&amp;&quot;'&quot;)&amp;&quot;, &quot;&amp;IF([.F71]=&quot;&quot;;&quot;NULL&quot;;&quot;'&quot;&amp;[.F71]&amp;&quot;'&quot;)&amp;&quot;, &quot;&amp;IF([.G71]=&quot;&quot;;&quot;NULL&quot;;&quot;'&quot;&amp;[.G71]&amp;&quot;'&quot;)&amp;&quot;, &quot;&amp;IF([.H71]=&quot;&quot;;&quot;NULL&quot;;&quot;'&quot;&amp;[.H71]&amp;&quot;'&quot;)&amp;&quot;, &quot;&amp;IF([.I71]=&quot;&quot;;&quot;NULL&quot;;&quot;'&quot;&amp;[.I71]&amp;&quot;'&quot;)&amp;&quot;, &quot;&amp;IF([.J71]=&quot;&quot;;&quot;NULL&quot;;&quot;'&quot;&amp;[.J71]&amp;&quot;'&quot;)&amp;&quot;, &quot;&amp;IF([.K71]=&quot;&quot;;&quot;NULL&quot;;&quot;'&quot;&amp;[.K71]&amp;&quot;'&quot;)&amp;&quot;, &quot;&amp;IF([.L71]=&quot;&quot;;&quot;NULL&quot;;&quot;'&quot;&amp;[.L71]&amp;&quot;'&quot;)&amp;&quot;, &quot;&amp;IF([.M71]=&quot;&quot;;&quot;NULL&quot;;&quot;'&quot;&amp;[.M7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2]&amp;&quot;', '&quot;&amp;TEXT([.B72];&quot;DD-MM-YYYY&quot;)&amp;&quot;', '&quot;&amp;[.C72]&amp;&quot;', &quot;&amp;IF([.D72]=&quot;&quot;;&quot;NULL&quot;;&quot;'&quot;&amp;[.D72]&amp;&quot;'&quot;)&amp;&quot;, &quot;&amp;IF([.E72]=&quot;&quot;;&quot;NULL&quot;;&quot;'&quot;&amp;[.E72]&amp;&quot;'&quot;)&amp;&quot;, &quot;&amp;IF([.F72]=&quot;&quot;;&quot;NULL&quot;;&quot;'&quot;&amp;[.F72]&amp;&quot;'&quot;)&amp;&quot;, &quot;&amp;IF([.G72]=&quot;&quot;;&quot;NULL&quot;;&quot;'&quot;&amp;[.G72]&amp;&quot;'&quot;)&amp;&quot;, &quot;&amp;IF([.H72]=&quot;&quot;;&quot;NULL&quot;;&quot;'&quot;&amp;[.H72]&amp;&quot;'&quot;)&amp;&quot;, &quot;&amp;IF([.I72]=&quot;&quot;;&quot;NULL&quot;;&quot;'&quot;&amp;[.I72]&amp;&quot;'&quot;)&amp;&quot;, &quot;&amp;IF([.J72]=&quot;&quot;;&quot;NULL&quot;;&quot;'&quot;&amp;[.J72]&amp;&quot;'&quot;)&amp;&quot;, &quot;&amp;IF([.K72]=&quot;&quot;;&quot;NULL&quot;;&quot;'&quot;&amp;[.K72]&amp;&quot;'&quot;)&amp;&quot;, &quot;&amp;IF([.L72]=&quot;&quot;;&quot;NULL&quot;;&quot;'&quot;&amp;[.L72]&amp;&quot;'&quot;)&amp;&quot;, &quot;&amp;IF([.M72]=&quot;&quot;;&quot;NULL&quot;;&quot;'&quot;&amp;[.M7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3]&amp;&quot;', '&quot;&amp;TEXT([.B73];&quot;DD-MM-YYYY&quot;)&amp;&quot;', '&quot;&amp;[.C73]&amp;&quot;', &quot;&amp;IF([.D73]=&quot;&quot;;&quot;NULL&quot;;&quot;'&quot;&amp;[.D73]&amp;&quot;'&quot;)&amp;&quot;, &quot;&amp;IF([.E73]=&quot;&quot;;&quot;NULL&quot;;&quot;'&quot;&amp;[.E73]&amp;&quot;'&quot;)&amp;&quot;, &quot;&amp;IF([.F73]=&quot;&quot;;&quot;NULL&quot;;&quot;'&quot;&amp;[.F73]&amp;&quot;'&quot;)&amp;&quot;, &quot;&amp;IF([.G73]=&quot;&quot;;&quot;NULL&quot;;&quot;'&quot;&amp;[.G73]&amp;&quot;'&quot;)&amp;&quot;, &quot;&amp;IF([.H73]=&quot;&quot;;&quot;NULL&quot;;&quot;'&quot;&amp;[.H73]&amp;&quot;'&quot;)&amp;&quot;, &quot;&amp;IF([.I73]=&quot;&quot;;&quot;NULL&quot;;&quot;'&quot;&amp;[.I73]&amp;&quot;'&quot;)&amp;&quot;, &quot;&amp;IF([.J73]=&quot;&quot;;&quot;NULL&quot;;&quot;'&quot;&amp;[.J73]&amp;&quot;'&quot;)&amp;&quot;, &quot;&amp;IF([.K73]=&quot;&quot;;&quot;NULL&quot;;&quot;'&quot;&amp;[.K73]&amp;&quot;'&quot;)&amp;&quot;, &quot;&amp;IF([.L73]=&quot;&quot;;&quot;NULL&quot;;&quot;'&quot;&amp;[.L73]&amp;&quot;'&quot;)&amp;&quot;, &quot;&amp;IF([.M73]=&quot;&quot;;&quot;NULL&quot;;&quot;'&quot;&amp;[.M7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4]&amp;&quot;', '&quot;&amp;TEXT([.B74];&quot;DD-MM-YYYY&quot;)&amp;&quot;', '&quot;&amp;[.C74]&amp;&quot;', &quot;&amp;IF([.D74]=&quot;&quot;;&quot;NULL&quot;;&quot;'&quot;&amp;[.D74]&amp;&quot;'&quot;)&amp;&quot;, &quot;&amp;IF([.E74]=&quot;&quot;;&quot;NULL&quot;;&quot;'&quot;&amp;[.E74]&amp;&quot;'&quot;)&amp;&quot;, &quot;&amp;IF([.F74]=&quot;&quot;;&quot;NULL&quot;;&quot;'&quot;&amp;[.F74]&amp;&quot;'&quot;)&amp;&quot;, &quot;&amp;IF([.G74]=&quot;&quot;;&quot;NULL&quot;;&quot;'&quot;&amp;[.G74]&amp;&quot;'&quot;)&amp;&quot;, &quot;&amp;IF([.H74]=&quot;&quot;;&quot;NULL&quot;;&quot;'&quot;&amp;[.H74]&amp;&quot;'&quot;)&amp;&quot;, &quot;&amp;IF([.I74]=&quot;&quot;;&quot;NULL&quot;;&quot;'&quot;&amp;[.I74]&amp;&quot;'&quot;)&amp;&quot;, &quot;&amp;IF([.J74]=&quot;&quot;;&quot;NULL&quot;;&quot;'&quot;&amp;[.J74]&amp;&quot;'&quot;)&amp;&quot;, &quot;&amp;IF([.K74]=&quot;&quot;;&quot;NULL&quot;;&quot;'&quot;&amp;[.K74]&amp;&quot;'&quot;)&amp;&quot;, &quot;&amp;IF([.L74]=&quot;&quot;;&quot;NULL&quot;;&quot;'&quot;&amp;[.L74]&amp;&quot;'&quot;)&amp;&quot;, &quot;&amp;IF([.M74]=&quot;&quot;;&quot;NULL&quot;;&quot;'&quot;&amp;[.M7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5]&amp;&quot;', '&quot;&amp;TEXT([.B75];&quot;DD-MM-YYYY&quot;)&amp;&quot;', '&quot;&amp;[.C75]&amp;&quot;', &quot;&amp;IF([.D75]=&quot;&quot;;&quot;NULL&quot;;&quot;'&quot;&amp;[.D75]&amp;&quot;'&quot;)&amp;&quot;, &quot;&amp;IF([.E75]=&quot;&quot;;&quot;NULL&quot;;&quot;'&quot;&amp;[.E75]&amp;&quot;'&quot;)&amp;&quot;, &quot;&amp;IF([.F75]=&quot;&quot;;&quot;NULL&quot;;&quot;'&quot;&amp;[.F75]&amp;&quot;'&quot;)&amp;&quot;, &quot;&amp;IF([.G75]=&quot;&quot;;&quot;NULL&quot;;&quot;'&quot;&amp;[.G75]&amp;&quot;'&quot;)&amp;&quot;, &quot;&amp;IF([.H75]=&quot;&quot;;&quot;NULL&quot;;&quot;'&quot;&amp;[.H75]&amp;&quot;'&quot;)&amp;&quot;, &quot;&amp;IF([.I75]=&quot;&quot;;&quot;NULL&quot;;&quot;'&quot;&amp;[.I75]&amp;&quot;'&quot;)&amp;&quot;, &quot;&amp;IF([.J75]=&quot;&quot;;&quot;NULL&quot;;&quot;'&quot;&amp;[.J75]&amp;&quot;'&quot;)&amp;&quot;, &quot;&amp;IF([.K75]=&quot;&quot;;&quot;NULL&quot;;&quot;'&quot;&amp;[.K75]&amp;&quot;'&quot;)&amp;&quot;, &quot;&amp;IF([.L75]=&quot;&quot;;&quot;NULL&quot;;&quot;'&quot;&amp;[.L75]&amp;&quot;'&quot;)&amp;&quot;, &quot;&amp;IF([.M75]=&quot;&quot;;&quot;NULL&quot;;&quot;'&quot;&amp;[.M7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6]&amp;&quot;', '&quot;&amp;TEXT([.B76];&quot;DD-MM-YYYY&quot;)&amp;&quot;', '&quot;&amp;[.C76]&amp;&quot;', &quot;&amp;IF([.D76]=&quot;&quot;;&quot;NULL&quot;;&quot;'&quot;&amp;[.D76]&amp;&quot;'&quot;)&amp;&quot;, &quot;&amp;IF([.E76]=&quot;&quot;;&quot;NULL&quot;;&quot;'&quot;&amp;[.E76]&amp;&quot;'&quot;)&amp;&quot;, &quot;&amp;IF([.F76]=&quot;&quot;;&quot;NULL&quot;;&quot;'&quot;&amp;[.F76]&amp;&quot;'&quot;)&amp;&quot;, &quot;&amp;IF([.G76]=&quot;&quot;;&quot;NULL&quot;;&quot;'&quot;&amp;[.G76]&amp;&quot;'&quot;)&amp;&quot;, &quot;&amp;IF([.H76]=&quot;&quot;;&quot;NULL&quot;;&quot;'&quot;&amp;[.H76]&amp;&quot;'&quot;)&amp;&quot;, &quot;&amp;IF([.I76]=&quot;&quot;;&quot;NULL&quot;;&quot;'&quot;&amp;[.I76]&amp;&quot;'&quot;)&amp;&quot;, &quot;&amp;IF([.J76]=&quot;&quot;;&quot;NULL&quot;;&quot;'&quot;&amp;[.J76]&amp;&quot;'&quot;)&amp;&quot;, &quot;&amp;IF([.K76]=&quot;&quot;;&quot;NULL&quot;;&quot;'&quot;&amp;[.K76]&amp;&quot;'&quot;)&amp;&quot;, &quot;&amp;IF([.L76]=&quot;&quot;;&quot;NULL&quot;;&quot;'&quot;&amp;[.L76]&amp;&quot;'&quot;)&amp;&quot;, &quot;&amp;IF([.M76]=&quot;&quot;;&quot;NULL&quot;;&quot;'&quot;&amp;[.M7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7]&amp;&quot;', '&quot;&amp;TEXT([.B77];&quot;DD-MM-YYYY&quot;)&amp;&quot;', '&quot;&amp;[.C77]&amp;&quot;', &quot;&amp;IF([.D77]=&quot;&quot;;&quot;NULL&quot;;&quot;'&quot;&amp;[.D77]&amp;&quot;'&quot;)&amp;&quot;, &quot;&amp;IF([.E77]=&quot;&quot;;&quot;NULL&quot;;&quot;'&quot;&amp;[.E77]&amp;&quot;'&quot;)&amp;&quot;, &quot;&amp;IF([.F77]=&quot;&quot;;&quot;NULL&quot;;&quot;'&quot;&amp;[.F77]&amp;&quot;'&quot;)&amp;&quot;, &quot;&amp;IF([.G77]=&quot;&quot;;&quot;NULL&quot;;&quot;'&quot;&amp;[.G77]&amp;&quot;'&quot;)&amp;&quot;, &quot;&amp;IF([.H77]=&quot;&quot;;&quot;NULL&quot;;&quot;'&quot;&amp;[.H77]&amp;&quot;'&quot;)&amp;&quot;, &quot;&amp;IF([.I77]=&quot;&quot;;&quot;NULL&quot;;&quot;'&quot;&amp;[.I77]&amp;&quot;'&quot;)&amp;&quot;, &quot;&amp;IF([.J77]=&quot;&quot;;&quot;NULL&quot;;&quot;'&quot;&amp;[.J77]&amp;&quot;'&quot;)&amp;&quot;, &quot;&amp;IF([.K77]=&quot;&quot;;&quot;NULL&quot;;&quot;'&quot;&amp;[.K77]&amp;&quot;'&quot;)&amp;&quot;, &quot;&amp;IF([.L77]=&quot;&quot;;&quot;NULL&quot;;&quot;'&quot;&amp;[.L77]&amp;&quot;'&quot;)&amp;&quot;, &quot;&amp;IF([.M77]=&quot;&quot;;&quot;NULL&quot;;&quot;'&quot;&amp;[.M7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8]&amp;&quot;', '&quot;&amp;TEXT([.B78];&quot;DD-MM-YYYY&quot;)&amp;&quot;', '&quot;&amp;[.C78]&amp;&quot;', &quot;&amp;IF([.D78]=&quot;&quot;;&quot;NULL&quot;;&quot;'&quot;&amp;[.D78]&amp;&quot;'&quot;)&amp;&quot;, &quot;&amp;IF([.E78]=&quot;&quot;;&quot;NULL&quot;;&quot;'&quot;&amp;[.E78]&amp;&quot;'&quot;)&amp;&quot;, &quot;&amp;IF([.F78]=&quot;&quot;;&quot;NULL&quot;;&quot;'&quot;&amp;[.F78]&amp;&quot;'&quot;)&amp;&quot;, &quot;&amp;IF([.G78]=&quot;&quot;;&quot;NULL&quot;;&quot;'&quot;&amp;[.G78]&amp;&quot;'&quot;)&amp;&quot;, &quot;&amp;IF([.H78]=&quot;&quot;;&quot;NULL&quot;;&quot;'&quot;&amp;[.H78]&amp;&quot;'&quot;)&amp;&quot;, &quot;&amp;IF([.I78]=&quot;&quot;;&quot;NULL&quot;;&quot;'&quot;&amp;[.I78]&amp;&quot;'&quot;)&amp;&quot;, &quot;&amp;IF([.J78]=&quot;&quot;;&quot;NULL&quot;;&quot;'&quot;&amp;[.J78]&amp;&quot;'&quot;)&amp;&quot;, &quot;&amp;IF([.K78]=&quot;&quot;;&quot;NULL&quot;;&quot;'&quot;&amp;[.K78]&amp;&quot;'&quot;)&amp;&quot;, &quot;&amp;IF([.L78]=&quot;&quot;;&quot;NULL&quot;;&quot;'&quot;&amp;[.L78]&amp;&quot;'&quot;)&amp;&quot;, &quot;&amp;IF([.M78]=&quot;&quot;;&quot;NULL&quot;;&quot;'&quot;&amp;[.M7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79]&amp;&quot;', '&quot;&amp;TEXT([.B79];&quot;DD-MM-YYYY&quot;)&amp;&quot;', '&quot;&amp;[.C79]&amp;&quot;', &quot;&amp;IF([.D79]=&quot;&quot;;&quot;NULL&quot;;&quot;'&quot;&amp;[.D79]&amp;&quot;'&quot;)&amp;&quot;, &quot;&amp;IF([.E79]=&quot;&quot;;&quot;NULL&quot;;&quot;'&quot;&amp;[.E79]&amp;&quot;'&quot;)&amp;&quot;, &quot;&amp;IF([.F79]=&quot;&quot;;&quot;NULL&quot;;&quot;'&quot;&amp;[.F79]&amp;&quot;'&quot;)&amp;&quot;, &quot;&amp;IF([.G79]=&quot;&quot;;&quot;NULL&quot;;&quot;'&quot;&amp;[.G79]&amp;&quot;'&quot;)&amp;&quot;, &quot;&amp;IF([.H79]=&quot;&quot;;&quot;NULL&quot;;&quot;'&quot;&amp;[.H79]&amp;&quot;'&quot;)&amp;&quot;, &quot;&amp;IF([.I79]=&quot;&quot;;&quot;NULL&quot;;&quot;'&quot;&amp;[.I79]&amp;&quot;'&quot;)&amp;&quot;, &quot;&amp;IF([.J79]=&quot;&quot;;&quot;NULL&quot;;&quot;'&quot;&amp;[.J79]&amp;&quot;'&quot;)&amp;&quot;, &quot;&amp;IF([.K79]=&quot;&quot;;&quot;NULL&quot;;&quot;'&quot;&amp;[.K79]&amp;&quot;'&quot;)&amp;&quot;, &quot;&amp;IF([.L79]=&quot;&quot;;&quot;NULL&quot;;&quot;'&quot;&amp;[.L79]&amp;&quot;'&quot;)&amp;&quot;, &quot;&amp;IF([.M79]=&quot;&quot;;&quot;NULL&quot;;&quot;'&quot;&amp;[.M7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0]&amp;&quot;', '&quot;&amp;TEXT([.B80];&quot;DD-MM-YYYY&quot;)&amp;&quot;', '&quot;&amp;[.C80]&amp;&quot;', &quot;&amp;IF([.D80]=&quot;&quot;;&quot;NULL&quot;;&quot;'&quot;&amp;[.D80]&amp;&quot;'&quot;)&amp;&quot;, &quot;&amp;IF([.E80]=&quot;&quot;;&quot;NULL&quot;;&quot;'&quot;&amp;[.E80]&amp;&quot;'&quot;)&amp;&quot;, &quot;&amp;IF([.F80]=&quot;&quot;;&quot;NULL&quot;;&quot;'&quot;&amp;[.F80]&amp;&quot;'&quot;)&amp;&quot;, &quot;&amp;IF([.G80]=&quot;&quot;;&quot;NULL&quot;;&quot;'&quot;&amp;[.G80]&amp;&quot;'&quot;)&amp;&quot;, &quot;&amp;IF([.H80]=&quot;&quot;;&quot;NULL&quot;;&quot;'&quot;&amp;[.H80]&amp;&quot;'&quot;)&amp;&quot;, &quot;&amp;IF([.I80]=&quot;&quot;;&quot;NULL&quot;;&quot;'&quot;&amp;[.I80]&amp;&quot;'&quot;)&amp;&quot;, &quot;&amp;IF([.J80]=&quot;&quot;;&quot;NULL&quot;;&quot;'&quot;&amp;[.J80]&amp;&quot;'&quot;)&amp;&quot;, &quot;&amp;IF([.K80]=&quot;&quot;;&quot;NULL&quot;;&quot;'&quot;&amp;[.K80]&amp;&quot;'&quot;)&amp;&quot;, &quot;&amp;IF([.L80]=&quot;&quot;;&quot;NULL&quot;;&quot;'&quot;&amp;[.L80]&amp;&quot;'&quot;)&amp;&quot;, &quot;&amp;IF([.M80]=&quot;&quot;;&quot;NULL&quot;;&quot;'&quot;&amp;[.M8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1]&amp;&quot;', '&quot;&amp;TEXT([.B81];&quot;DD-MM-YYYY&quot;)&amp;&quot;', '&quot;&amp;[.C81]&amp;&quot;', &quot;&amp;IF([.D81]=&quot;&quot;;&quot;NULL&quot;;&quot;'&quot;&amp;[.D81]&amp;&quot;'&quot;)&amp;&quot;, &quot;&amp;IF([.E81]=&quot;&quot;;&quot;NULL&quot;;&quot;'&quot;&amp;[.E81]&amp;&quot;'&quot;)&amp;&quot;, &quot;&amp;IF([.F81]=&quot;&quot;;&quot;NULL&quot;;&quot;'&quot;&amp;[.F81]&amp;&quot;'&quot;)&amp;&quot;, &quot;&amp;IF([.G81]=&quot;&quot;;&quot;NULL&quot;;&quot;'&quot;&amp;[.G81]&amp;&quot;'&quot;)&amp;&quot;, &quot;&amp;IF([.H81]=&quot;&quot;;&quot;NULL&quot;;&quot;'&quot;&amp;[.H81]&amp;&quot;'&quot;)&amp;&quot;, &quot;&amp;IF([.I81]=&quot;&quot;;&quot;NULL&quot;;&quot;'&quot;&amp;[.I81]&amp;&quot;'&quot;)&amp;&quot;, &quot;&amp;IF([.J81]=&quot;&quot;;&quot;NULL&quot;;&quot;'&quot;&amp;[.J81]&amp;&quot;'&quot;)&amp;&quot;, &quot;&amp;IF([.K81]=&quot;&quot;;&quot;NULL&quot;;&quot;'&quot;&amp;[.K81]&amp;&quot;'&quot;)&amp;&quot;, &quot;&amp;IF([.L81]=&quot;&quot;;&quot;NULL&quot;;&quot;'&quot;&amp;[.L81]&amp;&quot;'&quot;)&amp;&quot;, &quot;&amp;IF([.M81]=&quot;&quot;;&quot;NULL&quot;;&quot;'&quot;&amp;[.M8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2]&amp;&quot;', '&quot;&amp;TEXT([.B82];&quot;DD-MM-YYYY&quot;)&amp;&quot;', '&quot;&amp;[.C82]&amp;&quot;', &quot;&amp;IF([.D82]=&quot;&quot;;&quot;NULL&quot;;&quot;'&quot;&amp;[.D82]&amp;&quot;'&quot;)&amp;&quot;, &quot;&amp;IF([.E82]=&quot;&quot;;&quot;NULL&quot;;&quot;'&quot;&amp;[.E82]&amp;&quot;'&quot;)&amp;&quot;, &quot;&amp;IF([.F82]=&quot;&quot;;&quot;NULL&quot;;&quot;'&quot;&amp;[.F82]&amp;&quot;'&quot;)&amp;&quot;, &quot;&amp;IF([.G82]=&quot;&quot;;&quot;NULL&quot;;&quot;'&quot;&amp;[.G82]&amp;&quot;'&quot;)&amp;&quot;, &quot;&amp;IF([.H82]=&quot;&quot;;&quot;NULL&quot;;&quot;'&quot;&amp;[.H82]&amp;&quot;'&quot;)&amp;&quot;, &quot;&amp;IF([.I82]=&quot;&quot;;&quot;NULL&quot;;&quot;'&quot;&amp;[.I82]&amp;&quot;'&quot;)&amp;&quot;, &quot;&amp;IF([.J82]=&quot;&quot;;&quot;NULL&quot;;&quot;'&quot;&amp;[.J82]&amp;&quot;'&quot;)&amp;&quot;, &quot;&amp;IF([.K82]=&quot;&quot;;&quot;NULL&quot;;&quot;'&quot;&amp;[.K82]&amp;&quot;'&quot;)&amp;&quot;, &quot;&amp;IF([.L82]=&quot;&quot;;&quot;NULL&quot;;&quot;'&quot;&amp;[.L82]&amp;&quot;'&quot;)&amp;&quot;, &quot;&amp;IF([.M82]=&quot;&quot;;&quot;NULL&quot;;&quot;'&quot;&amp;[.M8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3]&amp;&quot;', '&quot;&amp;TEXT([.B83];&quot;DD-MM-YYYY&quot;)&amp;&quot;', '&quot;&amp;[.C83]&amp;&quot;', &quot;&amp;IF([.D83]=&quot;&quot;;&quot;NULL&quot;;&quot;'&quot;&amp;[.D83]&amp;&quot;'&quot;)&amp;&quot;, &quot;&amp;IF([.E83]=&quot;&quot;;&quot;NULL&quot;;&quot;'&quot;&amp;[.E83]&amp;&quot;'&quot;)&amp;&quot;, &quot;&amp;IF([.F83]=&quot;&quot;;&quot;NULL&quot;;&quot;'&quot;&amp;[.F83]&amp;&quot;'&quot;)&amp;&quot;, &quot;&amp;IF([.G83]=&quot;&quot;;&quot;NULL&quot;;&quot;'&quot;&amp;[.G83]&amp;&quot;'&quot;)&amp;&quot;, &quot;&amp;IF([.H83]=&quot;&quot;;&quot;NULL&quot;;&quot;'&quot;&amp;[.H83]&amp;&quot;'&quot;)&amp;&quot;, &quot;&amp;IF([.I83]=&quot;&quot;;&quot;NULL&quot;;&quot;'&quot;&amp;[.I83]&amp;&quot;'&quot;)&amp;&quot;, &quot;&amp;IF([.J83]=&quot;&quot;;&quot;NULL&quot;;&quot;'&quot;&amp;[.J83]&amp;&quot;'&quot;)&amp;&quot;, &quot;&amp;IF([.K83]=&quot;&quot;;&quot;NULL&quot;;&quot;'&quot;&amp;[.K83]&amp;&quot;'&quot;)&amp;&quot;, &quot;&amp;IF([.L83]=&quot;&quot;;&quot;NULL&quot;;&quot;'&quot;&amp;[.L83]&amp;&quot;'&quot;)&amp;&quot;, &quot;&amp;IF([.M83]=&quot;&quot;;&quot;NULL&quot;;&quot;'&quot;&amp;[.M8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4]&amp;&quot;', '&quot;&amp;TEXT([.B84];&quot;DD-MM-YYYY&quot;)&amp;&quot;', '&quot;&amp;[.C84]&amp;&quot;', &quot;&amp;IF([.D84]=&quot;&quot;;&quot;NULL&quot;;&quot;'&quot;&amp;[.D84]&amp;&quot;'&quot;)&amp;&quot;, &quot;&amp;IF([.E84]=&quot;&quot;;&quot;NULL&quot;;&quot;'&quot;&amp;[.E84]&amp;&quot;'&quot;)&amp;&quot;, &quot;&amp;IF([.F84]=&quot;&quot;;&quot;NULL&quot;;&quot;'&quot;&amp;[.F84]&amp;&quot;'&quot;)&amp;&quot;, &quot;&amp;IF([.G84]=&quot;&quot;;&quot;NULL&quot;;&quot;'&quot;&amp;[.G84]&amp;&quot;'&quot;)&amp;&quot;, &quot;&amp;IF([.H84]=&quot;&quot;;&quot;NULL&quot;;&quot;'&quot;&amp;[.H84]&amp;&quot;'&quot;)&amp;&quot;, &quot;&amp;IF([.I84]=&quot;&quot;;&quot;NULL&quot;;&quot;'&quot;&amp;[.I84]&amp;&quot;'&quot;)&amp;&quot;, &quot;&amp;IF([.J84]=&quot;&quot;;&quot;NULL&quot;;&quot;'&quot;&amp;[.J84]&amp;&quot;'&quot;)&amp;&quot;, &quot;&amp;IF([.K84]=&quot;&quot;;&quot;NULL&quot;;&quot;'&quot;&amp;[.K84]&amp;&quot;'&quot;)&amp;&quot;, &quot;&amp;IF([.L84]=&quot;&quot;;&quot;NULL&quot;;&quot;'&quot;&amp;[.L84]&amp;&quot;'&quot;)&amp;&quot;, &quot;&amp;IF([.M84]=&quot;&quot;;&quot;NULL&quot;;&quot;'&quot;&amp;[.M8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5]&amp;&quot;', '&quot;&amp;TEXT([.B85];&quot;DD-MM-YYYY&quot;)&amp;&quot;', '&quot;&amp;[.C85]&amp;&quot;', &quot;&amp;IF([.D85]=&quot;&quot;;&quot;NULL&quot;;&quot;'&quot;&amp;[.D85]&amp;&quot;'&quot;)&amp;&quot;, &quot;&amp;IF([.E85]=&quot;&quot;;&quot;NULL&quot;;&quot;'&quot;&amp;[.E85]&amp;&quot;'&quot;)&amp;&quot;, &quot;&amp;IF([.F85]=&quot;&quot;;&quot;NULL&quot;;&quot;'&quot;&amp;[.F85]&amp;&quot;'&quot;)&amp;&quot;, &quot;&amp;IF([.G85]=&quot;&quot;;&quot;NULL&quot;;&quot;'&quot;&amp;[.G85]&amp;&quot;'&quot;)&amp;&quot;, &quot;&amp;IF([.H85]=&quot;&quot;;&quot;NULL&quot;;&quot;'&quot;&amp;[.H85]&amp;&quot;'&quot;)&amp;&quot;, &quot;&amp;IF([.I85]=&quot;&quot;;&quot;NULL&quot;;&quot;'&quot;&amp;[.I85]&amp;&quot;'&quot;)&amp;&quot;, &quot;&amp;IF([.J85]=&quot;&quot;;&quot;NULL&quot;;&quot;'&quot;&amp;[.J85]&amp;&quot;'&quot;)&amp;&quot;, &quot;&amp;IF([.K85]=&quot;&quot;;&quot;NULL&quot;;&quot;'&quot;&amp;[.K85]&amp;&quot;'&quot;)&amp;&quot;, &quot;&amp;IF([.L85]=&quot;&quot;;&quot;NULL&quot;;&quot;'&quot;&amp;[.L85]&amp;&quot;'&quot;)&amp;&quot;, &quot;&amp;IF([.M85]=&quot;&quot;;&quot;NULL&quot;;&quot;'&quot;&amp;[.M8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6]&amp;&quot;', '&quot;&amp;TEXT([.B86];&quot;DD-MM-YYYY&quot;)&amp;&quot;', '&quot;&amp;[.C86]&amp;&quot;', &quot;&amp;IF([.D86]=&quot;&quot;;&quot;NULL&quot;;&quot;'&quot;&amp;[.D86]&amp;&quot;'&quot;)&amp;&quot;, &quot;&amp;IF([.E86]=&quot;&quot;;&quot;NULL&quot;;&quot;'&quot;&amp;[.E86]&amp;&quot;'&quot;)&amp;&quot;, &quot;&amp;IF([.F86]=&quot;&quot;;&quot;NULL&quot;;&quot;'&quot;&amp;[.F86]&amp;&quot;'&quot;)&amp;&quot;, &quot;&amp;IF([.G86]=&quot;&quot;;&quot;NULL&quot;;&quot;'&quot;&amp;[.G86]&amp;&quot;'&quot;)&amp;&quot;, &quot;&amp;IF([.H86]=&quot;&quot;;&quot;NULL&quot;;&quot;'&quot;&amp;[.H86]&amp;&quot;'&quot;)&amp;&quot;, &quot;&amp;IF([.I86]=&quot;&quot;;&quot;NULL&quot;;&quot;'&quot;&amp;[.I86]&amp;&quot;'&quot;)&amp;&quot;, &quot;&amp;IF([.J86]=&quot;&quot;;&quot;NULL&quot;;&quot;'&quot;&amp;[.J86]&amp;&quot;'&quot;)&amp;&quot;, &quot;&amp;IF([.K86]=&quot;&quot;;&quot;NULL&quot;;&quot;'&quot;&amp;[.K86]&amp;&quot;'&quot;)&amp;&quot;, &quot;&amp;IF([.L86]=&quot;&quot;;&quot;NULL&quot;;&quot;'&quot;&amp;[.L86]&amp;&quot;'&quot;)&amp;&quot;, &quot;&amp;IF([.M86]=&quot;&quot;;&quot;NULL&quot;;&quot;'&quot;&amp;[.M8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7]&amp;&quot;', '&quot;&amp;TEXT([.B87];&quot;DD-MM-YYYY&quot;)&amp;&quot;', '&quot;&amp;[.C87]&amp;&quot;', &quot;&amp;IF([.D87]=&quot;&quot;;&quot;NULL&quot;;&quot;'&quot;&amp;[.D87]&amp;&quot;'&quot;)&amp;&quot;, &quot;&amp;IF([.E87]=&quot;&quot;;&quot;NULL&quot;;&quot;'&quot;&amp;[.E87]&amp;&quot;'&quot;)&amp;&quot;, &quot;&amp;IF([.F87]=&quot;&quot;;&quot;NULL&quot;;&quot;'&quot;&amp;[.F87]&amp;&quot;'&quot;)&amp;&quot;, &quot;&amp;IF([.G87]=&quot;&quot;;&quot;NULL&quot;;&quot;'&quot;&amp;[.G87]&amp;&quot;'&quot;)&amp;&quot;, &quot;&amp;IF([.H87]=&quot;&quot;;&quot;NULL&quot;;&quot;'&quot;&amp;[.H87]&amp;&quot;'&quot;)&amp;&quot;, &quot;&amp;IF([.I87]=&quot;&quot;;&quot;NULL&quot;;&quot;'&quot;&amp;[.I87]&amp;&quot;'&quot;)&amp;&quot;, &quot;&amp;IF([.J87]=&quot;&quot;;&quot;NULL&quot;;&quot;'&quot;&amp;[.J87]&amp;&quot;'&quot;)&amp;&quot;, &quot;&amp;IF([.K87]=&quot;&quot;;&quot;NULL&quot;;&quot;'&quot;&amp;[.K87]&amp;&quot;'&quot;)&amp;&quot;, &quot;&amp;IF([.L87]=&quot;&quot;;&quot;NULL&quot;;&quot;'&quot;&amp;[.L87]&amp;&quot;'&quot;)&amp;&quot;, &quot;&amp;IF([.M87]=&quot;&quot;;&quot;NULL&quot;;&quot;'&quot;&amp;[.M8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8]&amp;&quot;', '&quot;&amp;TEXT([.B88];&quot;DD-MM-YYYY&quot;)&amp;&quot;', '&quot;&amp;[.C88]&amp;&quot;', &quot;&amp;IF([.D88]=&quot;&quot;;&quot;NULL&quot;;&quot;'&quot;&amp;[.D88]&amp;&quot;'&quot;)&amp;&quot;, &quot;&amp;IF([.E88]=&quot;&quot;;&quot;NULL&quot;;&quot;'&quot;&amp;[.E88]&amp;&quot;'&quot;)&amp;&quot;, &quot;&amp;IF([.F88]=&quot;&quot;;&quot;NULL&quot;;&quot;'&quot;&amp;[.F88]&amp;&quot;'&quot;)&amp;&quot;, &quot;&amp;IF([.G88]=&quot;&quot;;&quot;NULL&quot;;&quot;'&quot;&amp;[.G88]&amp;&quot;'&quot;)&amp;&quot;, &quot;&amp;IF([.H88]=&quot;&quot;;&quot;NULL&quot;;&quot;'&quot;&amp;[.H88]&amp;&quot;'&quot;)&amp;&quot;, &quot;&amp;IF([.I88]=&quot;&quot;;&quot;NULL&quot;;&quot;'&quot;&amp;[.I88]&amp;&quot;'&quot;)&amp;&quot;, &quot;&amp;IF([.J88]=&quot;&quot;;&quot;NULL&quot;;&quot;'&quot;&amp;[.J88]&amp;&quot;'&quot;)&amp;&quot;, &quot;&amp;IF([.K88]=&quot;&quot;;&quot;NULL&quot;;&quot;'&quot;&amp;[.K88]&amp;&quot;'&quot;)&amp;&quot;, &quot;&amp;IF([.L88]=&quot;&quot;;&quot;NULL&quot;;&quot;'&quot;&amp;[.L88]&amp;&quot;'&quot;)&amp;&quot;, &quot;&amp;IF([.M88]=&quot;&quot;;&quot;NULL&quot;;&quot;'&quot;&amp;[.M8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89]&amp;&quot;', '&quot;&amp;TEXT([.B89];&quot;DD-MM-YYYY&quot;)&amp;&quot;', '&quot;&amp;[.C89]&amp;&quot;', &quot;&amp;IF([.D89]=&quot;&quot;;&quot;NULL&quot;;&quot;'&quot;&amp;[.D89]&amp;&quot;'&quot;)&amp;&quot;, &quot;&amp;IF([.E89]=&quot;&quot;;&quot;NULL&quot;;&quot;'&quot;&amp;[.E89]&amp;&quot;'&quot;)&amp;&quot;, &quot;&amp;IF([.F89]=&quot;&quot;;&quot;NULL&quot;;&quot;'&quot;&amp;[.F89]&amp;&quot;'&quot;)&amp;&quot;, &quot;&amp;IF([.G89]=&quot;&quot;;&quot;NULL&quot;;&quot;'&quot;&amp;[.G89]&amp;&quot;'&quot;)&amp;&quot;, &quot;&amp;IF([.H89]=&quot;&quot;;&quot;NULL&quot;;&quot;'&quot;&amp;[.H89]&amp;&quot;'&quot;)&amp;&quot;, &quot;&amp;IF([.I89]=&quot;&quot;;&quot;NULL&quot;;&quot;'&quot;&amp;[.I89]&amp;&quot;'&quot;)&amp;&quot;, &quot;&amp;IF([.J89]=&quot;&quot;;&quot;NULL&quot;;&quot;'&quot;&amp;[.J89]&amp;&quot;'&quot;)&amp;&quot;, &quot;&amp;IF([.K89]=&quot;&quot;;&quot;NULL&quot;;&quot;'&quot;&amp;[.K89]&amp;&quot;'&quot;)&amp;&quot;, &quot;&amp;IF([.L89]=&quot;&quot;;&quot;NULL&quot;;&quot;'&quot;&amp;[.L89]&amp;&quot;'&quot;)&amp;&quot;, &quot;&amp;IF([.M89]=&quot;&quot;;&quot;NULL&quot;;&quot;'&quot;&amp;[.M8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0]&amp;&quot;', '&quot;&amp;TEXT([.B90];&quot;DD-MM-YYYY&quot;)&amp;&quot;', '&quot;&amp;[.C90]&amp;&quot;', &quot;&amp;IF([.D90]=&quot;&quot;;&quot;NULL&quot;;&quot;'&quot;&amp;[.D90]&amp;&quot;'&quot;)&amp;&quot;, &quot;&amp;IF([.E90]=&quot;&quot;;&quot;NULL&quot;;&quot;'&quot;&amp;[.E90]&amp;&quot;'&quot;)&amp;&quot;, &quot;&amp;IF([.F90]=&quot;&quot;;&quot;NULL&quot;;&quot;'&quot;&amp;[.F90]&amp;&quot;'&quot;)&amp;&quot;, &quot;&amp;IF([.G90]=&quot;&quot;;&quot;NULL&quot;;&quot;'&quot;&amp;[.G90]&amp;&quot;'&quot;)&amp;&quot;, &quot;&amp;IF([.H90]=&quot;&quot;;&quot;NULL&quot;;&quot;'&quot;&amp;[.H90]&amp;&quot;'&quot;)&amp;&quot;, &quot;&amp;IF([.I90]=&quot;&quot;;&quot;NULL&quot;;&quot;'&quot;&amp;[.I90]&amp;&quot;'&quot;)&amp;&quot;, &quot;&amp;IF([.J90]=&quot;&quot;;&quot;NULL&quot;;&quot;'&quot;&amp;[.J90]&amp;&quot;'&quot;)&amp;&quot;, &quot;&amp;IF([.K90]=&quot;&quot;;&quot;NULL&quot;;&quot;'&quot;&amp;[.K90]&amp;&quot;'&quot;)&amp;&quot;, &quot;&amp;IF([.L90]=&quot;&quot;;&quot;NULL&quot;;&quot;'&quot;&amp;[.L90]&amp;&quot;'&quot;)&amp;&quot;, &quot;&amp;IF([.M90]=&quot;&quot;;&quot;NULL&quot;;&quot;'&quot;&amp;[.M9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1]&amp;&quot;', '&quot;&amp;TEXT([.B91];&quot;DD-MM-YYYY&quot;)&amp;&quot;', '&quot;&amp;[.C91]&amp;&quot;', &quot;&amp;IF([.D91]=&quot;&quot;;&quot;NULL&quot;;&quot;'&quot;&amp;[.D91]&amp;&quot;'&quot;)&amp;&quot;, &quot;&amp;IF([.E91]=&quot;&quot;;&quot;NULL&quot;;&quot;'&quot;&amp;[.E91]&amp;&quot;'&quot;)&amp;&quot;, &quot;&amp;IF([.F91]=&quot;&quot;;&quot;NULL&quot;;&quot;'&quot;&amp;[.F91]&amp;&quot;'&quot;)&amp;&quot;, &quot;&amp;IF([.G91]=&quot;&quot;;&quot;NULL&quot;;&quot;'&quot;&amp;[.G91]&amp;&quot;'&quot;)&amp;&quot;, &quot;&amp;IF([.H91]=&quot;&quot;;&quot;NULL&quot;;&quot;'&quot;&amp;[.H91]&amp;&quot;'&quot;)&amp;&quot;, &quot;&amp;IF([.I91]=&quot;&quot;;&quot;NULL&quot;;&quot;'&quot;&amp;[.I91]&amp;&quot;'&quot;)&amp;&quot;, &quot;&amp;IF([.J91]=&quot;&quot;;&quot;NULL&quot;;&quot;'&quot;&amp;[.J91]&amp;&quot;'&quot;)&amp;&quot;, &quot;&amp;IF([.K91]=&quot;&quot;;&quot;NULL&quot;;&quot;'&quot;&amp;[.K91]&amp;&quot;'&quot;)&amp;&quot;, &quot;&amp;IF([.L91]=&quot;&quot;;&quot;NULL&quot;;&quot;'&quot;&amp;[.L91]&amp;&quot;'&quot;)&amp;&quot;, &quot;&amp;IF([.M91]=&quot;&quot;;&quot;NULL&quot;;&quot;'&quot;&amp;[.M9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2]&amp;&quot;', '&quot;&amp;TEXT([.B92];&quot;DD-MM-YYYY&quot;)&amp;&quot;', '&quot;&amp;[.C92]&amp;&quot;', &quot;&amp;IF([.D92]=&quot;&quot;;&quot;NULL&quot;;&quot;'&quot;&amp;[.D92]&amp;&quot;'&quot;)&amp;&quot;, &quot;&amp;IF([.E92]=&quot;&quot;;&quot;NULL&quot;;&quot;'&quot;&amp;[.E92]&amp;&quot;'&quot;)&amp;&quot;, &quot;&amp;IF([.F92]=&quot;&quot;;&quot;NULL&quot;;&quot;'&quot;&amp;[.F92]&amp;&quot;'&quot;)&amp;&quot;, &quot;&amp;IF([.G92]=&quot;&quot;;&quot;NULL&quot;;&quot;'&quot;&amp;[.G92]&amp;&quot;'&quot;)&amp;&quot;, &quot;&amp;IF([.H92]=&quot;&quot;;&quot;NULL&quot;;&quot;'&quot;&amp;[.H92]&amp;&quot;'&quot;)&amp;&quot;, &quot;&amp;IF([.I92]=&quot;&quot;;&quot;NULL&quot;;&quot;'&quot;&amp;[.I92]&amp;&quot;'&quot;)&amp;&quot;, &quot;&amp;IF([.J92]=&quot;&quot;;&quot;NULL&quot;;&quot;'&quot;&amp;[.J92]&amp;&quot;'&quot;)&amp;&quot;, &quot;&amp;IF([.K92]=&quot;&quot;;&quot;NULL&quot;;&quot;'&quot;&amp;[.K92]&amp;&quot;'&quot;)&amp;&quot;, &quot;&amp;IF([.L92]=&quot;&quot;;&quot;NULL&quot;;&quot;'&quot;&amp;[.L92]&amp;&quot;'&quot;)&amp;&quot;, &quot;&amp;IF([.M92]=&quot;&quot;;&quot;NULL&quot;;&quot;'&quot;&amp;[.M9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3]&amp;&quot;', '&quot;&amp;TEXT([.B93];&quot;DD-MM-YYYY&quot;)&amp;&quot;', '&quot;&amp;[.C93]&amp;&quot;', &quot;&amp;IF([.D93]=&quot;&quot;;&quot;NULL&quot;;&quot;'&quot;&amp;[.D93]&amp;&quot;'&quot;)&amp;&quot;, &quot;&amp;IF([.E93]=&quot;&quot;;&quot;NULL&quot;;&quot;'&quot;&amp;[.E93]&amp;&quot;'&quot;)&amp;&quot;, &quot;&amp;IF([.F93]=&quot;&quot;;&quot;NULL&quot;;&quot;'&quot;&amp;[.F93]&amp;&quot;'&quot;)&amp;&quot;, &quot;&amp;IF([.G93]=&quot;&quot;;&quot;NULL&quot;;&quot;'&quot;&amp;[.G93]&amp;&quot;'&quot;)&amp;&quot;, &quot;&amp;IF([.H93]=&quot;&quot;;&quot;NULL&quot;;&quot;'&quot;&amp;[.H93]&amp;&quot;'&quot;)&amp;&quot;, &quot;&amp;IF([.I93]=&quot;&quot;;&quot;NULL&quot;;&quot;'&quot;&amp;[.I93]&amp;&quot;'&quot;)&amp;&quot;, &quot;&amp;IF([.J93]=&quot;&quot;;&quot;NULL&quot;;&quot;'&quot;&amp;[.J93]&amp;&quot;'&quot;)&amp;&quot;, &quot;&amp;IF([.K93]=&quot;&quot;;&quot;NULL&quot;;&quot;'&quot;&amp;[.K93]&amp;&quot;'&quot;)&amp;&quot;, &quot;&amp;IF([.L93]=&quot;&quot;;&quot;NULL&quot;;&quot;'&quot;&amp;[.L93]&amp;&quot;'&quot;)&amp;&quot;, &quot;&amp;IF([.M93]=&quot;&quot;;&quot;NULL&quot;;&quot;'&quot;&amp;[.M9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4]&amp;&quot;', '&quot;&amp;TEXT([.B94];&quot;DD-MM-YYYY&quot;)&amp;&quot;', '&quot;&amp;[.C94]&amp;&quot;', &quot;&amp;IF([.D94]=&quot;&quot;;&quot;NULL&quot;;&quot;'&quot;&amp;[.D94]&amp;&quot;'&quot;)&amp;&quot;, &quot;&amp;IF([.E94]=&quot;&quot;;&quot;NULL&quot;;&quot;'&quot;&amp;[.E94]&amp;&quot;'&quot;)&amp;&quot;, &quot;&amp;IF([.F94]=&quot;&quot;;&quot;NULL&quot;;&quot;'&quot;&amp;[.F94]&amp;&quot;'&quot;)&amp;&quot;, &quot;&amp;IF([.G94]=&quot;&quot;;&quot;NULL&quot;;&quot;'&quot;&amp;[.G94]&amp;&quot;'&quot;)&amp;&quot;, &quot;&amp;IF([.H94]=&quot;&quot;;&quot;NULL&quot;;&quot;'&quot;&amp;[.H94]&amp;&quot;'&quot;)&amp;&quot;, &quot;&amp;IF([.I94]=&quot;&quot;;&quot;NULL&quot;;&quot;'&quot;&amp;[.I94]&amp;&quot;'&quot;)&amp;&quot;, &quot;&amp;IF([.J94]=&quot;&quot;;&quot;NULL&quot;;&quot;'&quot;&amp;[.J94]&amp;&quot;'&quot;)&amp;&quot;, &quot;&amp;IF([.K94]=&quot;&quot;;&quot;NULL&quot;;&quot;'&quot;&amp;[.K94]&amp;&quot;'&quot;)&amp;&quot;, &quot;&amp;IF([.L94]=&quot;&quot;;&quot;NULL&quot;;&quot;'&quot;&amp;[.L94]&amp;&quot;'&quot;)&amp;&quot;, &quot;&amp;IF([.M94]=&quot;&quot;;&quot;NULL&quot;;&quot;'&quot;&amp;[.M9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5]&amp;&quot;', '&quot;&amp;TEXT([.B95];&quot;DD-MM-YYYY&quot;)&amp;&quot;', '&quot;&amp;[.C95]&amp;&quot;', &quot;&amp;IF([.D95]=&quot;&quot;;&quot;NULL&quot;;&quot;'&quot;&amp;[.D95]&amp;&quot;'&quot;)&amp;&quot;, &quot;&amp;IF([.E95]=&quot;&quot;;&quot;NULL&quot;;&quot;'&quot;&amp;[.E95]&amp;&quot;'&quot;)&amp;&quot;, &quot;&amp;IF([.F95]=&quot;&quot;;&quot;NULL&quot;;&quot;'&quot;&amp;[.F95]&amp;&quot;'&quot;)&amp;&quot;, &quot;&amp;IF([.G95]=&quot;&quot;;&quot;NULL&quot;;&quot;'&quot;&amp;[.G95]&amp;&quot;'&quot;)&amp;&quot;, &quot;&amp;IF([.H95]=&quot;&quot;;&quot;NULL&quot;;&quot;'&quot;&amp;[.H95]&amp;&quot;'&quot;)&amp;&quot;, &quot;&amp;IF([.I95]=&quot;&quot;;&quot;NULL&quot;;&quot;'&quot;&amp;[.I95]&amp;&quot;'&quot;)&amp;&quot;, &quot;&amp;IF([.J95]=&quot;&quot;;&quot;NULL&quot;;&quot;'&quot;&amp;[.J95]&amp;&quot;'&quot;)&amp;&quot;, &quot;&amp;IF([.K95]=&quot;&quot;;&quot;NULL&quot;;&quot;'&quot;&amp;[.K95]&amp;&quot;'&quot;)&amp;&quot;, &quot;&amp;IF([.L95]=&quot;&quot;;&quot;NULL&quot;;&quot;'&quot;&amp;[.L95]&amp;&quot;'&quot;)&amp;&quot;, &quot;&amp;IF([.M95]=&quot;&quot;;&quot;NULL&quot;;&quot;'&quot;&amp;[.M9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6]&amp;&quot;', '&quot;&amp;TEXT([.B96];&quot;DD-MM-YYYY&quot;)&amp;&quot;', '&quot;&amp;[.C96]&amp;&quot;', &quot;&amp;IF([.D96]=&quot;&quot;;&quot;NULL&quot;;&quot;'&quot;&amp;[.D96]&amp;&quot;'&quot;)&amp;&quot;, &quot;&amp;IF([.E96]=&quot;&quot;;&quot;NULL&quot;;&quot;'&quot;&amp;[.E96]&amp;&quot;'&quot;)&amp;&quot;, &quot;&amp;IF([.F96]=&quot;&quot;;&quot;NULL&quot;;&quot;'&quot;&amp;[.F96]&amp;&quot;'&quot;)&amp;&quot;, &quot;&amp;IF([.G96]=&quot;&quot;;&quot;NULL&quot;;&quot;'&quot;&amp;[.G96]&amp;&quot;'&quot;)&amp;&quot;, &quot;&amp;IF([.H96]=&quot;&quot;;&quot;NULL&quot;;&quot;'&quot;&amp;[.H96]&amp;&quot;'&quot;)&amp;&quot;, &quot;&amp;IF([.I96]=&quot;&quot;;&quot;NULL&quot;;&quot;'&quot;&amp;[.I96]&amp;&quot;'&quot;)&amp;&quot;, &quot;&amp;IF([.J96]=&quot;&quot;;&quot;NULL&quot;;&quot;'&quot;&amp;[.J96]&amp;&quot;'&quot;)&amp;&quot;, &quot;&amp;IF([.K96]=&quot;&quot;;&quot;NULL&quot;;&quot;'&quot;&amp;[.K96]&amp;&quot;'&quot;)&amp;&quot;, &quot;&amp;IF([.L96]=&quot;&quot;;&quot;NULL&quot;;&quot;'&quot;&amp;[.L96]&amp;&quot;'&quot;)&amp;&quot;, &quot;&amp;IF([.M96]=&quot;&quot;;&quot;NULL&quot;;&quot;'&quot;&amp;[.M9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7]&amp;&quot;', '&quot;&amp;TEXT([.B97];&quot;DD-MM-YYYY&quot;)&amp;&quot;', '&quot;&amp;[.C97]&amp;&quot;', &quot;&amp;IF([.D97]=&quot;&quot;;&quot;NULL&quot;;&quot;'&quot;&amp;[.D97]&amp;&quot;'&quot;)&amp;&quot;, &quot;&amp;IF([.E97]=&quot;&quot;;&quot;NULL&quot;;&quot;'&quot;&amp;[.E97]&amp;&quot;'&quot;)&amp;&quot;, &quot;&amp;IF([.F97]=&quot;&quot;;&quot;NULL&quot;;&quot;'&quot;&amp;[.F97]&amp;&quot;'&quot;)&amp;&quot;, &quot;&amp;IF([.G97]=&quot;&quot;;&quot;NULL&quot;;&quot;'&quot;&amp;[.G97]&amp;&quot;'&quot;)&amp;&quot;, &quot;&amp;IF([.H97]=&quot;&quot;;&quot;NULL&quot;;&quot;'&quot;&amp;[.H97]&amp;&quot;'&quot;)&amp;&quot;, &quot;&amp;IF([.I97]=&quot;&quot;;&quot;NULL&quot;;&quot;'&quot;&amp;[.I97]&amp;&quot;'&quot;)&amp;&quot;, &quot;&amp;IF([.J97]=&quot;&quot;;&quot;NULL&quot;;&quot;'&quot;&amp;[.J97]&amp;&quot;'&quot;)&amp;&quot;, &quot;&amp;IF([.K97]=&quot;&quot;;&quot;NULL&quot;;&quot;'&quot;&amp;[.K97]&amp;&quot;'&quot;)&amp;&quot;, &quot;&amp;IF([.L97]=&quot;&quot;;&quot;NULL&quot;;&quot;'&quot;&amp;[.L97]&amp;&quot;'&quot;)&amp;&quot;, &quot;&amp;IF([.M97]=&quot;&quot;;&quot;NULL&quot;;&quot;'&quot;&amp;[.M9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8]&amp;&quot;', '&quot;&amp;TEXT([.B98];&quot;DD-MM-YYYY&quot;)&amp;&quot;', '&quot;&amp;[.C98]&amp;&quot;', &quot;&amp;IF([.D98]=&quot;&quot;;&quot;NULL&quot;;&quot;'&quot;&amp;[.D98]&amp;&quot;'&quot;)&amp;&quot;, &quot;&amp;IF([.E98]=&quot;&quot;;&quot;NULL&quot;;&quot;'&quot;&amp;[.E98]&amp;&quot;'&quot;)&amp;&quot;, &quot;&amp;IF([.F98]=&quot;&quot;;&quot;NULL&quot;;&quot;'&quot;&amp;[.F98]&amp;&quot;'&quot;)&amp;&quot;, &quot;&amp;IF([.G98]=&quot;&quot;;&quot;NULL&quot;;&quot;'&quot;&amp;[.G98]&amp;&quot;'&quot;)&amp;&quot;, &quot;&amp;IF([.H98]=&quot;&quot;;&quot;NULL&quot;;&quot;'&quot;&amp;[.H98]&amp;&quot;'&quot;)&amp;&quot;, &quot;&amp;IF([.I98]=&quot;&quot;;&quot;NULL&quot;;&quot;'&quot;&amp;[.I98]&amp;&quot;'&quot;)&amp;&quot;, &quot;&amp;IF([.J98]=&quot;&quot;;&quot;NULL&quot;;&quot;'&quot;&amp;[.J98]&amp;&quot;'&quot;)&amp;&quot;, &quot;&amp;IF([.K98]=&quot;&quot;;&quot;NULL&quot;;&quot;'&quot;&amp;[.K98]&amp;&quot;'&quot;)&amp;&quot;, &quot;&amp;IF([.L98]=&quot;&quot;;&quot;NULL&quot;;&quot;'&quot;&amp;[.L98]&amp;&quot;'&quot;)&amp;&quot;, &quot;&amp;IF([.M98]=&quot;&quot;;&quot;NULL&quot;;&quot;'&quot;&amp;[.M9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99]&amp;&quot;', '&quot;&amp;TEXT([.B99];&quot;DD-MM-YYYY&quot;)&amp;&quot;', '&quot;&amp;[.C99]&amp;&quot;', &quot;&amp;IF([.D99]=&quot;&quot;;&quot;NULL&quot;;&quot;'&quot;&amp;[.D99]&amp;&quot;'&quot;)&amp;&quot;, &quot;&amp;IF([.E99]=&quot;&quot;;&quot;NULL&quot;;&quot;'&quot;&amp;[.E99]&amp;&quot;'&quot;)&amp;&quot;, &quot;&amp;IF([.F99]=&quot;&quot;;&quot;NULL&quot;;&quot;'&quot;&amp;[.F99]&amp;&quot;'&quot;)&amp;&quot;, &quot;&amp;IF([.G99]=&quot;&quot;;&quot;NULL&quot;;&quot;'&quot;&amp;[.G99]&amp;&quot;'&quot;)&amp;&quot;, &quot;&amp;IF([.H99]=&quot;&quot;;&quot;NULL&quot;;&quot;'&quot;&amp;[.H99]&amp;&quot;'&quot;)&amp;&quot;, &quot;&amp;IF([.I99]=&quot;&quot;;&quot;NULL&quot;;&quot;'&quot;&amp;[.I99]&amp;&quot;'&quot;)&amp;&quot;, &quot;&amp;IF([.J99]=&quot;&quot;;&quot;NULL&quot;;&quot;'&quot;&amp;[.J99]&amp;&quot;'&quot;)&amp;&quot;, &quot;&amp;IF([.K99]=&quot;&quot;;&quot;NULL&quot;;&quot;'&quot;&amp;[.K99]&amp;&quot;'&quot;)&amp;&quot;, &quot;&amp;IF([.L99]=&quot;&quot;;&quot;NULL&quot;;&quot;'&quot;&amp;[.L99]&amp;&quot;'&quot;)&amp;&quot;, &quot;&amp;IF([.M99]=&quot;&quot;;&quot;NULL&quot;;&quot;'&quot;&amp;[.M9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0]&amp;&quot;', '&quot;&amp;TEXT([.B100];&quot;DD-MM-YYYY&quot;)&amp;&quot;', '&quot;&amp;[.C100]&amp;&quot;', &quot;&amp;IF([.D100]=&quot;&quot;;&quot;NULL&quot;;&quot;'&quot;&amp;[.D100]&amp;&quot;'&quot;)&amp;&quot;, &quot;&amp;IF([.E100]=&quot;&quot;;&quot;NULL&quot;;&quot;'&quot;&amp;[.E100]&amp;&quot;'&quot;)&amp;&quot;, &quot;&amp;IF([.F100]=&quot;&quot;;&quot;NULL&quot;;&quot;'&quot;&amp;[.F100]&amp;&quot;'&quot;)&amp;&quot;, &quot;&amp;IF([.G100]=&quot;&quot;;&quot;NULL&quot;;&quot;'&quot;&amp;[.G100]&amp;&quot;'&quot;)&amp;&quot;, &quot;&amp;IF([.H100]=&quot;&quot;;&quot;NULL&quot;;&quot;'&quot;&amp;[.H100]&amp;&quot;'&quot;)&amp;&quot;, &quot;&amp;IF([.I100]=&quot;&quot;;&quot;NULL&quot;;&quot;'&quot;&amp;[.I100]&amp;&quot;'&quot;)&amp;&quot;, &quot;&amp;IF([.J100]=&quot;&quot;;&quot;NULL&quot;;&quot;'&quot;&amp;[.J100]&amp;&quot;'&quot;)&amp;&quot;, &quot;&amp;IF([.K100]=&quot;&quot;;&quot;NULL&quot;;&quot;'&quot;&amp;[.K100]&amp;&quot;'&quot;)&amp;&quot;, &quot;&amp;IF([.L100]=&quot;&quot;;&quot;NULL&quot;;&quot;'&quot;&amp;[.L100]&amp;&quot;'&quot;)&amp;&quot;, &quot;&amp;IF([.M100]=&quot;&quot;;&quot;NULL&quot;;&quot;'&quot;&amp;[.M10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1]&amp;&quot;', '&quot;&amp;TEXT([.B101];&quot;DD-MM-YYYY&quot;)&amp;&quot;', '&quot;&amp;[.C101]&amp;&quot;', &quot;&amp;IF([.D101]=&quot;&quot;;&quot;NULL&quot;;&quot;'&quot;&amp;[.D101]&amp;&quot;'&quot;)&amp;&quot;, &quot;&amp;IF([.E101]=&quot;&quot;;&quot;NULL&quot;;&quot;'&quot;&amp;[.E101]&amp;&quot;'&quot;)&amp;&quot;, &quot;&amp;IF([.F101]=&quot;&quot;;&quot;NULL&quot;;&quot;'&quot;&amp;[.F101]&amp;&quot;'&quot;)&amp;&quot;, &quot;&amp;IF([.G101]=&quot;&quot;;&quot;NULL&quot;;&quot;'&quot;&amp;[.G101]&amp;&quot;'&quot;)&amp;&quot;, &quot;&amp;IF([.H101]=&quot;&quot;;&quot;NULL&quot;;&quot;'&quot;&amp;[.H101]&amp;&quot;'&quot;)&amp;&quot;, &quot;&amp;IF([.I101]=&quot;&quot;;&quot;NULL&quot;;&quot;'&quot;&amp;[.I101]&amp;&quot;'&quot;)&amp;&quot;, &quot;&amp;IF([.J101]=&quot;&quot;;&quot;NULL&quot;;&quot;'&quot;&amp;[.J101]&amp;&quot;'&quot;)&amp;&quot;, &quot;&amp;IF([.K101]=&quot;&quot;;&quot;NULL&quot;;&quot;'&quot;&amp;[.K101]&amp;&quot;'&quot;)&amp;&quot;, &quot;&amp;IF([.L101]=&quot;&quot;;&quot;NULL&quot;;&quot;'&quot;&amp;[.L101]&amp;&quot;'&quot;)&amp;&quot;, &quot;&amp;IF([.M101]=&quot;&quot;;&quot;NULL&quot;;&quot;'&quot;&amp;[.M10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2]&amp;&quot;', '&quot;&amp;TEXT([.B102];&quot;DD-MM-YYYY&quot;)&amp;&quot;', '&quot;&amp;[.C102]&amp;&quot;', &quot;&amp;IF([.D102]=&quot;&quot;;&quot;NULL&quot;;&quot;'&quot;&amp;[.D102]&amp;&quot;'&quot;)&amp;&quot;, &quot;&amp;IF([.E102]=&quot;&quot;;&quot;NULL&quot;;&quot;'&quot;&amp;[.E102]&amp;&quot;'&quot;)&amp;&quot;, &quot;&amp;IF([.F102]=&quot;&quot;;&quot;NULL&quot;;&quot;'&quot;&amp;[.F102]&amp;&quot;'&quot;)&amp;&quot;, &quot;&amp;IF([.G102]=&quot;&quot;;&quot;NULL&quot;;&quot;'&quot;&amp;[.G102]&amp;&quot;'&quot;)&amp;&quot;, &quot;&amp;IF([.H102]=&quot;&quot;;&quot;NULL&quot;;&quot;'&quot;&amp;[.H102]&amp;&quot;'&quot;)&amp;&quot;, &quot;&amp;IF([.I102]=&quot;&quot;;&quot;NULL&quot;;&quot;'&quot;&amp;[.I102]&amp;&quot;'&quot;)&amp;&quot;, &quot;&amp;IF([.J102]=&quot;&quot;;&quot;NULL&quot;;&quot;'&quot;&amp;[.J102]&amp;&quot;'&quot;)&amp;&quot;, &quot;&amp;IF([.K102]=&quot;&quot;;&quot;NULL&quot;;&quot;'&quot;&amp;[.K102]&amp;&quot;'&quot;)&amp;&quot;, &quot;&amp;IF([.L102]=&quot;&quot;;&quot;NULL&quot;;&quot;'&quot;&amp;[.L102]&amp;&quot;'&quot;)&amp;&quot;, &quot;&amp;IF([.M102]=&quot;&quot;;&quot;NULL&quot;;&quot;'&quot;&amp;[.M10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3]&amp;&quot;', '&quot;&amp;TEXT([.B103];&quot;DD-MM-YYYY&quot;)&amp;&quot;', '&quot;&amp;[.C103]&amp;&quot;', &quot;&amp;IF([.D103]=&quot;&quot;;&quot;NULL&quot;;&quot;'&quot;&amp;[.D103]&amp;&quot;'&quot;)&amp;&quot;, &quot;&amp;IF([.E103]=&quot;&quot;;&quot;NULL&quot;;&quot;'&quot;&amp;[.E103]&amp;&quot;'&quot;)&amp;&quot;, &quot;&amp;IF([.F103]=&quot;&quot;;&quot;NULL&quot;;&quot;'&quot;&amp;[.F103]&amp;&quot;'&quot;)&amp;&quot;, &quot;&amp;IF([.G103]=&quot;&quot;;&quot;NULL&quot;;&quot;'&quot;&amp;[.G103]&amp;&quot;'&quot;)&amp;&quot;, &quot;&amp;IF([.H103]=&quot;&quot;;&quot;NULL&quot;;&quot;'&quot;&amp;[.H103]&amp;&quot;'&quot;)&amp;&quot;, &quot;&amp;IF([.I103]=&quot;&quot;;&quot;NULL&quot;;&quot;'&quot;&amp;[.I103]&amp;&quot;'&quot;)&amp;&quot;, &quot;&amp;IF([.J103]=&quot;&quot;;&quot;NULL&quot;;&quot;'&quot;&amp;[.J103]&amp;&quot;'&quot;)&amp;&quot;, &quot;&amp;IF([.K103]=&quot;&quot;;&quot;NULL&quot;;&quot;'&quot;&amp;[.K103]&amp;&quot;'&quot;)&amp;&quot;, &quot;&amp;IF([.L103]=&quot;&quot;;&quot;NULL&quot;;&quot;'&quot;&amp;[.L103]&amp;&quot;'&quot;)&amp;&quot;, &quot;&amp;IF([.M103]=&quot;&quot;;&quot;NULL&quot;;&quot;'&quot;&amp;[.M10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4]&amp;&quot;', '&quot;&amp;TEXT([.B104];&quot;DD-MM-YYYY&quot;)&amp;&quot;', '&quot;&amp;[.C104]&amp;&quot;', &quot;&amp;IF([.D104]=&quot;&quot;;&quot;NULL&quot;;&quot;'&quot;&amp;[.D104]&amp;&quot;'&quot;)&amp;&quot;, &quot;&amp;IF([.E104]=&quot;&quot;;&quot;NULL&quot;;&quot;'&quot;&amp;[.E104]&amp;&quot;'&quot;)&amp;&quot;, &quot;&amp;IF([.F104]=&quot;&quot;;&quot;NULL&quot;;&quot;'&quot;&amp;[.F104]&amp;&quot;'&quot;)&amp;&quot;, &quot;&amp;IF([.G104]=&quot;&quot;;&quot;NULL&quot;;&quot;'&quot;&amp;[.G104]&amp;&quot;'&quot;)&amp;&quot;, &quot;&amp;IF([.H104]=&quot;&quot;;&quot;NULL&quot;;&quot;'&quot;&amp;[.H104]&amp;&quot;'&quot;)&amp;&quot;, &quot;&amp;IF([.I104]=&quot;&quot;;&quot;NULL&quot;;&quot;'&quot;&amp;[.I104]&amp;&quot;'&quot;)&amp;&quot;, &quot;&amp;IF([.J104]=&quot;&quot;;&quot;NULL&quot;;&quot;'&quot;&amp;[.J104]&amp;&quot;'&quot;)&amp;&quot;, &quot;&amp;IF([.K104]=&quot;&quot;;&quot;NULL&quot;;&quot;'&quot;&amp;[.K104]&amp;&quot;'&quot;)&amp;&quot;, &quot;&amp;IF([.L104]=&quot;&quot;;&quot;NULL&quot;;&quot;'&quot;&amp;[.L104]&amp;&quot;'&quot;)&amp;&quot;, &quot;&amp;IF([.M104]=&quot;&quot;;&quot;NULL&quot;;&quot;'&quot;&amp;[.M10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5]&amp;&quot;', '&quot;&amp;TEXT([.B105];&quot;DD-MM-YYYY&quot;)&amp;&quot;', '&quot;&amp;[.C105]&amp;&quot;', &quot;&amp;IF([.D105]=&quot;&quot;;&quot;NULL&quot;;&quot;'&quot;&amp;[.D105]&amp;&quot;'&quot;)&amp;&quot;, &quot;&amp;IF([.E105]=&quot;&quot;;&quot;NULL&quot;;&quot;'&quot;&amp;[.E105]&amp;&quot;'&quot;)&amp;&quot;, &quot;&amp;IF([.F105]=&quot;&quot;;&quot;NULL&quot;;&quot;'&quot;&amp;[.F105]&amp;&quot;'&quot;)&amp;&quot;, &quot;&amp;IF([.G105]=&quot;&quot;;&quot;NULL&quot;;&quot;'&quot;&amp;[.G105]&amp;&quot;'&quot;)&amp;&quot;, &quot;&amp;IF([.H105]=&quot;&quot;;&quot;NULL&quot;;&quot;'&quot;&amp;[.H105]&amp;&quot;'&quot;)&amp;&quot;, &quot;&amp;IF([.I105]=&quot;&quot;;&quot;NULL&quot;;&quot;'&quot;&amp;[.I105]&amp;&quot;'&quot;)&amp;&quot;, &quot;&amp;IF([.J105]=&quot;&quot;;&quot;NULL&quot;;&quot;'&quot;&amp;[.J105]&amp;&quot;'&quot;)&amp;&quot;, &quot;&amp;IF([.K105]=&quot;&quot;;&quot;NULL&quot;;&quot;'&quot;&amp;[.K105]&amp;&quot;'&quot;)&amp;&quot;, &quot;&amp;IF([.L105]=&quot;&quot;;&quot;NULL&quot;;&quot;'&quot;&amp;[.L105]&amp;&quot;'&quot;)&amp;&quot;, &quot;&amp;IF([.M105]=&quot;&quot;;&quot;NULL&quot;;&quot;'&quot;&amp;[.M10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6]&amp;&quot;', '&quot;&amp;TEXT([.B106];&quot;DD-MM-YYYY&quot;)&amp;&quot;', '&quot;&amp;[.C106]&amp;&quot;', &quot;&amp;IF([.D106]=&quot;&quot;;&quot;NULL&quot;;&quot;'&quot;&amp;[.D106]&amp;&quot;'&quot;)&amp;&quot;, &quot;&amp;IF([.E106]=&quot;&quot;;&quot;NULL&quot;;&quot;'&quot;&amp;[.E106]&amp;&quot;'&quot;)&amp;&quot;, &quot;&amp;IF([.F106]=&quot;&quot;;&quot;NULL&quot;;&quot;'&quot;&amp;[.F106]&amp;&quot;'&quot;)&amp;&quot;, &quot;&amp;IF([.G106]=&quot;&quot;;&quot;NULL&quot;;&quot;'&quot;&amp;[.G106]&amp;&quot;'&quot;)&amp;&quot;, &quot;&amp;IF([.H106]=&quot;&quot;;&quot;NULL&quot;;&quot;'&quot;&amp;[.H106]&amp;&quot;'&quot;)&amp;&quot;, &quot;&amp;IF([.I106]=&quot;&quot;;&quot;NULL&quot;;&quot;'&quot;&amp;[.I106]&amp;&quot;'&quot;)&amp;&quot;, &quot;&amp;IF([.J106]=&quot;&quot;;&quot;NULL&quot;;&quot;'&quot;&amp;[.J106]&amp;&quot;'&quot;)&amp;&quot;, &quot;&amp;IF([.K106]=&quot;&quot;;&quot;NULL&quot;;&quot;'&quot;&amp;[.K106]&amp;&quot;'&quot;)&amp;&quot;, &quot;&amp;IF([.L106]=&quot;&quot;;&quot;NULL&quot;;&quot;'&quot;&amp;[.L106]&amp;&quot;'&quot;)&amp;&quot;, &quot;&amp;IF([.M106]=&quot;&quot;;&quot;NULL&quot;;&quot;'&quot;&amp;[.M10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7]&amp;&quot;', '&quot;&amp;TEXT([.B107];&quot;DD-MM-YYYY&quot;)&amp;&quot;', '&quot;&amp;[.C107]&amp;&quot;', &quot;&amp;IF([.D107]=&quot;&quot;;&quot;NULL&quot;;&quot;'&quot;&amp;[.D107]&amp;&quot;'&quot;)&amp;&quot;, &quot;&amp;IF([.E107]=&quot;&quot;;&quot;NULL&quot;;&quot;'&quot;&amp;[.E107]&amp;&quot;'&quot;)&amp;&quot;, &quot;&amp;IF([.F107]=&quot;&quot;;&quot;NULL&quot;;&quot;'&quot;&amp;[.F107]&amp;&quot;'&quot;)&amp;&quot;, &quot;&amp;IF([.G107]=&quot;&quot;;&quot;NULL&quot;;&quot;'&quot;&amp;[.G107]&amp;&quot;'&quot;)&amp;&quot;, &quot;&amp;IF([.H107]=&quot;&quot;;&quot;NULL&quot;;&quot;'&quot;&amp;[.H107]&amp;&quot;'&quot;)&amp;&quot;, &quot;&amp;IF([.I107]=&quot;&quot;;&quot;NULL&quot;;&quot;'&quot;&amp;[.I107]&amp;&quot;'&quot;)&amp;&quot;, &quot;&amp;IF([.J107]=&quot;&quot;;&quot;NULL&quot;;&quot;'&quot;&amp;[.J107]&amp;&quot;'&quot;)&amp;&quot;, &quot;&amp;IF([.K107]=&quot;&quot;;&quot;NULL&quot;;&quot;'&quot;&amp;[.K107]&amp;&quot;'&quot;)&amp;&quot;, &quot;&amp;IF([.L107]=&quot;&quot;;&quot;NULL&quot;;&quot;'&quot;&amp;[.L107]&amp;&quot;'&quot;)&amp;&quot;, &quot;&amp;IF([.M107]=&quot;&quot;;&quot;NULL&quot;;&quot;'&quot;&amp;[.M10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8]&amp;&quot;', '&quot;&amp;TEXT([.B108];&quot;DD-MM-YYYY&quot;)&amp;&quot;', '&quot;&amp;[.C108]&amp;&quot;', &quot;&amp;IF([.D108]=&quot;&quot;;&quot;NULL&quot;;&quot;'&quot;&amp;[.D108]&amp;&quot;'&quot;)&amp;&quot;, &quot;&amp;IF([.E108]=&quot;&quot;;&quot;NULL&quot;;&quot;'&quot;&amp;[.E108]&amp;&quot;'&quot;)&amp;&quot;, &quot;&amp;IF([.F108]=&quot;&quot;;&quot;NULL&quot;;&quot;'&quot;&amp;[.F108]&amp;&quot;'&quot;)&amp;&quot;, &quot;&amp;IF([.G108]=&quot;&quot;;&quot;NULL&quot;;&quot;'&quot;&amp;[.G108]&amp;&quot;'&quot;)&amp;&quot;, &quot;&amp;IF([.H108]=&quot;&quot;;&quot;NULL&quot;;&quot;'&quot;&amp;[.H108]&amp;&quot;'&quot;)&amp;&quot;, &quot;&amp;IF([.I108]=&quot;&quot;;&quot;NULL&quot;;&quot;'&quot;&amp;[.I108]&amp;&quot;'&quot;)&amp;&quot;, &quot;&amp;IF([.J108]=&quot;&quot;;&quot;NULL&quot;;&quot;'&quot;&amp;[.J108]&amp;&quot;'&quot;)&amp;&quot;, &quot;&amp;IF([.K108]=&quot;&quot;;&quot;NULL&quot;;&quot;'&quot;&amp;[.K108]&amp;&quot;'&quot;)&amp;&quot;, &quot;&amp;IF([.L108]=&quot;&quot;;&quot;NULL&quot;;&quot;'&quot;&amp;[.L108]&amp;&quot;'&quot;)&amp;&quot;, &quot;&amp;IF([.M108]=&quot;&quot;;&quot;NULL&quot;;&quot;'&quot;&amp;[.M10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09]&amp;&quot;', '&quot;&amp;TEXT([.B109];&quot;DD-MM-YYYY&quot;)&amp;&quot;', '&quot;&amp;[.C109]&amp;&quot;', &quot;&amp;IF([.D109]=&quot;&quot;;&quot;NULL&quot;;&quot;'&quot;&amp;[.D109]&amp;&quot;'&quot;)&amp;&quot;, &quot;&amp;IF([.E109]=&quot;&quot;;&quot;NULL&quot;;&quot;'&quot;&amp;[.E109]&amp;&quot;'&quot;)&amp;&quot;, &quot;&amp;IF([.F109]=&quot;&quot;;&quot;NULL&quot;;&quot;'&quot;&amp;[.F109]&amp;&quot;'&quot;)&amp;&quot;, &quot;&amp;IF([.G109]=&quot;&quot;;&quot;NULL&quot;;&quot;'&quot;&amp;[.G109]&amp;&quot;'&quot;)&amp;&quot;, &quot;&amp;IF([.H109]=&quot;&quot;;&quot;NULL&quot;;&quot;'&quot;&amp;[.H109]&amp;&quot;'&quot;)&amp;&quot;, &quot;&amp;IF([.I109]=&quot;&quot;;&quot;NULL&quot;;&quot;'&quot;&amp;[.I109]&amp;&quot;'&quot;)&amp;&quot;, &quot;&amp;IF([.J109]=&quot;&quot;;&quot;NULL&quot;;&quot;'&quot;&amp;[.J109]&amp;&quot;'&quot;)&amp;&quot;, &quot;&amp;IF([.K109]=&quot;&quot;;&quot;NULL&quot;;&quot;'&quot;&amp;[.K109]&amp;&quot;'&quot;)&amp;&quot;, &quot;&amp;IF([.L109]=&quot;&quot;;&quot;NULL&quot;;&quot;'&quot;&amp;[.L109]&amp;&quot;'&quot;)&amp;&quot;, &quot;&amp;IF([.M109]=&quot;&quot;;&quot;NULL&quot;;&quot;'&quot;&amp;[.M10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0]&amp;&quot;', '&quot;&amp;TEXT([.B110];&quot;DD-MM-YYYY&quot;)&amp;&quot;', '&quot;&amp;[.C110]&amp;&quot;', &quot;&amp;IF([.D110]=&quot;&quot;;&quot;NULL&quot;;&quot;'&quot;&amp;[.D110]&amp;&quot;'&quot;)&amp;&quot;, &quot;&amp;IF([.E110]=&quot;&quot;;&quot;NULL&quot;;&quot;'&quot;&amp;[.E110]&amp;&quot;'&quot;)&amp;&quot;, &quot;&amp;IF([.F110]=&quot;&quot;;&quot;NULL&quot;;&quot;'&quot;&amp;[.F110]&amp;&quot;'&quot;)&amp;&quot;, &quot;&amp;IF([.G110]=&quot;&quot;;&quot;NULL&quot;;&quot;'&quot;&amp;[.G110]&amp;&quot;'&quot;)&amp;&quot;, &quot;&amp;IF([.H110]=&quot;&quot;;&quot;NULL&quot;;&quot;'&quot;&amp;[.H110]&amp;&quot;'&quot;)&amp;&quot;, &quot;&amp;IF([.I110]=&quot;&quot;;&quot;NULL&quot;;&quot;'&quot;&amp;[.I110]&amp;&quot;'&quot;)&amp;&quot;, &quot;&amp;IF([.J110]=&quot;&quot;;&quot;NULL&quot;;&quot;'&quot;&amp;[.J110]&amp;&quot;'&quot;)&amp;&quot;, &quot;&amp;IF([.K110]=&quot;&quot;;&quot;NULL&quot;;&quot;'&quot;&amp;[.K110]&amp;&quot;'&quot;)&amp;&quot;, &quot;&amp;IF([.L110]=&quot;&quot;;&quot;NULL&quot;;&quot;'&quot;&amp;[.L110]&amp;&quot;'&quot;)&amp;&quot;, &quot;&amp;IF([.M110]=&quot;&quot;;&quot;NULL&quot;;&quot;'&quot;&amp;[.M11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1]&amp;&quot;', '&quot;&amp;TEXT([.B111];&quot;DD-MM-YYYY&quot;)&amp;&quot;', '&quot;&amp;[.C111]&amp;&quot;', &quot;&amp;IF([.D111]=&quot;&quot;;&quot;NULL&quot;;&quot;'&quot;&amp;[.D111]&amp;&quot;'&quot;)&amp;&quot;, &quot;&amp;IF([.E111]=&quot;&quot;;&quot;NULL&quot;;&quot;'&quot;&amp;[.E111]&amp;&quot;'&quot;)&amp;&quot;, &quot;&amp;IF([.F111]=&quot;&quot;;&quot;NULL&quot;;&quot;'&quot;&amp;[.F111]&amp;&quot;'&quot;)&amp;&quot;, &quot;&amp;IF([.G111]=&quot;&quot;;&quot;NULL&quot;;&quot;'&quot;&amp;[.G111]&amp;&quot;'&quot;)&amp;&quot;, &quot;&amp;IF([.H111]=&quot;&quot;;&quot;NULL&quot;;&quot;'&quot;&amp;[.H111]&amp;&quot;'&quot;)&amp;&quot;, &quot;&amp;IF([.I111]=&quot;&quot;;&quot;NULL&quot;;&quot;'&quot;&amp;[.I111]&amp;&quot;'&quot;)&amp;&quot;, &quot;&amp;IF([.J111]=&quot;&quot;;&quot;NULL&quot;;&quot;'&quot;&amp;[.J111]&amp;&quot;'&quot;)&amp;&quot;, &quot;&amp;IF([.K111]=&quot;&quot;;&quot;NULL&quot;;&quot;'&quot;&amp;[.K111]&amp;&quot;'&quot;)&amp;&quot;, &quot;&amp;IF([.L111]=&quot;&quot;;&quot;NULL&quot;;&quot;'&quot;&amp;[.L111]&amp;&quot;'&quot;)&amp;&quot;, &quot;&amp;IF([.M111]=&quot;&quot;;&quot;NULL&quot;;&quot;'&quot;&amp;[.M11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2]&amp;&quot;', '&quot;&amp;TEXT([.B112];&quot;DD-MM-YYYY&quot;)&amp;&quot;', '&quot;&amp;[.C112]&amp;&quot;', &quot;&amp;IF([.D112]=&quot;&quot;;&quot;NULL&quot;;&quot;'&quot;&amp;[.D112]&amp;&quot;'&quot;)&amp;&quot;, &quot;&amp;IF([.E112]=&quot;&quot;;&quot;NULL&quot;;&quot;'&quot;&amp;[.E112]&amp;&quot;'&quot;)&amp;&quot;, &quot;&amp;IF([.F112]=&quot;&quot;;&quot;NULL&quot;;&quot;'&quot;&amp;[.F112]&amp;&quot;'&quot;)&amp;&quot;, &quot;&amp;IF([.G112]=&quot;&quot;;&quot;NULL&quot;;&quot;'&quot;&amp;[.G112]&amp;&quot;'&quot;)&amp;&quot;, &quot;&amp;IF([.H112]=&quot;&quot;;&quot;NULL&quot;;&quot;'&quot;&amp;[.H112]&amp;&quot;'&quot;)&amp;&quot;, &quot;&amp;IF([.I112]=&quot;&quot;;&quot;NULL&quot;;&quot;'&quot;&amp;[.I112]&amp;&quot;'&quot;)&amp;&quot;, &quot;&amp;IF([.J112]=&quot;&quot;;&quot;NULL&quot;;&quot;'&quot;&amp;[.J112]&amp;&quot;'&quot;)&amp;&quot;, &quot;&amp;IF([.K112]=&quot;&quot;;&quot;NULL&quot;;&quot;'&quot;&amp;[.K112]&amp;&quot;'&quot;)&amp;&quot;, &quot;&amp;IF([.L112]=&quot;&quot;;&quot;NULL&quot;;&quot;'&quot;&amp;[.L112]&amp;&quot;'&quot;)&amp;&quot;, &quot;&amp;IF([.M112]=&quot;&quot;;&quot;NULL&quot;;&quot;'&quot;&amp;[.M11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3]&amp;&quot;', '&quot;&amp;TEXT([.B113];&quot;DD-MM-YYYY&quot;)&amp;&quot;', '&quot;&amp;[.C113]&amp;&quot;', &quot;&amp;IF([.D113]=&quot;&quot;;&quot;NULL&quot;;&quot;'&quot;&amp;[.D113]&amp;&quot;'&quot;)&amp;&quot;, &quot;&amp;IF([.E113]=&quot;&quot;;&quot;NULL&quot;;&quot;'&quot;&amp;[.E113]&amp;&quot;'&quot;)&amp;&quot;, &quot;&amp;IF([.F113]=&quot;&quot;;&quot;NULL&quot;;&quot;'&quot;&amp;[.F113]&amp;&quot;'&quot;)&amp;&quot;, &quot;&amp;IF([.G113]=&quot;&quot;;&quot;NULL&quot;;&quot;'&quot;&amp;[.G113]&amp;&quot;'&quot;)&amp;&quot;, &quot;&amp;IF([.H113]=&quot;&quot;;&quot;NULL&quot;;&quot;'&quot;&amp;[.H113]&amp;&quot;'&quot;)&amp;&quot;, &quot;&amp;IF([.I113]=&quot;&quot;;&quot;NULL&quot;;&quot;'&quot;&amp;[.I113]&amp;&quot;'&quot;)&amp;&quot;, &quot;&amp;IF([.J113]=&quot;&quot;;&quot;NULL&quot;;&quot;'&quot;&amp;[.J113]&amp;&quot;'&quot;)&amp;&quot;, &quot;&amp;IF([.K113]=&quot;&quot;;&quot;NULL&quot;;&quot;'&quot;&amp;[.K113]&amp;&quot;'&quot;)&amp;&quot;, &quot;&amp;IF([.L113]=&quot;&quot;;&quot;NULL&quot;;&quot;'&quot;&amp;[.L113]&amp;&quot;'&quot;)&amp;&quot;, &quot;&amp;IF([.M113]=&quot;&quot;;&quot;NULL&quot;;&quot;'&quot;&amp;[.M11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4]&amp;&quot;', '&quot;&amp;TEXT([.B114];&quot;DD-MM-YYYY&quot;)&amp;&quot;', '&quot;&amp;[.C114]&amp;&quot;', &quot;&amp;IF([.D114]=&quot;&quot;;&quot;NULL&quot;;&quot;'&quot;&amp;[.D114]&amp;&quot;'&quot;)&amp;&quot;, &quot;&amp;IF([.E114]=&quot;&quot;;&quot;NULL&quot;;&quot;'&quot;&amp;[.E114]&amp;&quot;'&quot;)&amp;&quot;, &quot;&amp;IF([.F114]=&quot;&quot;;&quot;NULL&quot;;&quot;'&quot;&amp;[.F114]&amp;&quot;'&quot;)&amp;&quot;, &quot;&amp;IF([.G114]=&quot;&quot;;&quot;NULL&quot;;&quot;'&quot;&amp;[.G114]&amp;&quot;'&quot;)&amp;&quot;, &quot;&amp;IF([.H114]=&quot;&quot;;&quot;NULL&quot;;&quot;'&quot;&amp;[.H114]&amp;&quot;'&quot;)&amp;&quot;, &quot;&amp;IF([.I114]=&quot;&quot;;&quot;NULL&quot;;&quot;'&quot;&amp;[.I114]&amp;&quot;'&quot;)&amp;&quot;, &quot;&amp;IF([.J114]=&quot;&quot;;&quot;NULL&quot;;&quot;'&quot;&amp;[.J114]&amp;&quot;'&quot;)&amp;&quot;, &quot;&amp;IF([.K114]=&quot;&quot;;&quot;NULL&quot;;&quot;'&quot;&amp;[.K114]&amp;&quot;'&quot;)&amp;&quot;, &quot;&amp;IF([.L114]=&quot;&quot;;&quot;NULL&quot;;&quot;'&quot;&amp;[.L114]&amp;&quot;'&quot;)&amp;&quot;, &quot;&amp;IF([.M114]=&quot;&quot;;&quot;NULL&quot;;&quot;'&quot;&amp;[.M11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5]&amp;&quot;', '&quot;&amp;TEXT([.B115];&quot;DD-MM-YYYY&quot;)&amp;&quot;', '&quot;&amp;[.C115]&amp;&quot;', &quot;&amp;IF([.D115]=&quot;&quot;;&quot;NULL&quot;;&quot;'&quot;&amp;[.D115]&amp;&quot;'&quot;)&amp;&quot;, &quot;&amp;IF([.E115]=&quot;&quot;;&quot;NULL&quot;;&quot;'&quot;&amp;[.E115]&amp;&quot;'&quot;)&amp;&quot;, &quot;&amp;IF([.F115]=&quot;&quot;;&quot;NULL&quot;;&quot;'&quot;&amp;[.F115]&amp;&quot;'&quot;)&amp;&quot;, &quot;&amp;IF([.G115]=&quot;&quot;;&quot;NULL&quot;;&quot;'&quot;&amp;[.G115]&amp;&quot;'&quot;)&amp;&quot;, &quot;&amp;IF([.H115]=&quot;&quot;;&quot;NULL&quot;;&quot;'&quot;&amp;[.H115]&amp;&quot;'&quot;)&amp;&quot;, &quot;&amp;IF([.I115]=&quot;&quot;;&quot;NULL&quot;;&quot;'&quot;&amp;[.I115]&amp;&quot;'&quot;)&amp;&quot;, &quot;&amp;IF([.J115]=&quot;&quot;;&quot;NULL&quot;;&quot;'&quot;&amp;[.J115]&amp;&quot;'&quot;)&amp;&quot;, &quot;&amp;IF([.K115]=&quot;&quot;;&quot;NULL&quot;;&quot;'&quot;&amp;[.K115]&amp;&quot;'&quot;)&amp;&quot;, &quot;&amp;IF([.L115]=&quot;&quot;;&quot;NULL&quot;;&quot;'&quot;&amp;[.L115]&amp;&quot;'&quot;)&amp;&quot;, &quot;&amp;IF([.M115]=&quot;&quot;;&quot;NULL&quot;;&quot;'&quot;&amp;[.M11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6]&amp;&quot;', '&quot;&amp;TEXT([.B116];&quot;DD-MM-YYYY&quot;)&amp;&quot;', '&quot;&amp;[.C116]&amp;&quot;', &quot;&amp;IF([.D116]=&quot;&quot;;&quot;NULL&quot;;&quot;'&quot;&amp;[.D116]&amp;&quot;'&quot;)&amp;&quot;, &quot;&amp;IF([.E116]=&quot;&quot;;&quot;NULL&quot;;&quot;'&quot;&amp;[.E116]&amp;&quot;'&quot;)&amp;&quot;, &quot;&amp;IF([.F116]=&quot;&quot;;&quot;NULL&quot;;&quot;'&quot;&amp;[.F116]&amp;&quot;'&quot;)&amp;&quot;, &quot;&amp;IF([.G116]=&quot;&quot;;&quot;NULL&quot;;&quot;'&quot;&amp;[.G116]&amp;&quot;'&quot;)&amp;&quot;, &quot;&amp;IF([.H116]=&quot;&quot;;&quot;NULL&quot;;&quot;'&quot;&amp;[.H116]&amp;&quot;'&quot;)&amp;&quot;, &quot;&amp;IF([.I116]=&quot;&quot;;&quot;NULL&quot;;&quot;'&quot;&amp;[.I116]&amp;&quot;'&quot;)&amp;&quot;, &quot;&amp;IF([.J116]=&quot;&quot;;&quot;NULL&quot;;&quot;'&quot;&amp;[.J116]&amp;&quot;'&quot;)&amp;&quot;, &quot;&amp;IF([.K116]=&quot;&quot;;&quot;NULL&quot;;&quot;'&quot;&amp;[.K116]&amp;&quot;'&quot;)&amp;&quot;, &quot;&amp;IF([.L116]=&quot;&quot;;&quot;NULL&quot;;&quot;'&quot;&amp;[.L116]&amp;&quot;'&quot;)&amp;&quot;, &quot;&amp;IF([.M116]=&quot;&quot;;&quot;NULL&quot;;&quot;'&quot;&amp;[.M11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7]&amp;&quot;', '&quot;&amp;TEXT([.B117];&quot;DD-MM-YYYY&quot;)&amp;&quot;', '&quot;&amp;[.C117]&amp;&quot;', &quot;&amp;IF([.D117]=&quot;&quot;;&quot;NULL&quot;;&quot;'&quot;&amp;[.D117]&amp;&quot;'&quot;)&amp;&quot;, &quot;&amp;IF([.E117]=&quot;&quot;;&quot;NULL&quot;;&quot;'&quot;&amp;[.E117]&amp;&quot;'&quot;)&amp;&quot;, &quot;&amp;IF([.F117]=&quot;&quot;;&quot;NULL&quot;;&quot;'&quot;&amp;[.F117]&amp;&quot;'&quot;)&amp;&quot;, &quot;&amp;IF([.G117]=&quot;&quot;;&quot;NULL&quot;;&quot;'&quot;&amp;[.G117]&amp;&quot;'&quot;)&amp;&quot;, &quot;&amp;IF([.H117]=&quot;&quot;;&quot;NULL&quot;;&quot;'&quot;&amp;[.H117]&amp;&quot;'&quot;)&amp;&quot;, &quot;&amp;IF([.I117]=&quot;&quot;;&quot;NULL&quot;;&quot;'&quot;&amp;[.I117]&amp;&quot;'&quot;)&amp;&quot;, &quot;&amp;IF([.J117]=&quot;&quot;;&quot;NULL&quot;;&quot;'&quot;&amp;[.J117]&amp;&quot;'&quot;)&amp;&quot;, &quot;&amp;IF([.K117]=&quot;&quot;;&quot;NULL&quot;;&quot;'&quot;&amp;[.K117]&amp;&quot;'&quot;)&amp;&quot;, &quot;&amp;IF([.L117]=&quot;&quot;;&quot;NULL&quot;;&quot;'&quot;&amp;[.L117]&amp;&quot;'&quot;)&amp;&quot;, &quot;&amp;IF([.M117]=&quot;&quot;;&quot;NULL&quot;;&quot;'&quot;&amp;[.M11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8]&amp;&quot;', '&quot;&amp;TEXT([.B118];&quot;DD-MM-YYYY&quot;)&amp;&quot;', '&quot;&amp;[.C118]&amp;&quot;', &quot;&amp;IF([.D118]=&quot;&quot;;&quot;NULL&quot;;&quot;'&quot;&amp;[.D118]&amp;&quot;'&quot;)&amp;&quot;, &quot;&amp;IF([.E118]=&quot;&quot;;&quot;NULL&quot;;&quot;'&quot;&amp;[.E118]&amp;&quot;'&quot;)&amp;&quot;, &quot;&amp;IF([.F118]=&quot;&quot;;&quot;NULL&quot;;&quot;'&quot;&amp;[.F118]&amp;&quot;'&quot;)&amp;&quot;, &quot;&amp;IF([.G118]=&quot;&quot;;&quot;NULL&quot;;&quot;'&quot;&amp;[.G118]&amp;&quot;'&quot;)&amp;&quot;, &quot;&amp;IF([.H118]=&quot;&quot;;&quot;NULL&quot;;&quot;'&quot;&amp;[.H118]&amp;&quot;'&quot;)&amp;&quot;, &quot;&amp;IF([.I118]=&quot;&quot;;&quot;NULL&quot;;&quot;'&quot;&amp;[.I118]&amp;&quot;'&quot;)&amp;&quot;, &quot;&amp;IF([.J118]=&quot;&quot;;&quot;NULL&quot;;&quot;'&quot;&amp;[.J118]&amp;&quot;'&quot;)&amp;&quot;, &quot;&amp;IF([.K118]=&quot;&quot;;&quot;NULL&quot;;&quot;'&quot;&amp;[.K118]&amp;&quot;'&quot;)&amp;&quot;, &quot;&amp;IF([.L118]=&quot;&quot;;&quot;NULL&quot;;&quot;'&quot;&amp;[.L118]&amp;&quot;'&quot;)&amp;&quot;, &quot;&amp;IF([.M118]=&quot;&quot;;&quot;NULL&quot;;&quot;'&quot;&amp;[.M11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19]&amp;&quot;', '&quot;&amp;TEXT([.B119];&quot;DD-MM-YYYY&quot;)&amp;&quot;', '&quot;&amp;[.C119]&amp;&quot;', &quot;&amp;IF([.D119]=&quot;&quot;;&quot;NULL&quot;;&quot;'&quot;&amp;[.D119]&amp;&quot;'&quot;)&amp;&quot;, &quot;&amp;IF([.E119]=&quot;&quot;;&quot;NULL&quot;;&quot;'&quot;&amp;[.E119]&amp;&quot;'&quot;)&amp;&quot;, &quot;&amp;IF([.F119]=&quot;&quot;;&quot;NULL&quot;;&quot;'&quot;&amp;[.F119]&amp;&quot;'&quot;)&amp;&quot;, &quot;&amp;IF([.G119]=&quot;&quot;;&quot;NULL&quot;;&quot;'&quot;&amp;[.G119]&amp;&quot;'&quot;)&amp;&quot;, &quot;&amp;IF([.H119]=&quot;&quot;;&quot;NULL&quot;;&quot;'&quot;&amp;[.H119]&amp;&quot;'&quot;)&amp;&quot;, &quot;&amp;IF([.I119]=&quot;&quot;;&quot;NULL&quot;;&quot;'&quot;&amp;[.I119]&amp;&quot;'&quot;)&amp;&quot;, &quot;&amp;IF([.J119]=&quot;&quot;;&quot;NULL&quot;;&quot;'&quot;&amp;[.J119]&amp;&quot;'&quot;)&amp;&quot;, &quot;&amp;IF([.K119]=&quot;&quot;;&quot;NULL&quot;;&quot;'&quot;&amp;[.K119]&amp;&quot;'&quot;)&amp;&quot;, &quot;&amp;IF([.L119]=&quot;&quot;;&quot;NULL&quot;;&quot;'&quot;&amp;[.L119]&amp;&quot;'&quot;)&amp;&quot;, &quot;&amp;IF([.M119]=&quot;&quot;;&quot;NULL&quot;;&quot;'&quot;&amp;[.M11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0]&amp;&quot;', '&quot;&amp;TEXT([.B120];&quot;DD-MM-YYYY&quot;)&amp;&quot;', '&quot;&amp;[.C120]&amp;&quot;', &quot;&amp;IF([.D120]=&quot;&quot;;&quot;NULL&quot;;&quot;'&quot;&amp;[.D120]&amp;&quot;'&quot;)&amp;&quot;, &quot;&amp;IF([.E120]=&quot;&quot;;&quot;NULL&quot;;&quot;'&quot;&amp;[.E120]&amp;&quot;'&quot;)&amp;&quot;, &quot;&amp;IF([.F120]=&quot;&quot;;&quot;NULL&quot;;&quot;'&quot;&amp;[.F120]&amp;&quot;'&quot;)&amp;&quot;, &quot;&amp;IF([.G120]=&quot;&quot;;&quot;NULL&quot;;&quot;'&quot;&amp;[.G120]&amp;&quot;'&quot;)&amp;&quot;, &quot;&amp;IF([.H120]=&quot;&quot;;&quot;NULL&quot;;&quot;'&quot;&amp;[.H120]&amp;&quot;'&quot;)&amp;&quot;, &quot;&amp;IF([.I120]=&quot;&quot;;&quot;NULL&quot;;&quot;'&quot;&amp;[.I120]&amp;&quot;'&quot;)&amp;&quot;, &quot;&amp;IF([.J120]=&quot;&quot;;&quot;NULL&quot;;&quot;'&quot;&amp;[.J120]&amp;&quot;'&quot;)&amp;&quot;, &quot;&amp;IF([.K120]=&quot;&quot;;&quot;NULL&quot;;&quot;'&quot;&amp;[.K120]&amp;&quot;'&quot;)&amp;&quot;, &quot;&amp;IF([.L120]=&quot;&quot;;&quot;NULL&quot;;&quot;'&quot;&amp;[.L120]&amp;&quot;'&quot;)&amp;&quot;, &quot;&amp;IF([.M120]=&quot;&quot;;&quot;NULL&quot;;&quot;'&quot;&amp;[.M12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1]&amp;&quot;', '&quot;&amp;TEXT([.B121];&quot;DD-MM-YYYY&quot;)&amp;&quot;', '&quot;&amp;[.C121]&amp;&quot;', &quot;&amp;IF([.D121]=&quot;&quot;;&quot;NULL&quot;;&quot;'&quot;&amp;[.D121]&amp;&quot;'&quot;)&amp;&quot;, &quot;&amp;IF([.E121]=&quot;&quot;;&quot;NULL&quot;;&quot;'&quot;&amp;[.E121]&amp;&quot;'&quot;)&amp;&quot;, &quot;&amp;IF([.F121]=&quot;&quot;;&quot;NULL&quot;;&quot;'&quot;&amp;[.F121]&amp;&quot;'&quot;)&amp;&quot;, &quot;&amp;IF([.G121]=&quot;&quot;;&quot;NULL&quot;;&quot;'&quot;&amp;[.G121]&amp;&quot;'&quot;)&amp;&quot;, &quot;&amp;IF([.H121]=&quot;&quot;;&quot;NULL&quot;;&quot;'&quot;&amp;[.H121]&amp;&quot;'&quot;)&amp;&quot;, &quot;&amp;IF([.I121]=&quot;&quot;;&quot;NULL&quot;;&quot;'&quot;&amp;[.I121]&amp;&quot;'&quot;)&amp;&quot;, &quot;&amp;IF([.J121]=&quot;&quot;;&quot;NULL&quot;;&quot;'&quot;&amp;[.J121]&amp;&quot;'&quot;)&amp;&quot;, &quot;&amp;IF([.K121]=&quot;&quot;;&quot;NULL&quot;;&quot;'&quot;&amp;[.K121]&amp;&quot;'&quot;)&amp;&quot;, &quot;&amp;IF([.L121]=&quot;&quot;;&quot;NULL&quot;;&quot;'&quot;&amp;[.L121]&amp;&quot;'&quot;)&amp;&quot;, &quot;&amp;IF([.M121]=&quot;&quot;;&quot;NULL&quot;;&quot;'&quot;&amp;[.M12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2]&amp;&quot;', '&quot;&amp;TEXT([.B122];&quot;DD-MM-YYYY&quot;)&amp;&quot;', '&quot;&amp;[.C122]&amp;&quot;', &quot;&amp;IF([.D122]=&quot;&quot;;&quot;NULL&quot;;&quot;'&quot;&amp;[.D122]&amp;&quot;'&quot;)&amp;&quot;, &quot;&amp;IF([.E122]=&quot;&quot;;&quot;NULL&quot;;&quot;'&quot;&amp;[.E122]&amp;&quot;'&quot;)&amp;&quot;, &quot;&amp;IF([.F122]=&quot;&quot;;&quot;NULL&quot;;&quot;'&quot;&amp;[.F122]&amp;&quot;'&quot;)&amp;&quot;, &quot;&amp;IF([.G122]=&quot;&quot;;&quot;NULL&quot;;&quot;'&quot;&amp;[.G122]&amp;&quot;'&quot;)&amp;&quot;, &quot;&amp;IF([.H122]=&quot;&quot;;&quot;NULL&quot;;&quot;'&quot;&amp;[.H122]&amp;&quot;'&quot;)&amp;&quot;, &quot;&amp;IF([.I122]=&quot;&quot;;&quot;NULL&quot;;&quot;'&quot;&amp;[.I122]&amp;&quot;'&quot;)&amp;&quot;, &quot;&amp;IF([.J122]=&quot;&quot;;&quot;NULL&quot;;&quot;'&quot;&amp;[.J122]&amp;&quot;'&quot;)&amp;&quot;, &quot;&amp;IF([.K122]=&quot;&quot;;&quot;NULL&quot;;&quot;'&quot;&amp;[.K122]&amp;&quot;'&quot;)&amp;&quot;, &quot;&amp;IF([.L122]=&quot;&quot;;&quot;NULL&quot;;&quot;'&quot;&amp;[.L122]&amp;&quot;'&quot;)&amp;&quot;, &quot;&amp;IF([.M122]=&quot;&quot;;&quot;NULL&quot;;&quot;'&quot;&amp;[.M12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3]&amp;&quot;', '&quot;&amp;TEXT([.B123];&quot;DD-MM-YYYY&quot;)&amp;&quot;', '&quot;&amp;[.C123]&amp;&quot;', &quot;&amp;IF([.D123]=&quot;&quot;;&quot;NULL&quot;;&quot;'&quot;&amp;[.D123]&amp;&quot;'&quot;)&amp;&quot;, &quot;&amp;IF([.E123]=&quot;&quot;;&quot;NULL&quot;;&quot;'&quot;&amp;[.E123]&amp;&quot;'&quot;)&amp;&quot;, &quot;&amp;IF([.F123]=&quot;&quot;;&quot;NULL&quot;;&quot;'&quot;&amp;[.F123]&amp;&quot;'&quot;)&amp;&quot;, &quot;&amp;IF([.G123]=&quot;&quot;;&quot;NULL&quot;;&quot;'&quot;&amp;[.G123]&amp;&quot;'&quot;)&amp;&quot;, &quot;&amp;IF([.H123]=&quot;&quot;;&quot;NULL&quot;;&quot;'&quot;&amp;[.H123]&amp;&quot;'&quot;)&amp;&quot;, &quot;&amp;IF([.I123]=&quot;&quot;;&quot;NULL&quot;;&quot;'&quot;&amp;[.I123]&amp;&quot;'&quot;)&amp;&quot;, &quot;&amp;IF([.J123]=&quot;&quot;;&quot;NULL&quot;;&quot;'&quot;&amp;[.J123]&amp;&quot;'&quot;)&amp;&quot;, &quot;&amp;IF([.K123]=&quot;&quot;;&quot;NULL&quot;;&quot;'&quot;&amp;[.K123]&amp;&quot;'&quot;)&amp;&quot;, &quot;&amp;IF([.L123]=&quot;&quot;;&quot;NULL&quot;;&quot;'&quot;&amp;[.L123]&amp;&quot;'&quot;)&amp;&quot;, &quot;&amp;IF([.M123]=&quot;&quot;;&quot;NULL&quot;;&quot;'&quot;&amp;[.M12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4]&amp;&quot;', '&quot;&amp;TEXT([.B124];&quot;DD-MM-YYYY&quot;)&amp;&quot;', '&quot;&amp;[.C124]&amp;&quot;', &quot;&amp;IF([.D124]=&quot;&quot;;&quot;NULL&quot;;&quot;'&quot;&amp;[.D124]&amp;&quot;'&quot;)&amp;&quot;, &quot;&amp;IF([.E124]=&quot;&quot;;&quot;NULL&quot;;&quot;'&quot;&amp;[.E124]&amp;&quot;'&quot;)&amp;&quot;, &quot;&amp;IF([.F124]=&quot;&quot;;&quot;NULL&quot;;&quot;'&quot;&amp;[.F124]&amp;&quot;'&quot;)&amp;&quot;, &quot;&amp;IF([.G124]=&quot;&quot;;&quot;NULL&quot;;&quot;'&quot;&amp;[.G124]&amp;&quot;'&quot;)&amp;&quot;, &quot;&amp;IF([.H124]=&quot;&quot;;&quot;NULL&quot;;&quot;'&quot;&amp;[.H124]&amp;&quot;'&quot;)&amp;&quot;, &quot;&amp;IF([.I124]=&quot;&quot;;&quot;NULL&quot;;&quot;'&quot;&amp;[.I124]&amp;&quot;'&quot;)&amp;&quot;, &quot;&amp;IF([.J124]=&quot;&quot;;&quot;NULL&quot;;&quot;'&quot;&amp;[.J124]&amp;&quot;'&quot;)&amp;&quot;, &quot;&amp;IF([.K124]=&quot;&quot;;&quot;NULL&quot;;&quot;'&quot;&amp;[.K124]&amp;&quot;'&quot;)&amp;&quot;, &quot;&amp;IF([.L124]=&quot;&quot;;&quot;NULL&quot;;&quot;'&quot;&amp;[.L124]&amp;&quot;'&quot;)&amp;&quot;, &quot;&amp;IF([.M124]=&quot;&quot;;&quot;NULL&quot;;&quot;'&quot;&amp;[.M12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5]&amp;&quot;', '&quot;&amp;TEXT([.B125];&quot;DD-MM-YYYY&quot;)&amp;&quot;', '&quot;&amp;[.C125]&amp;&quot;', &quot;&amp;IF([.D125]=&quot;&quot;;&quot;NULL&quot;;&quot;'&quot;&amp;[.D125]&amp;&quot;'&quot;)&amp;&quot;, &quot;&amp;IF([.E125]=&quot;&quot;;&quot;NULL&quot;;&quot;'&quot;&amp;[.E125]&amp;&quot;'&quot;)&amp;&quot;, &quot;&amp;IF([.F125]=&quot;&quot;;&quot;NULL&quot;;&quot;'&quot;&amp;[.F125]&amp;&quot;'&quot;)&amp;&quot;, &quot;&amp;IF([.G125]=&quot;&quot;;&quot;NULL&quot;;&quot;'&quot;&amp;[.G125]&amp;&quot;'&quot;)&amp;&quot;, &quot;&amp;IF([.H125]=&quot;&quot;;&quot;NULL&quot;;&quot;'&quot;&amp;[.H125]&amp;&quot;'&quot;)&amp;&quot;, &quot;&amp;IF([.I125]=&quot;&quot;;&quot;NULL&quot;;&quot;'&quot;&amp;[.I125]&amp;&quot;'&quot;)&amp;&quot;, &quot;&amp;IF([.J125]=&quot;&quot;;&quot;NULL&quot;;&quot;'&quot;&amp;[.J125]&amp;&quot;'&quot;)&amp;&quot;, &quot;&amp;IF([.K125]=&quot;&quot;;&quot;NULL&quot;;&quot;'&quot;&amp;[.K125]&amp;&quot;'&quot;)&amp;&quot;, &quot;&amp;IF([.L125]=&quot;&quot;;&quot;NULL&quot;;&quot;'&quot;&amp;[.L125]&amp;&quot;'&quot;)&amp;&quot;, &quot;&amp;IF([.M125]=&quot;&quot;;&quot;NULL&quot;;&quot;'&quot;&amp;[.M12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6]&amp;&quot;', '&quot;&amp;TEXT([.B126];&quot;DD-MM-YYYY&quot;)&amp;&quot;', '&quot;&amp;[.C126]&amp;&quot;', &quot;&amp;IF([.D126]=&quot;&quot;;&quot;NULL&quot;;&quot;'&quot;&amp;[.D126]&amp;&quot;'&quot;)&amp;&quot;, &quot;&amp;IF([.E126]=&quot;&quot;;&quot;NULL&quot;;&quot;'&quot;&amp;[.E126]&amp;&quot;'&quot;)&amp;&quot;, &quot;&amp;IF([.F126]=&quot;&quot;;&quot;NULL&quot;;&quot;'&quot;&amp;[.F126]&amp;&quot;'&quot;)&amp;&quot;, &quot;&amp;IF([.G126]=&quot;&quot;;&quot;NULL&quot;;&quot;'&quot;&amp;[.G126]&amp;&quot;'&quot;)&amp;&quot;, &quot;&amp;IF([.H126]=&quot;&quot;;&quot;NULL&quot;;&quot;'&quot;&amp;[.H126]&amp;&quot;'&quot;)&amp;&quot;, &quot;&amp;IF([.I126]=&quot;&quot;;&quot;NULL&quot;;&quot;'&quot;&amp;[.I126]&amp;&quot;'&quot;)&amp;&quot;, &quot;&amp;IF([.J126]=&quot;&quot;;&quot;NULL&quot;;&quot;'&quot;&amp;[.J126]&amp;&quot;'&quot;)&amp;&quot;, &quot;&amp;IF([.K126]=&quot;&quot;;&quot;NULL&quot;;&quot;'&quot;&amp;[.K126]&amp;&quot;'&quot;)&amp;&quot;, &quot;&amp;IF([.L126]=&quot;&quot;;&quot;NULL&quot;;&quot;'&quot;&amp;[.L126]&amp;&quot;'&quot;)&amp;&quot;, &quot;&amp;IF([.M126]=&quot;&quot;;&quot;NULL&quot;;&quot;'&quot;&amp;[.M12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7]&amp;&quot;', '&quot;&amp;TEXT([.B127];&quot;DD-MM-YYYY&quot;)&amp;&quot;', '&quot;&amp;[.C127]&amp;&quot;', &quot;&amp;IF([.D127]=&quot;&quot;;&quot;NULL&quot;;&quot;'&quot;&amp;[.D127]&amp;&quot;'&quot;)&amp;&quot;, &quot;&amp;IF([.E127]=&quot;&quot;;&quot;NULL&quot;;&quot;'&quot;&amp;[.E127]&amp;&quot;'&quot;)&amp;&quot;, &quot;&amp;IF([.F127]=&quot;&quot;;&quot;NULL&quot;;&quot;'&quot;&amp;[.F127]&amp;&quot;'&quot;)&amp;&quot;, &quot;&amp;IF([.G127]=&quot;&quot;;&quot;NULL&quot;;&quot;'&quot;&amp;[.G127]&amp;&quot;'&quot;)&amp;&quot;, &quot;&amp;IF([.H127]=&quot;&quot;;&quot;NULL&quot;;&quot;'&quot;&amp;[.H127]&amp;&quot;'&quot;)&amp;&quot;, &quot;&amp;IF([.I127]=&quot;&quot;;&quot;NULL&quot;;&quot;'&quot;&amp;[.I127]&amp;&quot;'&quot;)&amp;&quot;, &quot;&amp;IF([.J127]=&quot;&quot;;&quot;NULL&quot;;&quot;'&quot;&amp;[.J127]&amp;&quot;'&quot;)&amp;&quot;, &quot;&amp;IF([.K127]=&quot;&quot;;&quot;NULL&quot;;&quot;'&quot;&amp;[.K127]&amp;&quot;'&quot;)&amp;&quot;, &quot;&amp;IF([.L127]=&quot;&quot;;&quot;NULL&quot;;&quot;'&quot;&amp;[.L127]&amp;&quot;'&quot;)&amp;&quot;, &quot;&amp;IF([.M127]=&quot;&quot;;&quot;NULL&quot;;&quot;'&quot;&amp;[.M12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8]&amp;&quot;', '&quot;&amp;TEXT([.B128];&quot;DD-MM-YYYY&quot;)&amp;&quot;', '&quot;&amp;[.C128]&amp;&quot;', &quot;&amp;IF([.D128]=&quot;&quot;;&quot;NULL&quot;;&quot;'&quot;&amp;[.D128]&amp;&quot;'&quot;)&amp;&quot;, &quot;&amp;IF([.E128]=&quot;&quot;;&quot;NULL&quot;;&quot;'&quot;&amp;[.E128]&amp;&quot;'&quot;)&amp;&quot;, &quot;&amp;IF([.F128]=&quot;&quot;;&quot;NULL&quot;;&quot;'&quot;&amp;[.F128]&amp;&quot;'&quot;)&amp;&quot;, &quot;&amp;IF([.G128]=&quot;&quot;;&quot;NULL&quot;;&quot;'&quot;&amp;[.G128]&amp;&quot;'&quot;)&amp;&quot;, &quot;&amp;IF([.H128]=&quot;&quot;;&quot;NULL&quot;;&quot;'&quot;&amp;[.H128]&amp;&quot;'&quot;)&amp;&quot;, &quot;&amp;IF([.I128]=&quot;&quot;;&quot;NULL&quot;;&quot;'&quot;&amp;[.I128]&amp;&quot;'&quot;)&amp;&quot;, &quot;&amp;IF([.J128]=&quot;&quot;;&quot;NULL&quot;;&quot;'&quot;&amp;[.J128]&amp;&quot;'&quot;)&amp;&quot;, &quot;&amp;IF([.K128]=&quot;&quot;;&quot;NULL&quot;;&quot;'&quot;&amp;[.K128]&amp;&quot;'&quot;)&amp;&quot;, &quot;&amp;IF([.L128]=&quot;&quot;;&quot;NULL&quot;;&quot;'&quot;&amp;[.L128]&amp;&quot;'&quot;)&amp;&quot;, &quot;&amp;IF([.M128]=&quot;&quot;;&quot;NULL&quot;;&quot;'&quot;&amp;[.M12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29]&amp;&quot;', '&quot;&amp;TEXT([.B129];&quot;DD-MM-YYYY&quot;)&amp;&quot;', '&quot;&amp;[.C129]&amp;&quot;', &quot;&amp;IF([.D129]=&quot;&quot;;&quot;NULL&quot;;&quot;'&quot;&amp;[.D129]&amp;&quot;'&quot;)&amp;&quot;, &quot;&amp;IF([.E129]=&quot;&quot;;&quot;NULL&quot;;&quot;'&quot;&amp;[.E129]&amp;&quot;'&quot;)&amp;&quot;, &quot;&amp;IF([.F129]=&quot;&quot;;&quot;NULL&quot;;&quot;'&quot;&amp;[.F129]&amp;&quot;'&quot;)&amp;&quot;, &quot;&amp;IF([.G129]=&quot;&quot;;&quot;NULL&quot;;&quot;'&quot;&amp;[.G129]&amp;&quot;'&quot;)&amp;&quot;, &quot;&amp;IF([.H129]=&quot;&quot;;&quot;NULL&quot;;&quot;'&quot;&amp;[.H129]&amp;&quot;'&quot;)&amp;&quot;, &quot;&amp;IF([.I129]=&quot;&quot;;&quot;NULL&quot;;&quot;'&quot;&amp;[.I129]&amp;&quot;'&quot;)&amp;&quot;, &quot;&amp;IF([.J129]=&quot;&quot;;&quot;NULL&quot;;&quot;'&quot;&amp;[.J129]&amp;&quot;'&quot;)&amp;&quot;, &quot;&amp;IF([.K129]=&quot;&quot;;&quot;NULL&quot;;&quot;'&quot;&amp;[.K129]&amp;&quot;'&quot;)&amp;&quot;, &quot;&amp;IF([.L129]=&quot;&quot;;&quot;NULL&quot;;&quot;'&quot;&amp;[.L129]&amp;&quot;'&quot;)&amp;&quot;, &quot;&amp;IF([.M129]=&quot;&quot;;&quot;NULL&quot;;&quot;'&quot;&amp;[.M12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0]&amp;&quot;', '&quot;&amp;TEXT([.B130];&quot;DD-MM-YYYY&quot;)&amp;&quot;', '&quot;&amp;[.C130]&amp;&quot;', &quot;&amp;IF([.D130]=&quot;&quot;;&quot;NULL&quot;;&quot;'&quot;&amp;[.D130]&amp;&quot;'&quot;)&amp;&quot;, &quot;&amp;IF([.E130]=&quot;&quot;;&quot;NULL&quot;;&quot;'&quot;&amp;[.E130]&amp;&quot;'&quot;)&amp;&quot;, &quot;&amp;IF([.F130]=&quot;&quot;;&quot;NULL&quot;;&quot;'&quot;&amp;[.F130]&amp;&quot;'&quot;)&amp;&quot;, &quot;&amp;IF([.G130]=&quot;&quot;;&quot;NULL&quot;;&quot;'&quot;&amp;[.G130]&amp;&quot;'&quot;)&amp;&quot;, &quot;&amp;IF([.H130]=&quot;&quot;;&quot;NULL&quot;;&quot;'&quot;&amp;[.H130]&amp;&quot;'&quot;)&amp;&quot;, &quot;&amp;IF([.I130]=&quot;&quot;;&quot;NULL&quot;;&quot;'&quot;&amp;[.I130]&amp;&quot;'&quot;)&amp;&quot;, &quot;&amp;IF([.J130]=&quot;&quot;;&quot;NULL&quot;;&quot;'&quot;&amp;[.J130]&amp;&quot;'&quot;)&amp;&quot;, &quot;&amp;IF([.K130]=&quot;&quot;;&quot;NULL&quot;;&quot;'&quot;&amp;[.K130]&amp;&quot;'&quot;)&amp;&quot;, &quot;&amp;IF([.L130]=&quot;&quot;;&quot;NULL&quot;;&quot;'&quot;&amp;[.L130]&amp;&quot;'&quot;)&amp;&quot;, &quot;&amp;IF([.M130]=&quot;&quot;;&quot;NULL&quot;;&quot;'&quot;&amp;[.M13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1]&amp;&quot;', '&quot;&amp;TEXT([.B131];&quot;DD-MM-YYYY&quot;)&amp;&quot;', '&quot;&amp;[.C131]&amp;&quot;', &quot;&amp;IF([.D131]=&quot;&quot;;&quot;NULL&quot;;&quot;'&quot;&amp;[.D131]&amp;&quot;'&quot;)&amp;&quot;, &quot;&amp;IF([.E131]=&quot;&quot;;&quot;NULL&quot;;&quot;'&quot;&amp;[.E131]&amp;&quot;'&quot;)&amp;&quot;, &quot;&amp;IF([.F131]=&quot;&quot;;&quot;NULL&quot;;&quot;'&quot;&amp;[.F131]&amp;&quot;'&quot;)&amp;&quot;, &quot;&amp;IF([.G131]=&quot;&quot;;&quot;NULL&quot;;&quot;'&quot;&amp;[.G131]&amp;&quot;'&quot;)&amp;&quot;, &quot;&amp;IF([.H131]=&quot;&quot;;&quot;NULL&quot;;&quot;'&quot;&amp;[.H131]&amp;&quot;'&quot;)&amp;&quot;, &quot;&amp;IF([.I131]=&quot;&quot;;&quot;NULL&quot;;&quot;'&quot;&amp;[.I131]&amp;&quot;'&quot;)&amp;&quot;, &quot;&amp;IF([.J131]=&quot;&quot;;&quot;NULL&quot;;&quot;'&quot;&amp;[.J131]&amp;&quot;'&quot;)&amp;&quot;, &quot;&amp;IF([.K131]=&quot;&quot;;&quot;NULL&quot;;&quot;'&quot;&amp;[.K131]&amp;&quot;'&quot;)&amp;&quot;, &quot;&amp;IF([.L131]=&quot;&quot;;&quot;NULL&quot;;&quot;'&quot;&amp;[.L131]&amp;&quot;'&quot;)&amp;&quot;, &quot;&amp;IF([.M131]=&quot;&quot;;&quot;NULL&quot;;&quot;'&quot;&amp;[.M13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2]&amp;&quot;', '&quot;&amp;TEXT([.B132];&quot;DD-MM-YYYY&quot;)&amp;&quot;', '&quot;&amp;[.C132]&amp;&quot;', &quot;&amp;IF([.D132]=&quot;&quot;;&quot;NULL&quot;;&quot;'&quot;&amp;[.D132]&amp;&quot;'&quot;)&amp;&quot;, &quot;&amp;IF([.E132]=&quot;&quot;;&quot;NULL&quot;;&quot;'&quot;&amp;[.E132]&amp;&quot;'&quot;)&amp;&quot;, &quot;&amp;IF([.F132]=&quot;&quot;;&quot;NULL&quot;;&quot;'&quot;&amp;[.F132]&amp;&quot;'&quot;)&amp;&quot;, &quot;&amp;IF([.G132]=&quot;&quot;;&quot;NULL&quot;;&quot;'&quot;&amp;[.G132]&amp;&quot;'&quot;)&amp;&quot;, &quot;&amp;IF([.H132]=&quot;&quot;;&quot;NULL&quot;;&quot;'&quot;&amp;[.H132]&amp;&quot;'&quot;)&amp;&quot;, &quot;&amp;IF([.I132]=&quot;&quot;;&quot;NULL&quot;;&quot;'&quot;&amp;[.I132]&amp;&quot;'&quot;)&amp;&quot;, &quot;&amp;IF([.J132]=&quot;&quot;;&quot;NULL&quot;;&quot;'&quot;&amp;[.J132]&amp;&quot;'&quot;)&amp;&quot;, &quot;&amp;IF([.K132]=&quot;&quot;;&quot;NULL&quot;;&quot;'&quot;&amp;[.K132]&amp;&quot;'&quot;)&amp;&quot;, &quot;&amp;IF([.L132]=&quot;&quot;;&quot;NULL&quot;;&quot;'&quot;&amp;[.L132]&amp;&quot;'&quot;)&amp;&quot;, &quot;&amp;IF([.M132]=&quot;&quot;;&quot;NULL&quot;;&quot;'&quot;&amp;[.M13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3]&amp;&quot;', '&quot;&amp;TEXT([.B133];&quot;DD-MM-YYYY&quot;)&amp;&quot;', '&quot;&amp;[.C133]&amp;&quot;', &quot;&amp;IF([.D133]=&quot;&quot;;&quot;NULL&quot;;&quot;'&quot;&amp;[.D133]&amp;&quot;'&quot;)&amp;&quot;, &quot;&amp;IF([.E133]=&quot;&quot;;&quot;NULL&quot;;&quot;'&quot;&amp;[.E133]&amp;&quot;'&quot;)&amp;&quot;, &quot;&amp;IF([.F133]=&quot;&quot;;&quot;NULL&quot;;&quot;'&quot;&amp;[.F133]&amp;&quot;'&quot;)&amp;&quot;, &quot;&amp;IF([.G133]=&quot;&quot;;&quot;NULL&quot;;&quot;'&quot;&amp;[.G133]&amp;&quot;'&quot;)&amp;&quot;, &quot;&amp;IF([.H133]=&quot;&quot;;&quot;NULL&quot;;&quot;'&quot;&amp;[.H133]&amp;&quot;'&quot;)&amp;&quot;, &quot;&amp;IF([.I133]=&quot;&quot;;&quot;NULL&quot;;&quot;'&quot;&amp;[.I133]&amp;&quot;'&quot;)&amp;&quot;, &quot;&amp;IF([.J133]=&quot;&quot;;&quot;NULL&quot;;&quot;'&quot;&amp;[.J133]&amp;&quot;'&quot;)&amp;&quot;, &quot;&amp;IF([.K133]=&quot;&quot;;&quot;NULL&quot;;&quot;'&quot;&amp;[.K133]&amp;&quot;'&quot;)&amp;&quot;, &quot;&amp;IF([.L133]=&quot;&quot;;&quot;NULL&quot;;&quot;'&quot;&amp;[.L133]&amp;&quot;'&quot;)&amp;&quot;, &quot;&amp;IF([.M133]=&quot;&quot;;&quot;NULL&quot;;&quot;'&quot;&amp;[.M13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4]&amp;&quot;', '&quot;&amp;TEXT([.B134];&quot;DD-MM-YYYY&quot;)&amp;&quot;', '&quot;&amp;[.C134]&amp;&quot;', &quot;&amp;IF([.D134]=&quot;&quot;;&quot;NULL&quot;;&quot;'&quot;&amp;[.D134]&amp;&quot;'&quot;)&amp;&quot;, &quot;&amp;IF([.E134]=&quot;&quot;;&quot;NULL&quot;;&quot;'&quot;&amp;[.E134]&amp;&quot;'&quot;)&amp;&quot;, &quot;&amp;IF([.F134]=&quot;&quot;;&quot;NULL&quot;;&quot;'&quot;&amp;[.F134]&amp;&quot;'&quot;)&amp;&quot;, &quot;&amp;IF([.G134]=&quot;&quot;;&quot;NULL&quot;;&quot;'&quot;&amp;[.G134]&amp;&quot;'&quot;)&amp;&quot;, &quot;&amp;IF([.H134]=&quot;&quot;;&quot;NULL&quot;;&quot;'&quot;&amp;[.H134]&amp;&quot;'&quot;)&amp;&quot;, &quot;&amp;IF([.I134]=&quot;&quot;;&quot;NULL&quot;;&quot;'&quot;&amp;[.I134]&amp;&quot;'&quot;)&amp;&quot;, &quot;&amp;IF([.J134]=&quot;&quot;;&quot;NULL&quot;;&quot;'&quot;&amp;[.J134]&amp;&quot;'&quot;)&amp;&quot;, &quot;&amp;IF([.K134]=&quot;&quot;;&quot;NULL&quot;;&quot;'&quot;&amp;[.K134]&amp;&quot;'&quot;)&amp;&quot;, &quot;&amp;IF([.L134]=&quot;&quot;;&quot;NULL&quot;;&quot;'&quot;&amp;[.L134]&amp;&quot;'&quot;)&amp;&quot;, &quot;&amp;IF([.M134]=&quot;&quot;;&quot;NULL&quot;;&quot;'&quot;&amp;[.M13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5]&amp;&quot;', '&quot;&amp;TEXT([.B135];&quot;DD-MM-YYYY&quot;)&amp;&quot;', '&quot;&amp;[.C135]&amp;&quot;', &quot;&amp;IF([.D135]=&quot;&quot;;&quot;NULL&quot;;&quot;'&quot;&amp;[.D135]&amp;&quot;'&quot;)&amp;&quot;, &quot;&amp;IF([.E135]=&quot;&quot;;&quot;NULL&quot;;&quot;'&quot;&amp;[.E135]&amp;&quot;'&quot;)&amp;&quot;, &quot;&amp;IF([.F135]=&quot;&quot;;&quot;NULL&quot;;&quot;'&quot;&amp;[.F135]&amp;&quot;'&quot;)&amp;&quot;, &quot;&amp;IF([.G135]=&quot;&quot;;&quot;NULL&quot;;&quot;'&quot;&amp;[.G135]&amp;&quot;'&quot;)&amp;&quot;, &quot;&amp;IF([.H135]=&quot;&quot;;&quot;NULL&quot;;&quot;'&quot;&amp;[.H135]&amp;&quot;'&quot;)&amp;&quot;, &quot;&amp;IF([.I135]=&quot;&quot;;&quot;NULL&quot;;&quot;'&quot;&amp;[.I135]&amp;&quot;'&quot;)&amp;&quot;, &quot;&amp;IF([.J135]=&quot;&quot;;&quot;NULL&quot;;&quot;'&quot;&amp;[.J135]&amp;&quot;'&quot;)&amp;&quot;, &quot;&amp;IF([.K135]=&quot;&quot;;&quot;NULL&quot;;&quot;'&quot;&amp;[.K135]&amp;&quot;'&quot;)&amp;&quot;, &quot;&amp;IF([.L135]=&quot;&quot;;&quot;NULL&quot;;&quot;'&quot;&amp;[.L135]&amp;&quot;'&quot;)&amp;&quot;, &quot;&amp;IF([.M135]=&quot;&quot;;&quot;NULL&quot;;&quot;'&quot;&amp;[.M13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6]&amp;&quot;', '&quot;&amp;TEXT([.B136];&quot;DD-MM-YYYY&quot;)&amp;&quot;', '&quot;&amp;[.C136]&amp;&quot;', &quot;&amp;IF([.D136]=&quot;&quot;;&quot;NULL&quot;;&quot;'&quot;&amp;[.D136]&amp;&quot;'&quot;)&amp;&quot;, &quot;&amp;IF([.E136]=&quot;&quot;;&quot;NULL&quot;;&quot;'&quot;&amp;[.E136]&amp;&quot;'&quot;)&amp;&quot;, &quot;&amp;IF([.F136]=&quot;&quot;;&quot;NULL&quot;;&quot;'&quot;&amp;[.F136]&amp;&quot;'&quot;)&amp;&quot;, &quot;&amp;IF([.G136]=&quot;&quot;;&quot;NULL&quot;;&quot;'&quot;&amp;[.G136]&amp;&quot;'&quot;)&amp;&quot;, &quot;&amp;IF([.H136]=&quot;&quot;;&quot;NULL&quot;;&quot;'&quot;&amp;[.H136]&amp;&quot;'&quot;)&amp;&quot;, &quot;&amp;IF([.I136]=&quot;&quot;;&quot;NULL&quot;;&quot;'&quot;&amp;[.I136]&amp;&quot;'&quot;)&amp;&quot;, &quot;&amp;IF([.J136]=&quot;&quot;;&quot;NULL&quot;;&quot;'&quot;&amp;[.J136]&amp;&quot;'&quot;)&amp;&quot;, &quot;&amp;IF([.K136]=&quot;&quot;;&quot;NULL&quot;;&quot;'&quot;&amp;[.K136]&amp;&quot;'&quot;)&amp;&quot;, &quot;&amp;IF([.L136]=&quot;&quot;;&quot;NULL&quot;;&quot;'&quot;&amp;[.L136]&amp;&quot;'&quot;)&amp;&quot;, &quot;&amp;IF([.M136]=&quot;&quot;;&quot;NULL&quot;;&quot;'&quot;&amp;[.M13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7]&amp;&quot;', '&quot;&amp;TEXT([.B137];&quot;DD-MM-YYYY&quot;)&amp;&quot;', '&quot;&amp;[.C137]&amp;&quot;', &quot;&amp;IF([.D137]=&quot;&quot;;&quot;NULL&quot;;&quot;'&quot;&amp;[.D137]&amp;&quot;'&quot;)&amp;&quot;, &quot;&amp;IF([.E137]=&quot;&quot;;&quot;NULL&quot;;&quot;'&quot;&amp;[.E137]&amp;&quot;'&quot;)&amp;&quot;, &quot;&amp;IF([.F137]=&quot;&quot;;&quot;NULL&quot;;&quot;'&quot;&amp;[.F137]&amp;&quot;'&quot;)&amp;&quot;, &quot;&amp;IF([.G137]=&quot;&quot;;&quot;NULL&quot;;&quot;'&quot;&amp;[.G137]&amp;&quot;'&quot;)&amp;&quot;, &quot;&amp;IF([.H137]=&quot;&quot;;&quot;NULL&quot;;&quot;'&quot;&amp;[.H137]&amp;&quot;'&quot;)&amp;&quot;, &quot;&amp;IF([.I137]=&quot;&quot;;&quot;NULL&quot;;&quot;'&quot;&amp;[.I137]&amp;&quot;'&quot;)&amp;&quot;, &quot;&amp;IF([.J137]=&quot;&quot;;&quot;NULL&quot;;&quot;'&quot;&amp;[.J137]&amp;&quot;'&quot;)&amp;&quot;, &quot;&amp;IF([.K137]=&quot;&quot;;&quot;NULL&quot;;&quot;'&quot;&amp;[.K137]&amp;&quot;'&quot;)&amp;&quot;, &quot;&amp;IF([.L137]=&quot;&quot;;&quot;NULL&quot;;&quot;'&quot;&amp;[.L137]&amp;&quot;'&quot;)&amp;&quot;, &quot;&amp;IF([.M137]=&quot;&quot;;&quot;NULL&quot;;&quot;'&quot;&amp;[.M13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8]&amp;&quot;', '&quot;&amp;TEXT([.B138];&quot;DD-MM-YYYY&quot;)&amp;&quot;', '&quot;&amp;[.C138]&amp;&quot;', &quot;&amp;IF([.D138]=&quot;&quot;;&quot;NULL&quot;;&quot;'&quot;&amp;[.D138]&amp;&quot;'&quot;)&amp;&quot;, &quot;&amp;IF([.E138]=&quot;&quot;;&quot;NULL&quot;;&quot;'&quot;&amp;[.E138]&amp;&quot;'&quot;)&amp;&quot;, &quot;&amp;IF([.F138]=&quot;&quot;;&quot;NULL&quot;;&quot;'&quot;&amp;[.F138]&amp;&quot;'&quot;)&amp;&quot;, &quot;&amp;IF([.G138]=&quot;&quot;;&quot;NULL&quot;;&quot;'&quot;&amp;[.G138]&amp;&quot;'&quot;)&amp;&quot;, &quot;&amp;IF([.H138]=&quot;&quot;;&quot;NULL&quot;;&quot;'&quot;&amp;[.H138]&amp;&quot;'&quot;)&amp;&quot;, &quot;&amp;IF([.I138]=&quot;&quot;;&quot;NULL&quot;;&quot;'&quot;&amp;[.I138]&amp;&quot;'&quot;)&amp;&quot;, &quot;&amp;IF([.J138]=&quot;&quot;;&quot;NULL&quot;;&quot;'&quot;&amp;[.J138]&amp;&quot;'&quot;)&amp;&quot;, &quot;&amp;IF([.K138]=&quot;&quot;;&quot;NULL&quot;;&quot;'&quot;&amp;[.K138]&amp;&quot;'&quot;)&amp;&quot;, &quot;&amp;IF([.L138]=&quot;&quot;;&quot;NULL&quot;;&quot;'&quot;&amp;[.L138]&amp;&quot;'&quot;)&amp;&quot;, &quot;&amp;IF([.M138]=&quot;&quot;;&quot;NULL&quot;;&quot;'&quot;&amp;[.M13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39]&amp;&quot;', '&quot;&amp;TEXT([.B139];&quot;DD-MM-YYYY&quot;)&amp;&quot;', '&quot;&amp;[.C139]&amp;&quot;', &quot;&amp;IF([.D139]=&quot;&quot;;&quot;NULL&quot;;&quot;'&quot;&amp;[.D139]&amp;&quot;'&quot;)&amp;&quot;, &quot;&amp;IF([.E139]=&quot;&quot;;&quot;NULL&quot;;&quot;'&quot;&amp;[.E139]&amp;&quot;'&quot;)&amp;&quot;, &quot;&amp;IF([.F139]=&quot;&quot;;&quot;NULL&quot;;&quot;'&quot;&amp;[.F139]&amp;&quot;'&quot;)&amp;&quot;, &quot;&amp;IF([.G139]=&quot;&quot;;&quot;NULL&quot;;&quot;'&quot;&amp;[.G139]&amp;&quot;'&quot;)&amp;&quot;, &quot;&amp;IF([.H139]=&quot;&quot;;&quot;NULL&quot;;&quot;'&quot;&amp;[.H139]&amp;&quot;'&quot;)&amp;&quot;, &quot;&amp;IF([.I139]=&quot;&quot;;&quot;NULL&quot;;&quot;'&quot;&amp;[.I139]&amp;&quot;'&quot;)&amp;&quot;, &quot;&amp;IF([.J139]=&quot;&quot;;&quot;NULL&quot;;&quot;'&quot;&amp;[.J139]&amp;&quot;'&quot;)&amp;&quot;, &quot;&amp;IF([.K139]=&quot;&quot;;&quot;NULL&quot;;&quot;'&quot;&amp;[.K139]&amp;&quot;'&quot;)&amp;&quot;, &quot;&amp;IF([.L139]=&quot;&quot;;&quot;NULL&quot;;&quot;'&quot;&amp;[.L139]&amp;&quot;'&quot;)&amp;&quot;, &quot;&amp;IF([.M139]=&quot;&quot;;&quot;NULL&quot;;&quot;'&quot;&amp;[.M13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0]&amp;&quot;', '&quot;&amp;TEXT([.B140];&quot;DD-MM-YYYY&quot;)&amp;&quot;', '&quot;&amp;[.C140]&amp;&quot;', &quot;&amp;IF([.D140]=&quot;&quot;;&quot;NULL&quot;;&quot;'&quot;&amp;[.D140]&amp;&quot;'&quot;)&amp;&quot;, &quot;&amp;IF([.E140]=&quot;&quot;;&quot;NULL&quot;;&quot;'&quot;&amp;[.E140]&amp;&quot;'&quot;)&amp;&quot;, &quot;&amp;IF([.F140]=&quot;&quot;;&quot;NULL&quot;;&quot;'&quot;&amp;[.F140]&amp;&quot;'&quot;)&amp;&quot;, &quot;&amp;IF([.G140]=&quot;&quot;;&quot;NULL&quot;;&quot;'&quot;&amp;[.G140]&amp;&quot;'&quot;)&amp;&quot;, &quot;&amp;IF([.H140]=&quot;&quot;;&quot;NULL&quot;;&quot;'&quot;&amp;[.H140]&amp;&quot;'&quot;)&amp;&quot;, &quot;&amp;IF([.I140]=&quot;&quot;;&quot;NULL&quot;;&quot;'&quot;&amp;[.I140]&amp;&quot;'&quot;)&amp;&quot;, &quot;&amp;IF([.J140]=&quot;&quot;;&quot;NULL&quot;;&quot;'&quot;&amp;[.J140]&amp;&quot;'&quot;)&amp;&quot;, &quot;&amp;IF([.K140]=&quot;&quot;;&quot;NULL&quot;;&quot;'&quot;&amp;[.K140]&amp;&quot;'&quot;)&amp;&quot;, &quot;&amp;IF([.L140]=&quot;&quot;;&quot;NULL&quot;;&quot;'&quot;&amp;[.L140]&amp;&quot;'&quot;)&amp;&quot;, &quot;&amp;IF([.M140]=&quot;&quot;;&quot;NULL&quot;;&quot;'&quot;&amp;[.M14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1]&amp;&quot;', '&quot;&amp;TEXT([.B141];&quot;DD-MM-YYYY&quot;)&amp;&quot;', '&quot;&amp;[.C141]&amp;&quot;', &quot;&amp;IF([.D141]=&quot;&quot;;&quot;NULL&quot;;&quot;'&quot;&amp;[.D141]&amp;&quot;'&quot;)&amp;&quot;, &quot;&amp;IF([.E141]=&quot;&quot;;&quot;NULL&quot;;&quot;'&quot;&amp;[.E141]&amp;&quot;'&quot;)&amp;&quot;, &quot;&amp;IF([.F141]=&quot;&quot;;&quot;NULL&quot;;&quot;'&quot;&amp;[.F141]&amp;&quot;'&quot;)&amp;&quot;, &quot;&amp;IF([.G141]=&quot;&quot;;&quot;NULL&quot;;&quot;'&quot;&amp;[.G141]&amp;&quot;'&quot;)&amp;&quot;, &quot;&amp;IF([.H141]=&quot;&quot;;&quot;NULL&quot;;&quot;'&quot;&amp;[.H141]&amp;&quot;'&quot;)&amp;&quot;, &quot;&amp;IF([.I141]=&quot;&quot;;&quot;NULL&quot;;&quot;'&quot;&amp;[.I141]&amp;&quot;'&quot;)&amp;&quot;, &quot;&amp;IF([.J141]=&quot;&quot;;&quot;NULL&quot;;&quot;'&quot;&amp;[.J141]&amp;&quot;'&quot;)&amp;&quot;, &quot;&amp;IF([.K141]=&quot;&quot;;&quot;NULL&quot;;&quot;'&quot;&amp;[.K141]&amp;&quot;'&quot;)&amp;&quot;, &quot;&amp;IF([.L141]=&quot;&quot;;&quot;NULL&quot;;&quot;'&quot;&amp;[.L141]&amp;&quot;'&quot;)&amp;&quot;, &quot;&amp;IF([.M141]=&quot;&quot;;&quot;NULL&quot;;&quot;'&quot;&amp;[.M14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2]&amp;&quot;', '&quot;&amp;TEXT([.B142];&quot;DD-MM-YYYY&quot;)&amp;&quot;', '&quot;&amp;[.C142]&amp;&quot;', &quot;&amp;IF([.D142]=&quot;&quot;;&quot;NULL&quot;;&quot;'&quot;&amp;[.D142]&amp;&quot;'&quot;)&amp;&quot;, &quot;&amp;IF([.E142]=&quot;&quot;;&quot;NULL&quot;;&quot;'&quot;&amp;[.E142]&amp;&quot;'&quot;)&amp;&quot;, &quot;&amp;IF([.F142]=&quot;&quot;;&quot;NULL&quot;;&quot;'&quot;&amp;[.F142]&amp;&quot;'&quot;)&amp;&quot;, &quot;&amp;IF([.G142]=&quot;&quot;;&quot;NULL&quot;;&quot;'&quot;&amp;[.G142]&amp;&quot;'&quot;)&amp;&quot;, &quot;&amp;IF([.H142]=&quot;&quot;;&quot;NULL&quot;;&quot;'&quot;&amp;[.H142]&amp;&quot;'&quot;)&amp;&quot;, &quot;&amp;IF([.I142]=&quot;&quot;;&quot;NULL&quot;;&quot;'&quot;&amp;[.I142]&amp;&quot;'&quot;)&amp;&quot;, &quot;&amp;IF([.J142]=&quot;&quot;;&quot;NULL&quot;;&quot;'&quot;&amp;[.J142]&amp;&quot;'&quot;)&amp;&quot;, &quot;&amp;IF([.K142]=&quot;&quot;;&quot;NULL&quot;;&quot;'&quot;&amp;[.K142]&amp;&quot;'&quot;)&amp;&quot;, &quot;&amp;IF([.L142]=&quot;&quot;;&quot;NULL&quot;;&quot;'&quot;&amp;[.L142]&amp;&quot;'&quot;)&amp;&quot;, &quot;&amp;IF([.M142]=&quot;&quot;;&quot;NULL&quot;;&quot;'&quot;&amp;[.M14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3]&amp;&quot;', '&quot;&amp;TEXT([.B143];&quot;DD-MM-YYYY&quot;)&amp;&quot;', '&quot;&amp;[.C143]&amp;&quot;', &quot;&amp;IF([.D143]=&quot;&quot;;&quot;NULL&quot;;&quot;'&quot;&amp;[.D143]&amp;&quot;'&quot;)&amp;&quot;, &quot;&amp;IF([.E143]=&quot;&quot;;&quot;NULL&quot;;&quot;'&quot;&amp;[.E143]&amp;&quot;'&quot;)&amp;&quot;, &quot;&amp;IF([.F143]=&quot;&quot;;&quot;NULL&quot;;&quot;'&quot;&amp;[.F143]&amp;&quot;'&quot;)&amp;&quot;, &quot;&amp;IF([.G143]=&quot;&quot;;&quot;NULL&quot;;&quot;'&quot;&amp;[.G143]&amp;&quot;'&quot;)&amp;&quot;, &quot;&amp;IF([.H143]=&quot;&quot;;&quot;NULL&quot;;&quot;'&quot;&amp;[.H143]&amp;&quot;'&quot;)&amp;&quot;, &quot;&amp;IF([.I143]=&quot;&quot;;&quot;NULL&quot;;&quot;'&quot;&amp;[.I143]&amp;&quot;'&quot;)&amp;&quot;, &quot;&amp;IF([.J143]=&quot;&quot;;&quot;NULL&quot;;&quot;'&quot;&amp;[.J143]&amp;&quot;'&quot;)&amp;&quot;, &quot;&amp;IF([.K143]=&quot;&quot;;&quot;NULL&quot;;&quot;'&quot;&amp;[.K143]&amp;&quot;'&quot;)&amp;&quot;, &quot;&amp;IF([.L143]=&quot;&quot;;&quot;NULL&quot;;&quot;'&quot;&amp;[.L143]&amp;&quot;'&quot;)&amp;&quot;, &quot;&amp;IF([.M143]=&quot;&quot;;&quot;NULL&quot;;&quot;'&quot;&amp;[.M14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4]&amp;&quot;', '&quot;&amp;TEXT([.B144];&quot;DD-MM-YYYY&quot;)&amp;&quot;', '&quot;&amp;[.C144]&amp;&quot;', &quot;&amp;IF([.D144]=&quot;&quot;;&quot;NULL&quot;;&quot;'&quot;&amp;[.D144]&amp;&quot;'&quot;)&amp;&quot;, &quot;&amp;IF([.E144]=&quot;&quot;;&quot;NULL&quot;;&quot;'&quot;&amp;[.E144]&amp;&quot;'&quot;)&amp;&quot;, &quot;&amp;IF([.F144]=&quot;&quot;;&quot;NULL&quot;;&quot;'&quot;&amp;[.F144]&amp;&quot;'&quot;)&amp;&quot;, &quot;&amp;IF([.G144]=&quot;&quot;;&quot;NULL&quot;;&quot;'&quot;&amp;[.G144]&amp;&quot;'&quot;)&amp;&quot;, &quot;&amp;IF([.H144]=&quot;&quot;;&quot;NULL&quot;;&quot;'&quot;&amp;[.H144]&amp;&quot;'&quot;)&amp;&quot;, &quot;&amp;IF([.I144]=&quot;&quot;;&quot;NULL&quot;;&quot;'&quot;&amp;[.I144]&amp;&quot;'&quot;)&amp;&quot;, &quot;&amp;IF([.J144]=&quot;&quot;;&quot;NULL&quot;;&quot;'&quot;&amp;[.J144]&amp;&quot;'&quot;)&amp;&quot;, &quot;&amp;IF([.K144]=&quot;&quot;;&quot;NULL&quot;;&quot;'&quot;&amp;[.K144]&amp;&quot;'&quot;)&amp;&quot;, &quot;&amp;IF([.L144]=&quot;&quot;;&quot;NULL&quot;;&quot;'&quot;&amp;[.L144]&amp;&quot;'&quot;)&amp;&quot;, &quot;&amp;IF([.M144]=&quot;&quot;;&quot;NULL&quot;;&quot;'&quot;&amp;[.M14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5]&amp;&quot;', '&quot;&amp;TEXT([.B145];&quot;DD-MM-YYYY&quot;)&amp;&quot;', '&quot;&amp;[.C145]&amp;&quot;', &quot;&amp;IF([.D145]=&quot;&quot;;&quot;NULL&quot;;&quot;'&quot;&amp;[.D145]&amp;&quot;'&quot;)&amp;&quot;, &quot;&amp;IF([.E145]=&quot;&quot;;&quot;NULL&quot;;&quot;'&quot;&amp;[.E145]&amp;&quot;'&quot;)&amp;&quot;, &quot;&amp;IF([.F145]=&quot;&quot;;&quot;NULL&quot;;&quot;'&quot;&amp;[.F145]&amp;&quot;'&quot;)&amp;&quot;, &quot;&amp;IF([.G145]=&quot;&quot;;&quot;NULL&quot;;&quot;'&quot;&amp;[.G145]&amp;&quot;'&quot;)&amp;&quot;, &quot;&amp;IF([.H145]=&quot;&quot;;&quot;NULL&quot;;&quot;'&quot;&amp;[.H145]&amp;&quot;'&quot;)&amp;&quot;, &quot;&amp;IF([.I145]=&quot;&quot;;&quot;NULL&quot;;&quot;'&quot;&amp;[.I145]&amp;&quot;'&quot;)&amp;&quot;, &quot;&amp;IF([.J145]=&quot;&quot;;&quot;NULL&quot;;&quot;'&quot;&amp;[.J145]&amp;&quot;'&quot;)&amp;&quot;, &quot;&amp;IF([.K145]=&quot;&quot;;&quot;NULL&quot;;&quot;'&quot;&amp;[.K145]&amp;&quot;'&quot;)&amp;&quot;, &quot;&amp;IF([.L145]=&quot;&quot;;&quot;NULL&quot;;&quot;'&quot;&amp;[.L145]&amp;&quot;'&quot;)&amp;&quot;, &quot;&amp;IF([.M145]=&quot;&quot;;&quot;NULL&quot;;&quot;'&quot;&amp;[.M14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6]&amp;&quot;', '&quot;&amp;TEXT([.B146];&quot;DD-MM-YYYY&quot;)&amp;&quot;', '&quot;&amp;[.C146]&amp;&quot;', &quot;&amp;IF([.D146]=&quot;&quot;;&quot;NULL&quot;;&quot;'&quot;&amp;[.D146]&amp;&quot;'&quot;)&amp;&quot;, &quot;&amp;IF([.E146]=&quot;&quot;;&quot;NULL&quot;;&quot;'&quot;&amp;[.E146]&amp;&quot;'&quot;)&amp;&quot;, &quot;&amp;IF([.F146]=&quot;&quot;;&quot;NULL&quot;;&quot;'&quot;&amp;[.F146]&amp;&quot;'&quot;)&amp;&quot;, &quot;&amp;IF([.G146]=&quot;&quot;;&quot;NULL&quot;;&quot;'&quot;&amp;[.G146]&amp;&quot;'&quot;)&amp;&quot;, &quot;&amp;IF([.H146]=&quot;&quot;;&quot;NULL&quot;;&quot;'&quot;&amp;[.H146]&amp;&quot;'&quot;)&amp;&quot;, &quot;&amp;IF([.I146]=&quot;&quot;;&quot;NULL&quot;;&quot;'&quot;&amp;[.I146]&amp;&quot;'&quot;)&amp;&quot;, &quot;&amp;IF([.J146]=&quot;&quot;;&quot;NULL&quot;;&quot;'&quot;&amp;[.J146]&amp;&quot;'&quot;)&amp;&quot;, &quot;&amp;IF([.K146]=&quot;&quot;;&quot;NULL&quot;;&quot;'&quot;&amp;[.K146]&amp;&quot;'&quot;)&amp;&quot;, &quot;&amp;IF([.L146]=&quot;&quot;;&quot;NULL&quot;;&quot;'&quot;&amp;[.L146]&amp;&quot;'&quot;)&amp;&quot;, &quot;&amp;IF([.M146]=&quot;&quot;;&quot;NULL&quot;;&quot;'&quot;&amp;[.M14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7]&amp;&quot;', '&quot;&amp;TEXT([.B147];&quot;DD-MM-YYYY&quot;)&amp;&quot;', '&quot;&amp;[.C147]&amp;&quot;', &quot;&amp;IF([.D147]=&quot;&quot;;&quot;NULL&quot;;&quot;'&quot;&amp;[.D147]&amp;&quot;'&quot;)&amp;&quot;, &quot;&amp;IF([.E147]=&quot;&quot;;&quot;NULL&quot;;&quot;'&quot;&amp;[.E147]&amp;&quot;'&quot;)&amp;&quot;, &quot;&amp;IF([.F147]=&quot;&quot;;&quot;NULL&quot;;&quot;'&quot;&amp;[.F147]&amp;&quot;'&quot;)&amp;&quot;, &quot;&amp;IF([.G147]=&quot;&quot;;&quot;NULL&quot;;&quot;'&quot;&amp;[.G147]&amp;&quot;'&quot;)&amp;&quot;, &quot;&amp;IF([.H147]=&quot;&quot;;&quot;NULL&quot;;&quot;'&quot;&amp;[.H147]&amp;&quot;'&quot;)&amp;&quot;, &quot;&amp;IF([.I147]=&quot;&quot;;&quot;NULL&quot;;&quot;'&quot;&amp;[.I147]&amp;&quot;'&quot;)&amp;&quot;, &quot;&amp;IF([.J147]=&quot;&quot;;&quot;NULL&quot;;&quot;'&quot;&amp;[.J147]&amp;&quot;'&quot;)&amp;&quot;, &quot;&amp;IF([.K147]=&quot;&quot;;&quot;NULL&quot;;&quot;'&quot;&amp;[.K147]&amp;&quot;'&quot;)&amp;&quot;, &quot;&amp;IF([.L147]=&quot;&quot;;&quot;NULL&quot;;&quot;'&quot;&amp;[.L147]&amp;&quot;'&quot;)&amp;&quot;, &quot;&amp;IF([.M147]=&quot;&quot;;&quot;NULL&quot;;&quot;'&quot;&amp;[.M14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8]&amp;&quot;', '&quot;&amp;TEXT([.B148];&quot;DD-MM-YYYY&quot;)&amp;&quot;', '&quot;&amp;[.C148]&amp;&quot;', &quot;&amp;IF([.D148]=&quot;&quot;;&quot;NULL&quot;;&quot;'&quot;&amp;[.D148]&amp;&quot;'&quot;)&amp;&quot;, &quot;&amp;IF([.E148]=&quot;&quot;;&quot;NULL&quot;;&quot;'&quot;&amp;[.E148]&amp;&quot;'&quot;)&amp;&quot;, &quot;&amp;IF([.F148]=&quot;&quot;;&quot;NULL&quot;;&quot;'&quot;&amp;[.F148]&amp;&quot;'&quot;)&amp;&quot;, &quot;&amp;IF([.G148]=&quot;&quot;;&quot;NULL&quot;;&quot;'&quot;&amp;[.G148]&amp;&quot;'&quot;)&amp;&quot;, &quot;&amp;IF([.H148]=&quot;&quot;;&quot;NULL&quot;;&quot;'&quot;&amp;[.H148]&amp;&quot;'&quot;)&amp;&quot;, &quot;&amp;IF([.I148]=&quot;&quot;;&quot;NULL&quot;;&quot;'&quot;&amp;[.I148]&amp;&quot;'&quot;)&amp;&quot;, &quot;&amp;IF([.J148]=&quot;&quot;;&quot;NULL&quot;;&quot;'&quot;&amp;[.J148]&amp;&quot;'&quot;)&amp;&quot;, &quot;&amp;IF([.K148]=&quot;&quot;;&quot;NULL&quot;;&quot;'&quot;&amp;[.K148]&amp;&quot;'&quot;)&amp;&quot;, &quot;&amp;IF([.L148]=&quot;&quot;;&quot;NULL&quot;;&quot;'&quot;&amp;[.L148]&amp;&quot;'&quot;)&amp;&quot;, &quot;&amp;IF([.M148]=&quot;&quot;;&quot;NULL&quot;;&quot;'&quot;&amp;[.M14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49]&amp;&quot;', '&quot;&amp;TEXT([.B149];&quot;DD-MM-YYYY&quot;)&amp;&quot;', '&quot;&amp;[.C149]&amp;&quot;', &quot;&amp;IF([.D149]=&quot;&quot;;&quot;NULL&quot;;&quot;'&quot;&amp;[.D149]&amp;&quot;'&quot;)&amp;&quot;, &quot;&amp;IF([.E149]=&quot;&quot;;&quot;NULL&quot;;&quot;'&quot;&amp;[.E149]&amp;&quot;'&quot;)&amp;&quot;, &quot;&amp;IF([.F149]=&quot;&quot;;&quot;NULL&quot;;&quot;'&quot;&amp;[.F149]&amp;&quot;'&quot;)&amp;&quot;, &quot;&amp;IF([.G149]=&quot;&quot;;&quot;NULL&quot;;&quot;'&quot;&amp;[.G149]&amp;&quot;'&quot;)&amp;&quot;, &quot;&amp;IF([.H149]=&quot;&quot;;&quot;NULL&quot;;&quot;'&quot;&amp;[.H149]&amp;&quot;'&quot;)&amp;&quot;, &quot;&amp;IF([.I149]=&quot;&quot;;&quot;NULL&quot;;&quot;'&quot;&amp;[.I149]&amp;&quot;'&quot;)&amp;&quot;, &quot;&amp;IF([.J149]=&quot;&quot;;&quot;NULL&quot;;&quot;'&quot;&amp;[.J149]&amp;&quot;'&quot;)&amp;&quot;, &quot;&amp;IF([.K149]=&quot;&quot;;&quot;NULL&quot;;&quot;'&quot;&amp;[.K149]&amp;&quot;'&quot;)&amp;&quot;, &quot;&amp;IF([.L149]=&quot;&quot;;&quot;NULL&quot;;&quot;'&quot;&amp;[.L149]&amp;&quot;'&quot;)&amp;&quot;, &quot;&amp;IF([.M149]=&quot;&quot;;&quot;NULL&quot;;&quot;'&quot;&amp;[.M149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50]&amp;&quot;', '&quot;&amp;TEXT([.B150];&quot;DD-MM-YYYY&quot;)&amp;&quot;', '&quot;&amp;[.C150]&amp;&quot;', &quot;&amp;IF([.D150]=&quot;&quot;;&quot;NULL&quot;;&quot;'&quot;&amp;[.D150]&amp;&quot;'&quot;)&amp;&quot;, &quot;&amp;IF([.E150]=&quot;&quot;;&quot;NULL&quot;;&quot;'&quot;&amp;[.E150]&amp;&quot;'&quot;)&amp;&quot;, &quot;&amp;IF([.F150]=&quot;&quot;;&quot;NULL&quot;;&quot;'&quot;&amp;[.F150]&amp;&quot;'&quot;)&amp;&quot;, &quot;&amp;IF([.G150]=&quot;&quot;;&quot;NULL&quot;;&quot;'&quot;&amp;[.G150]&amp;&quot;'&quot;)&amp;&quot;, &quot;&amp;IF([.H150]=&quot;&quot;;&quot;NULL&quot;;&quot;'&quot;&amp;[.H150]&amp;&quot;'&quot;)&amp;&quot;, &quot;&amp;IF([.I150]=&quot;&quot;;&quot;NULL&quot;;&quot;'&quot;&amp;[.I150]&amp;&quot;'&quot;)&amp;&quot;, &quot;&amp;IF([.J150]=&quot;&quot;;&quot;NULL&quot;;&quot;'&quot;&amp;[.J150]&amp;&quot;'&quot;)&amp;&quot;, &quot;&amp;IF([.K150]=&quot;&quot;;&quot;NULL&quot;;&quot;'&quot;&amp;[.K150]&amp;&quot;'&quot;)&amp;&quot;, &quot;&amp;IF([.L150]=&quot;&quot;;&quot;NULL&quot;;&quot;'&quot;&amp;[.L150]&amp;&quot;'&quot;)&amp;&quot;, &quot;&amp;IF([.M150]=&quot;&quot;;&quot;NULL&quot;;&quot;'&quot;&amp;[.M150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51]&amp;&quot;', '&quot;&amp;TEXT([.B151];&quot;DD-MM-YYYY&quot;)&amp;&quot;', '&quot;&amp;[.C151]&amp;&quot;', &quot;&amp;IF([.D151]=&quot;&quot;;&quot;NULL&quot;;&quot;'&quot;&amp;[.D151]&amp;&quot;'&quot;)&amp;&quot;, &quot;&amp;IF([.E151]=&quot;&quot;;&quot;NULL&quot;;&quot;'&quot;&amp;[.E151]&amp;&quot;'&quot;)&amp;&quot;, &quot;&amp;IF([.F151]=&quot;&quot;;&quot;NULL&quot;;&quot;'&quot;&amp;[.F151]&amp;&quot;'&quot;)&amp;&quot;, &quot;&amp;IF([.G151]=&quot;&quot;;&quot;NULL&quot;;&quot;'&quot;&amp;[.G151]&amp;&quot;'&quot;)&amp;&quot;, &quot;&amp;IF([.H151]=&quot;&quot;;&quot;NULL&quot;;&quot;'&quot;&amp;[.H151]&amp;&quot;'&quot;)&amp;&quot;, &quot;&amp;IF([.I151]=&quot;&quot;;&quot;NULL&quot;;&quot;'&quot;&amp;[.I151]&amp;&quot;'&quot;)&amp;&quot;, &quot;&amp;IF([.J151]=&quot;&quot;;&quot;NULL&quot;;&quot;'&quot;&amp;[.J151]&amp;&quot;'&quot;)&amp;&quot;, &quot;&amp;IF([.K151]=&quot;&quot;;&quot;NULL&quot;;&quot;'&quot;&amp;[.K151]&amp;&quot;'&quot;)&amp;&quot;, &quot;&amp;IF([.L151]=&quot;&quot;;&quot;NULL&quot;;&quot;'&quot;&amp;[.L151]&amp;&quot;'&quot;)&amp;&quot;, &quot;&amp;IF([.M151]=&quot;&quot;;&quot;NULL&quot;;&quot;'&quot;&amp;[.M151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52]&amp;&quot;', '&quot;&amp;TEXT([.B152];&quot;DD-MM-YYYY&quot;)&amp;&quot;', '&quot;&amp;[.C152]&amp;&quot;', &quot;&amp;IF([.D152]=&quot;&quot;;&quot;NULL&quot;;&quot;'&quot;&amp;[.D152]&amp;&quot;'&quot;)&amp;&quot;, &quot;&amp;IF([.E152]=&quot;&quot;;&quot;NULL&quot;;&quot;'&quot;&amp;[.E152]&amp;&quot;'&quot;)&amp;&quot;, &quot;&amp;IF([.F152]=&quot;&quot;;&quot;NULL&quot;;&quot;'&quot;&amp;[.F152]&amp;&quot;'&quot;)&amp;&quot;, &quot;&amp;IF([.G152]=&quot;&quot;;&quot;NULL&quot;;&quot;'&quot;&amp;[.G152]&amp;&quot;'&quot;)&amp;&quot;, &quot;&amp;IF([.H152]=&quot;&quot;;&quot;NULL&quot;;&quot;'&quot;&amp;[.H152]&amp;&quot;'&quot;)&amp;&quot;, &quot;&amp;IF([.I152]=&quot;&quot;;&quot;NULL&quot;;&quot;'&quot;&amp;[.I152]&amp;&quot;'&quot;)&amp;&quot;, &quot;&amp;IF([.J152]=&quot;&quot;;&quot;NULL&quot;;&quot;'&quot;&amp;[.J152]&amp;&quot;'&quot;)&amp;&quot;, &quot;&amp;IF([.K152]=&quot;&quot;;&quot;NULL&quot;;&quot;'&quot;&amp;[.K152]&amp;&quot;'&quot;)&amp;&quot;, &quot;&amp;IF([.L152]=&quot;&quot;;&quot;NULL&quot;;&quot;'&quot;&amp;[.L152]&amp;&quot;'&quot;)&amp;&quot;, &quot;&amp;IF([.M152]=&quot;&quot;;&quot;NULL&quot;;&quot;'&quot;&amp;[.M152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53]&amp;&quot;', '&quot;&amp;TEXT([.B153];&quot;DD-MM-YYYY&quot;)&amp;&quot;', '&quot;&amp;[.C153]&amp;&quot;', &quot;&amp;IF([.D153]=&quot;&quot;;&quot;NULL&quot;;&quot;'&quot;&amp;[.D153]&amp;&quot;'&quot;)&amp;&quot;, &quot;&amp;IF([.E153]=&quot;&quot;;&quot;NULL&quot;;&quot;'&quot;&amp;[.E153]&amp;&quot;'&quot;)&amp;&quot;, &quot;&amp;IF([.F153]=&quot;&quot;;&quot;NULL&quot;;&quot;'&quot;&amp;[.F153]&amp;&quot;'&quot;)&amp;&quot;, &quot;&amp;IF([.G153]=&quot;&quot;;&quot;NULL&quot;;&quot;'&quot;&amp;[.G153]&amp;&quot;'&quot;)&amp;&quot;, &quot;&amp;IF([.H153]=&quot;&quot;;&quot;NULL&quot;;&quot;'&quot;&amp;[.H153]&amp;&quot;'&quot;)&amp;&quot;, &quot;&amp;IF([.I153]=&quot;&quot;;&quot;NULL&quot;;&quot;'&quot;&amp;[.I153]&amp;&quot;'&quot;)&amp;&quot;, &quot;&amp;IF([.J153]=&quot;&quot;;&quot;NULL&quot;;&quot;'&quot;&amp;[.J153]&amp;&quot;'&quot;)&amp;&quot;, &quot;&amp;IF([.K153]=&quot;&quot;;&quot;NULL&quot;;&quot;'&quot;&amp;[.K153]&amp;&quot;'&quot;)&amp;&quot;, &quot;&amp;IF([.L153]=&quot;&quot;;&quot;NULL&quot;;&quot;'&quot;&amp;[.L153]&amp;&quot;'&quot;)&amp;&quot;, &quot;&amp;IF([.M153]=&quot;&quot;;&quot;NULL&quot;;&quot;'&quot;&amp;[.M153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54]&amp;&quot;', '&quot;&amp;TEXT([.B154];&quot;DD-MM-YYYY&quot;)&amp;&quot;', '&quot;&amp;[.C154]&amp;&quot;', &quot;&amp;IF([.D154]=&quot;&quot;;&quot;NULL&quot;;&quot;'&quot;&amp;[.D154]&amp;&quot;'&quot;)&amp;&quot;, &quot;&amp;IF([.E154]=&quot;&quot;;&quot;NULL&quot;;&quot;'&quot;&amp;[.E154]&amp;&quot;'&quot;)&amp;&quot;, &quot;&amp;IF([.F154]=&quot;&quot;;&quot;NULL&quot;;&quot;'&quot;&amp;[.F154]&amp;&quot;'&quot;)&amp;&quot;, &quot;&amp;IF([.G154]=&quot;&quot;;&quot;NULL&quot;;&quot;'&quot;&amp;[.G154]&amp;&quot;'&quot;)&amp;&quot;, &quot;&amp;IF([.H154]=&quot;&quot;;&quot;NULL&quot;;&quot;'&quot;&amp;[.H154]&amp;&quot;'&quot;)&amp;&quot;, &quot;&amp;IF([.I154]=&quot;&quot;;&quot;NULL&quot;;&quot;'&quot;&amp;[.I154]&amp;&quot;'&quot;)&amp;&quot;, &quot;&amp;IF([.J154]=&quot;&quot;;&quot;NULL&quot;;&quot;'&quot;&amp;[.J154]&amp;&quot;'&quot;)&amp;&quot;, &quot;&amp;IF([.K154]=&quot;&quot;;&quot;NULL&quot;;&quot;'&quot;&amp;[.K154]&amp;&quot;'&quot;)&amp;&quot;, &quot;&amp;IF([.L154]=&quot;&quot;;&quot;NULL&quot;;&quot;'&quot;&amp;[.L154]&amp;&quot;'&quot;)&amp;&quot;, &quot;&amp;IF([.M154]=&quot;&quot;;&quot;NULL&quot;;&quot;'&quot;&amp;[.M154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55]&amp;&quot;', '&quot;&amp;TEXT([.B155];&quot;DD-MM-YYYY&quot;)&amp;&quot;', '&quot;&amp;[.C155]&amp;&quot;', &quot;&amp;IF([.D155]=&quot;&quot;;&quot;NULL&quot;;&quot;'&quot;&amp;[.D155]&amp;&quot;'&quot;)&amp;&quot;, &quot;&amp;IF([.E155]=&quot;&quot;;&quot;NULL&quot;;&quot;'&quot;&amp;[.E155]&amp;&quot;'&quot;)&amp;&quot;, &quot;&amp;IF([.F155]=&quot;&quot;;&quot;NULL&quot;;&quot;'&quot;&amp;[.F155]&amp;&quot;'&quot;)&amp;&quot;, &quot;&amp;IF([.G155]=&quot;&quot;;&quot;NULL&quot;;&quot;'&quot;&amp;[.G155]&amp;&quot;'&quot;)&amp;&quot;, &quot;&amp;IF([.H155]=&quot;&quot;;&quot;NULL&quot;;&quot;'&quot;&amp;[.H155]&amp;&quot;'&quot;)&amp;&quot;, &quot;&amp;IF([.I155]=&quot;&quot;;&quot;NULL&quot;;&quot;'&quot;&amp;[.I155]&amp;&quot;'&quot;)&amp;&quot;, &quot;&amp;IF([.J155]=&quot;&quot;;&quot;NULL&quot;;&quot;'&quot;&amp;[.J155]&amp;&quot;'&quot;)&amp;&quot;, &quot;&amp;IF([.K155]=&quot;&quot;;&quot;NULL&quot;;&quot;'&quot;&amp;[.K155]&amp;&quot;'&quot;)&amp;&quot;, &quot;&amp;IF([.L155]=&quot;&quot;;&quot;NULL&quot;;&quot;'&quot;&amp;[.L155]&amp;&quot;'&quot;)&amp;&quot;, &quot;&amp;IF([.M155]=&quot;&quot;;&quot;NULL&quot;;&quot;'&quot;&amp;[.M155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56]&amp;&quot;', '&quot;&amp;TEXT([.B156];&quot;DD-MM-YYYY&quot;)&amp;&quot;', '&quot;&amp;[.C156]&amp;&quot;', &quot;&amp;IF([.D156]=&quot;&quot;;&quot;NULL&quot;;&quot;'&quot;&amp;[.D156]&amp;&quot;'&quot;)&amp;&quot;, &quot;&amp;IF([.E156]=&quot;&quot;;&quot;NULL&quot;;&quot;'&quot;&amp;[.E156]&amp;&quot;'&quot;)&amp;&quot;, &quot;&amp;IF([.F156]=&quot;&quot;;&quot;NULL&quot;;&quot;'&quot;&amp;[.F156]&amp;&quot;'&quot;)&amp;&quot;, &quot;&amp;IF([.G156]=&quot;&quot;;&quot;NULL&quot;;&quot;'&quot;&amp;[.G156]&amp;&quot;'&quot;)&amp;&quot;, &quot;&amp;IF([.H156]=&quot;&quot;;&quot;NULL&quot;;&quot;'&quot;&amp;[.H156]&amp;&quot;'&quot;)&amp;&quot;, &quot;&amp;IF([.I156]=&quot;&quot;;&quot;NULL&quot;;&quot;'&quot;&amp;[.I156]&amp;&quot;'&quot;)&amp;&quot;, &quot;&amp;IF([.J156]=&quot;&quot;;&quot;NULL&quot;;&quot;'&quot;&amp;[.J156]&amp;&quot;'&quot;)&amp;&quot;, &quot;&amp;IF([.K156]=&quot;&quot;;&quot;NULL&quot;;&quot;'&quot;&amp;[.K156]&amp;&quot;'&quot;)&amp;&quot;, &quot;&amp;IF([.L156]=&quot;&quot;;&quot;NULL&quot;;&quot;'&quot;&amp;[.L156]&amp;&quot;'&quot;)&amp;&quot;, &quot;&amp;IF([.M156]=&quot;&quot;;&quot;NULL&quot;;&quot;'&quot;&amp;[.M156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57]&amp;&quot;', '&quot;&amp;TEXT([.B157];&quot;DD-MM-YYYY&quot;)&amp;&quot;', '&quot;&amp;[.C157]&amp;&quot;', &quot;&amp;IF([.D157]=&quot;&quot;;&quot;NULL&quot;;&quot;'&quot;&amp;[.D157]&amp;&quot;'&quot;)&amp;&quot;, &quot;&amp;IF([.E157]=&quot;&quot;;&quot;NULL&quot;;&quot;'&quot;&amp;[.E157]&amp;&quot;'&quot;)&amp;&quot;, &quot;&amp;IF([.F157]=&quot;&quot;;&quot;NULL&quot;;&quot;'&quot;&amp;[.F157]&amp;&quot;'&quot;)&amp;&quot;, &quot;&amp;IF([.G157]=&quot;&quot;;&quot;NULL&quot;;&quot;'&quot;&amp;[.G157]&amp;&quot;'&quot;)&amp;&quot;, &quot;&amp;IF([.H157]=&quot;&quot;;&quot;NULL&quot;;&quot;'&quot;&amp;[.H157]&amp;&quot;'&quot;)&amp;&quot;, &quot;&amp;IF([.I157]=&quot;&quot;;&quot;NULL&quot;;&quot;'&quot;&amp;[.I157]&amp;&quot;'&quot;)&amp;&quot;, &quot;&amp;IF([.J157]=&quot;&quot;;&quot;NULL&quot;;&quot;'&quot;&amp;[.J157]&amp;&quot;'&quot;)&amp;&quot;, &quot;&amp;IF([.K157]=&quot;&quot;;&quot;NULL&quot;;&quot;'&quot;&amp;[.K157]&amp;&quot;'&quot;)&amp;&quot;, &quot;&amp;IF([.L157]=&quot;&quot;;&quot;NULL&quot;;&quot;'&quot;&amp;[.L157]&amp;&quot;'&quot;)&amp;&quot;, &quot;&amp;IF([.M157]=&quot;&quot;;&quot;NULL&quot;;&quot;'&quot;&amp;[.M157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formula="of:=&quot;INSERT INTO yemek_listesi (il, tarih, ogun, yemek_1, yemek_2, yemek_3, yemek_4, yemek_5, yemek_6, yemek_7, yemek_8, yemek_9, yemek_10) VALUES ('&quot;&amp;[.A158]&amp;&quot;', '&quot;&amp;TEXT([.B158];&quot;DD-MM-YYYY&quot;)&amp;&quot;', '&quot;&amp;[.C158]&amp;&quot;', &quot;&amp;IF([.D158]=&quot;&quot;;&quot;NULL&quot;;&quot;'&quot;&amp;[.D158]&amp;&quot;'&quot;)&amp;&quot;, &quot;&amp;IF([.E158]=&quot;&quot;;&quot;NULL&quot;;&quot;'&quot;&amp;[.E158]&amp;&quot;'&quot;)&amp;&quot;, &quot;&amp;IF([.F158]=&quot;&quot;;&quot;NULL&quot;;&quot;'&quot;&amp;[.F158]&amp;&quot;'&quot;)&amp;&quot;, &quot;&amp;IF([.G158]=&quot;&quot;;&quot;NULL&quot;;&quot;'&quot;&amp;[.G158]&amp;&quot;'&quot;)&amp;&quot;, &quot;&amp;IF([.H158]=&quot;&quot;;&quot;NULL&quot;;&quot;'&quot;&amp;[.H158]&amp;&quot;'&quot;)&amp;&quot;, &quot;&amp;IF([.I158]=&quot;&quot;;&quot;NULL&quot;;&quot;'&quot;&amp;[.I158]&amp;&quot;'&quot;)&amp;&quot;, &quot;&amp;IF([.J158]=&quot;&quot;;&quot;NULL&quot;;&quot;'&quot;&amp;[.J158]&amp;&quot;'&quot;)&amp;&quot;, &quot;&amp;IF([.K158]=&quot;&quot;;&quot;NULL&quot;;&quot;'&quot;&amp;[.K158]&amp;&quot;'&quot;)&amp;&quot;, &quot;&amp;IF([.L158]=&quot;&quot;;&quot;NULL&quot;;&quot;'&quot;&amp;[.L158]&amp;&quot;'&quot;)&amp;&quot;, &quot;&amp;IF([.M158]=&quot;&quot;;&quot;NULL&quot;;&quot;'&quot;&amp;[.M158]&amp;&quot;'&quot;)&amp;&quot;);&quot;" office:value-type="string" office:string-value="INSERT INTO yemek_listesi (il, tarih, ogun, yemek_1, yemek_2, yemek_3, yemek_4, yemek_5, yemek_6, yemek_7, yemek_8, yemek_9, yemek_10) VALUES ('', '30-12-1899', '', NULL, NULL, NULL, NULL, NULL, NULL, NULL, NULL, NULL, NULL);" calcext:value-type="string">
            <text:p>INSERT INTO yemek_listesi (il, tarih, ogun, yemek_1, yemek_2, yemek_3, yemek_4, yemek_5, yemek_6, yemek_7, yemek_8, yemek_9, yemek_10) VALUES ('', '30-12-1899', '', NULL, NULL, NULL, NULL, NULL, NULL, NULL, NULL, NULL, NULL);</text:p>
          </table:table-cell>
          <table:table-cell table:number-columns-repeated="1010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.00.0000</text:date>, <text:time style:data-style-name="N2" text:time-value="16:24:52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ASUS</meta:initial-creator>
    <meta:creation-date>2025-03-02T11:18:49Z</meta:creation-date>
    <dc:date>2025-03-09T16:26:00.608000000</dc:date>
    <meta:editing-cycles>5</meta:editing-cycles>
    <meta:editing-duration>PT1H15M15S</meta:editing-duration>
    <meta:document-statistic meta:table-count="1" meta:cell-count="448" meta:object-count="0"/>
  </office:meta>
</office:document-meta>
</file>